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3.863cm" style:rel-column-width="14880*"/>
    </style:style>
    <style:style style:name="Tableau7.B" style:family="table-column">
      <style:table-column-properties style:column-width="13.15cm" style:rel-column-width="5065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92cm" fo:margin-left="0cm" fo:margin-right="-0.092cm" table:align="margins"/>
    </style:style>
    <style:style style:name="Tableau8.A" style:family="table-column">
      <style:table-column-properties style:column-width="10.423cm" style:rel-column-width="39963*"/>
    </style:style>
    <style:style style:name="Tableau8.B" style:family="table-column">
      <style:table-column-properties style:column-width="6.669cm" style:rel-column-width="25572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6.376cm"/>
    </style:style>
    <style:style style:name="Tableau6.B" style:family="table-column">
      <style:table-column-properties style:column-width="10.636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fo:keep-together="auto"/>
    </style:style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1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507" officeooo:paragraph-rsid="000c1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b69" officeooo:paragraph-rsid="00109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roid Sans Mono" fo:font-size="10.5pt" fo:font-style="normal" fo:text-shadow="none" style:text-underline-style="none" fo:font-weight="normal" officeooo:rsid="000e9fdb" officeooo:paragraph-rsid="000e9fd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3" style:family="paragraph" style:parent-style-name="Table_20_Contents">
      <style:text-properties fo:color="#000000" loext:opacity="100%" style:font-name="Droid Sans Mono" fo:font-size="10.5pt" fo:font-weight="normal" officeooo:paragraph-rsid="000c1507" fo:background-color="transparent"/>
    </style:style>
    <style:style style:name="P14" style:family="paragraph" style:parent-style-name="Table_20_Contents">
      <style:text-properties fo:color="#000000" loext:opacity="100%" fo:background-color="transparent"/>
    </style:style>
    <style:style style:name="P15" style:family="paragraph" style:parent-style-name="Table_20_Contents">
      <style:text-properties fo:color="#000000" loext:opacity="100%" officeooo:paragraph-rsid="000c1507" fo:background-color="transparent"/>
    </style:style>
    <style:style style:name="P16" style:family="paragraph" style:parent-style-name="Table_20_Contents">
      <style:text-properties fo:color="#000000" loext:opacity="100%" officeooo:rsid="000c1507" officeooo:paragraph-rsid="000c1507" fo:background-color="transparent"/>
    </style:style>
    <style:style style:name="P17" style:family="paragraph" style:parent-style-name="Table_20_Contents">
      <style:text-properties fo:color="#000000" loext:opacity="100%" fo:font-style="italic" fo:font-weight="bold" fo:background-color="transparent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Table_20_Contents">
      <style:text-properties fo:font-style="italic" style:font-style-asian="italic" style:font-style-complex="italic"/>
    </style:style>
    <style:style style:name="P20" style:family="paragraph" style:parent-style-name="Table_20_Contents">
      <style:text-properties officeooo:rsid="000c1507" officeooo:paragraph-rsid="000c1507"/>
    </style:style>
    <style:style style:name="P21" style:family="paragraph" style:parent-style-name="Standard">
      <style:text-properties officeooo:paragraph-rsid="0012cfb1"/>
    </style:style>
    <style:style style:name="P22" style:family="paragraph" style:parent-style-name="Standard">
      <style:text-properties officeooo:rsid="0012cfb1" officeooo:paragraph-rsid="0012cfb1"/>
    </style:style>
    <style:style style:name="P23" style:family="paragraph" style:parent-style-name="Heading_20_3">
      <style:paragraph-properties fo:text-align="center" style:justify-single-word="false"/>
      <style:text-properties style:font-name="Liberation Sans" fo:font-size="18pt" fo:font-weight="bold" style:font-name-asian="Microsoft YaHei" style:font-size-asian="18pt" style:font-weight-asian="bold" style:font-name-complex="Mangal1" style:font-size-complex="18pt" style:font-weight-complex="bold"/>
    </style:style>
    <style:style style:name="P24" style:family="paragraph" style:parent-style-name="Standard">
      <style:text-properties officeooo:rsid="0012cfb1" officeooo:paragraph-rsid="0012cfb1"/>
    </style:style>
    <style:style style:name="P25" style:family="paragraph" style:parent-style-name="Standard">
      <style:text-properties fo:color="#cccccc" loext:opacity="100%" style:font-name="Droid Sans Mono" fo:font-size="10.5pt" fo:font-weight="normal" officeooo:rsid="0012cfb1" officeooo:paragraph-rsid="0012cfb1" fo:background-color="transparent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transparent"/>
    </style:style>
    <style:style style:name="P2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transparent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transparent"/>
    </style:style>
    <style:style style:name="P29" style:family="paragraph" style:parent-style-name="Standard">
      <style:text-properties fo:color="#6a9955" loext:opacity="100%" style:font-name="Droid Sans Mono" fo:font-size="10.5pt" fo:font-weight="normal" officeooo:rsid="0012cfb1" officeooo:paragraph-rsid="0012cfb1" fo:background-color="transparent"/>
    </style:style>
    <style:style style:name="P30" style:family="paragraph" style:parent-style-name="Standard">
      <style:text-properties officeooo:rsid="0012cfb1" officeooo:paragraph-rsid="0012cfb1" fo:background-color="transparent"/>
    </style:style>
    <style:style style:name="P31" style:family="paragraph" style:parent-style-name="Standard">
      <style:paragraph-properties style:line-height-at-least="0.503cm"/>
      <style:text-properties fo:background-color="transparent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  <style:text-properties fo:color="#c586c0" loext:opacity="100%" style:font-name="Droid Sans Mono" fo:font-size="10.5pt" fo:font-weight="normal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font-name="Liberation Sans" fo:font-weight="bold" style:font-name-asian="Microsoft YaHei" style:font-weight-asian="bold" style:font-name-complex="Mangal1" style:font-weight-complex="bold"/>
    </style:style>
    <style:style style:name="T4" style:family="text">
      <style:text-properties officeooo:rsid="000c1507"/>
    </style:style>
    <style:style style:name="T5" style:family="text">
      <style:text-properties style:font-name="Droid Sans Mono" fo:font-size="10.5pt" fo:font-weight="normal"/>
    </style:style>
    <style:style style:name="T6" style:family="text">
      <style:text-properties style:font-name="Droid Sans Mono" fo:font-size="10.5pt" fo:font-weight="normal" officeooo:rsid="000c1507"/>
    </style:style>
    <style:style style:name="T7" style:family="text">
      <style:text-properties officeooo:rsid="000cffdb"/>
    </style:style>
    <style:style style:name="T8" style:family="text">
      <style:text-properties style:font-name="Liberation Serif" fo:font-size="12pt"/>
    </style:style>
    <style:style style:name="T9" style:family="text">
      <style:text-properties officeooo:rsid="001286e4"/>
    </style:style>
    <style:style style:name="T10" style:family="text">
      <style:text-properties officeooo:rsid="000fff59"/>
    </style:style>
    <style:style style:name="T11" style:family="text">
      <style:text-properties officeooo:rsid="0011e187"/>
    </style:style>
    <style:style style:name="T12" style:family="text">
      <style:text-properties fo:color="#569cd6" loext:opacity="100%"/>
    </style:style>
    <style:style style:name="T13" style:family="text">
      <style:text-properties fo:color="#d4d4d4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c586c0" loext:opacity="100%"/>
    </style:style>
    <style:style style:name="T17" style:family="text">
      <style:text-properties fo:color="#dcdcaa" loext:opacity="100%"/>
    </style:style>
    <style:style style:name="T18" style:family="text">
      <style:text-properties fo:color="#6a9955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ce9178" loext:opacity="100%"/>
    </style:style>
    <style:style style:name="T21" style:family="text">
      <style:text-properties fo:color="#d7ba7d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3">Projet UL2IN002 – 2026fev Thème : “la Mer”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Numéro de groupe : <text:span text:style-name="T4">5</text:span>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"><text:span text:style-name="T1">Nom :</text:span> <text:span text:style-name="T4">Kankizil</text:span></text:p>
          </table:table-cell>
          <table:table-cell table:style-name="Tableau4.B1" office:value-type="string">
            <text:p text:style-name="P6"><text:span text:style-name="T1">Nom :</text:span> <text:span text:style-name="T4">De Araujo</text:span></text:p>
          </table:table-cell>
        </table:table-row>
        <table:table-row>
          <table:table-cell table:style-name="Tableau4.A2" office:value-type="string">
            <text:p text:style-name="P6"><text:span text:style-name="T1">Prénom :</text:span> <text:span text:style-name="T4">Mikail</text:span></text:p>
          </table:table-cell>
          <table:table-cell table:style-name="Tableau4.B2" office:value-type="string">
            <text:p text:style-name="P6"><text:span text:style-name="T1">Prénom :</text:span> <text:span text:style-name="T4">Maxime</text:span></text:p>
          </table:table-cell>
        </table:table-row>
        <table:table-row>
          <table:table-cell table:style-name="Tableau4.A2" office:value-type="string">
            <text:p text:style-name="P6"><text:span text:style-name="T1">N° étudiant :</text:span> <text:span text:style-name="T9">21129353</text:span></text:p>
          </table:table-cell>
          <table:table-cell table:style-name="Tableau4.B2" office:value-type="string">
            <text:p text:style-name="P6"><text:span text:style-name="T1">N° étudiant :</text:span> <text:span text:style-name="T4">21231531</text:span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"/>
          </table:table-cell>
          <table:table-cell table:style-name="Tableau7.B1" office:value-type="string">
            <text:p text:style-name="P17">Thème de la simulation</text:p>
          </table:table-cell>
        </table:table-row>
        <table:table-row>
          <table:table-cell table:style-name="Tableau7.A2" office:value-type="string">
            <text:p text:style-name="P2">Thème et objectif(s) de votre simultation :</text:p>
            <text:p text:style-name="P2">(5 lignes maximum)</text:p>
          </table:table-cell>
          <table:table-cell table:style-name="Tableau7.B2" office:value-type="string">
            <text:p text:style-name="P15"><text:span text:style-name="T5">Ce projet implémente une simulation d'écosystème marin où des agents interagissent avec des ressources marines sur une grille. La simulation évolue par étapes, </text:span><text:span text:style-name="T6">suivant</text:span><text:span text:style-name="T5"> des règles d'énergie, de reproduction et d'interactions.</text:span></text:p>
            <text:p text:style-name="P12"/>
            <text:p text:style-name="P15"/>
          </table:table-cell>
        </table:table-row>
        <table:table-row>
          <table:table-cell table:style-name="Tableau7.A2" office:value-type="string">
            <text:p text:style-name="P19">Les agents :</text:p>
          </table:table-cell>
          <table:table-cell table:style-name="Tableau7.B2" office:value-type="string">
            <text:p text:style-name="P13">requins et bateaux</text:p>
          </table:table-cell>
        </table:table-row>
        <table:table-row>
          <table:table-cell table:style-name="Tableau7.A2" office:value-type="string">
            <text:p text:style-name="P19">Les ressources :</text:p>
          </table:table-cell>
          <table:table-cell table:style-name="Tableau7.B2" office:value-type="string">
            <text:p text:style-name="P13">poissons, sacs de plastique, humains naufragés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4">Quel est le nombre de classes/interfaces de votre projet ?</text:p>
            <text:p text:style-name="P14">(ne pas compter Ressource, Terrain et TestTerrain)</text:p>
          </table:table-cell>
          <table:table-cell table:style-name="Tableau8.B1" office:value-type="string">
            <text:p text:style-name="P16"><text:span text:style-name="T10">1</text:span><text:span text:style-name="T11">1</text:span> classes et 1 interface</text:p>
          </table:table-cell>
        </table:table-row>
        <table:table-row>
          <table:table-cell table:style-name="Tableau8.A2" office:value-type="string">
            <text:p text:style-name="P14">Avez-vous une hiérarchie d'héritage à 3 niveaux ?</text:p>
          </table:table-cell>
          <table:table-cell table:style-name="Tableau8.B2" office:value-type="string">
            <text:p text:style-name="P16">Oui</text:p>
          </table:table-cell>
        </table:table-row>
        <table:table-row>
          <table:table-cell table:style-name="Tableau8.A2" office:value-type="string">
            <text:p text:style-name="P14">Avez-vous généré la javadoc ?</text:p>
          </table:table-cell>
          <table:table-cell table:style-name="Tableau8.B2" office:value-type="string">
            <text:p text:style-name="P11">La documentation Javadoc est disponible dans le dossier `doc/`. Ouvrez `doc/index.html` dans un navigateur pour consulter les détails des classes et méthodes.</text:p>
            <text:p text:style-name="P14"/>
          </table:table-cell>
        </table:table-row>
        <table:table-row>
          <table:table-cell table:style-name="Tableau8.A2" office:value-type="string">
            <text:p text:style-name="Table_20_Contents">Avez-vous généré des logs ?</text:p>
          </table:table-cell>
          <table:table-cell table:style-name="Tableau8.B2" office:value-type="string">
            <text:p text:style-name="P20">Oui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Checklist des points vus en cours à mettre en application :</text:p>
          </table:table-cell>
          <table:table-cell table:style-name="Tableau6.B1" office:value-type="string">
            <text:p text:style-name="P4">Nom de classe correspondant (une seule classe demandée, mais vous pouvez en mettre plus)</text:p>
          </table:table-cell>
        </table:table-row>
        <table:table-row>
          <table:table-cell table:style-name="Tableau6.A2" office:value-type="string">
            <text:p text:style-name="P5">Classe contenant une ArrayList</text:p>
            <text:p text:style-name="P18"><text:span text:style-name="T2"/></text:p>
          </table:table-cell>
          <table:table-cell table:style-name="Tableau6.B2" office:value-type="string">
            <text:p text:style-name="P8">Simulation.java</text:p>
          </table:table-cell>
        </table:table-row>
        <table:table-row>
          <table:table-cell table:style-name="Tableau6.A2" office:value-type="string">
            <text:p text:style-name="P7">Interface<text:span text:style-name="T4">s</text:span></text:p>
            <text:p text:style-name="P5"/>
          </table:table-cell>
          <table:table-cell table:style-name="Tableau6.B2" office:value-type="string">
            <text:p text:style-name="P8">Entite.java</text:p>
          </table:table-cell>
        </table:table-row>
        <table:table-row>
          <table:table-cell table:style-name="Tableau6.A2" office:value-type="string">
            <text:p text:style-name="P5">Classe<text:span text:style-name="T4">s</text:span> et méthode<text:span text:style-name="T4">s</text:span> abstraite<text:span text:style-name="T4">s</text:span></text:p>
          </table:table-cell>
          <table:table-cell table:style-name="Tableau6.B2" office:value-type="string">
            <text:p text:style-name="P8">Agent.java</text:p>
            <text:p text:style-name="P8">RessourceMarine.java</text:p>
          </table:table-cell>
        </table:table-row>
        <table:table-row>
          <table:table-cell table:style-name="Tableau6.A2" office:value-type="string">
            <text:p text:style-name="P5">Classe avec un constructeur par copie ou métho<text:span text:style-name="T7">d</text:span>e clone()</text:p>
          </table:table-cell>
          <table:table-cell table:style-name="Tableau6.B2" office:value-type="string">
            <text:p text:style-name="P10">InitialiserAgents() dans <text:span text:style-name="T8">Requin.java</text:span></text:p>
          </table:table-cell>
        </table:table-row>
        <table:table-row>
          <table:table-cell table:style-name="Tableau6.A2" office:value-type="string">
            <text:p text:style-name="P5">Classe contenant que des attributs et méthodes statiques</text:p>
          </table:table-cell>
          <table:table-cell table:style-name="Tableau6.B2" office:value-type="string">
            <text:p text:style-name="P9">Utils.java</text:p>
          </table:table-cell>
        </table:table-row>
        <table:table-row table:style-name="Tableau6.7">
          <table:table-cell table:style-name="Tableau6.A2" office:value-type="string">
            <text:p text:style-name="P5">Classe héritant de Exception</text:p>
            <text:p text:style-name="P18"><text:span text:style-name="T2"/></text:p>
          </table:table-cell>
          <table:table-cell table:style-name="Tableau6.B2" office:value-type="string">
            <text:p text:style-name="P9">Simulation.java</text:p>
          </table:table-cell>
        </table:table-row>
        <table:table-row>
          <table:table-cell table:style-name="Tableau6.A2" office:value-type="string">
            <text:p text:style-name="P5">Gestion des exceptions </text:p>
            <text:p text:style-name="P18"><text:soft-page-break/><text:span text:style-name="T2"/></text:p>
          </table:table-cell>
          <table:table-cell table:style-name="Tableau6.B2" office:value-type="string">
            <text:p text:style-name="P9">Simulation.java</text:p>
          </table:table-cell>
        </table:table-row>
        <table:table-row>
          <table:table-cell table:style-name="Tableau6.A2" office:value-type="string">
            <text:p text:style-name="P18">Singleton ou une de ses variantes</text:p>
            <text:p text:style-name="P18"/>
          </table:table-cell>
          <table:table-cell table:style-name="Tableau6.B2" office:value-type="string">
            <text:p text:style-name="P9">SimulationManager.java</text:p>
          </table:table-cell>
        </table:table-row>
      </table:table>
      <text:p text:style-name="Standard"><text:span text:style-name="T3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Schéma UML des classes vision fournisseur (dessin “à la main” scanné ou photo acceptés)</text:p>
          </table:table-cell>
        </table:table-row>
      </table:table>
      <text:p text:style-name="Standard"/>
      <text:p text:style-name="Standard"><text:s text:c="43"/>┌───────────────┐</text:p>
      <text:p text:style-name="P21"><text:s text:c="43"/>│ <text:s text:c="3"/>Entite <text:s text:c="4"/>│ <text:s text:c="2"/>(abstraite) <text:s/>│</text:p>
      <text:p text:style-name="Standard"><text:s text:c="43"/>└──────┬────────┘</text:p>
      <text:p text:style-name="Standard"><text:s text:c="63"/>│</text:p>
      <text:p text:style-name="Standard"><text:s text:c="17"/>┌─────────────── ┴────────────────────┐</text:p>
      <text:p text:style-name="P21"><text:s text:c="17"/>│ <text:s text:c="102"/>│ <text:s text:c="5"/>┌───────────────┐ <text:s text:c="40"/><text:tab/> <text:s text:c="3"/>┌───────────────┐ </text:p>
      <text:p text:style-name="P21"><text:s text:c="7"/>│ RessourceMarine│ <text:s text:c="68"/>│ <text:s text:c="4"/>Agent <text:s text:c="4"/>│</text:p>
      <text:p text:style-name="P21">└──────┬────────┘ <text:s text:c="43"/><text:tab/> <text:s text:c="3"/>└──────┬────────┘</text:p>
      <text:p text:style-name="P21"><text:s/>┌─────┼────────────┐ <text:s text:c="40"/>┌──────┼──────────┐</text:p>
      <text:p text:style-name="Standard">Poisson <text:s text:c="5"/>SacPlastique <text:s text:c="8"/>HumainNaufrage <text:s text:c="20"/>Requin <text:s text:c="33"/>Bateau</text:p>
      <text:p text:style-name="Standard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Copier-coller de 2 ou 3 logs (affichages de simulations)</text:p>
          </table:table-cell>
        </table:table-row>
      </table:table>
      <text:p text:style-name="Standard"/>
      <text:p text:style-name="Standard">javac *.java</text:p>
      <text:p text:style-name="Standard">java Simulation</text:p>
      <text:p text:style-name="Standard">=== Stratégie des bateaux ===</text:p>
      <text:p text:style-name="Standard">1. PROTECTEUR - Les bateaux sauvent en priorité les naufragés</text:p>
      <text:p text:style-name="Standard">2. PECHEUR - Les bateaux pêchent en priorité les poissons</text:p>
      <text:p text:style-name="Standard">3. CHASSEUR - Les bateaux chassent en priorité les requins</text:p>
      <text:p text:style-name="Standard">Choisissez (1, 2 ou 3, ou tapez 'protecteur', 'pecheur' ou 'chasseur') : 2</text:p>
      <text:p text:style-name="Standard">=&gt; Mode PÈCHEUR : Les bateaux en quête de poissons !</text:p>
      <text:p text:style-name="Standard"/>
      <text:p text:style-name="Standard">Les 29 ressources ont les bonnes coordonnées sur le terrain</text:p>
      <text:p text:style-name="Standard">=== Lancement via SimulationManager ===</text:p>
      <text:p text:style-name="Standard"/>
      <text:p text:style-name="Standard">--- Étape 0 ---</text:p>
      <text:p text:style-name="Standard">+------+------+------+------+------+------+------+------+------+------+</text:p>
      <text:p text:style-name="Standard">|Po <text:s text:c="3"/>| <text:s text:c="5"/>|HN <text:s text:c="3"/>| <text:s text:c="5"/>| <text:s text:c="5"/>|HN <text:s text:c="3"/>| <text:s text:c="5"/>|HN <text:s text:c="3"/>| <text:s text:c="5"/>| <text:s text:c="5"/>|</text:p>
      <text:p text:style-name="Standard">+------+------+------+------+------+------+------+------+------+------+</text:p>
      <text:p text:style-name="Standard">| <text:s text:c="5"/>| <text:s text:c="5"/>| <text:s text:c="5"/>|Po <text:s text:c="3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Bat <text:s text:c="2"/>|Po <text:s text:c="3"/>|Po <text:s text:c="3"/>| <text:s text:c="5"/>| <text:s text:c="5"/>| <text:s text:c="5"/>|SP <text:s text:c="3"/>| <text:s text:c="5"/>|Po <text:s text:c="3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 <text:s text:c="5"/>| <text:s text:c="5"/>|Po <text:s text:c="3"/>| <text:s text:c="5"/>|</text:p>
      <text:p text:style-name="Standard">+------+------+------+------+------+------+------+------+------+------+</text:p>
      <text:p text:style-name="Standard">|HN <text:s text:c="3"/>|SP <text:s text:c="3"/>| <text:s text:c="5"/>| <text:s text:c="5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Po <text:s text:c="3"/>|HN <text:s text:c="3"/>| <text:s text:c="5"/>|Po <text:s text:c="3"/>|Rq <text:s text:c="3"/>|</text:p>
      <text:p text:style-name="Standard">+------+------+------+------+------+------+------+------+------+------+</text:p>
      <text:p text:style-name="Standard">|Rq <text:s text:c="3"/>|HN <text:s text:c="3"/>|Po <text:s text:c="3"/>| <text:s text:c="5"/>| <text:s text:c="5"/>| <text:s text:c="5"/>| <text:s text:c="5"/>| <text:s text:c="5"/>|Po <text:s text:c="3"/>| <text:s text:c="5"/>|</text:p>
      <text:p text:style-name="Standard">+------+------+------+------+------+------+------+------+------+------+</text:p>
      <text:p text:style-name="Standard">| <text:s text:c="5"/>|Po <text:s text:c="3"/>| <text:s text:c="5"/>| <text:s text:c="5"/>| <text:s text:c="5"/>| <text:s text:c="5"/>| <text:s text:c="5"/>|SP <text:s text:c="3"/>| <text:s text:c="5"/>| <text:s text:c="5"/>|</text:p>
      <text:p text:style-name="Standard">+------+------+------+------+------+------+------+------+------+------+</text:p>
      <text:p text:style-name="Standard">|Po <text:s text:c="3"/>| <text:s text:c="5"/>|Po <text:s text:c="3"/>|Po <text:s text:c="3"/>| <text:s text:c="5"/>| <text:s text:c="5"/>|Po <text:s text:c="3"/>|Po <text:s text:c="3"/>| <text:s text:c="5"/>| <text:s text:c="5"/>|</text:p>
      <text:p text:style-name="Standard">+------+------+------+------+------+------+------+------+------+------+</text:p>
      <text:p text:style-name="Standard">| <text:s text:c="5"/>|Po <text:s text:c="3"/>| <text:s text:c="5"/>| <text:s text:c="5"/>| <text:s text:c="5"/>|Po <text:s text:c="3"/>|Po <text:s text:c="3"/>| <text:s text:c="5"/>| <text:s text:c="5"/>|Po <text:s text:c="3"/>|</text:p>
      <text:p text:style-name="Standard">+------+------+------+------+------+------+------+------+------+------+</text:p>
      <text:p text:style-name="Standard"><text:soft-page-break/>Agents en vie :</text:p>
      <text:p text:style-name="Standard">- Requin(7,1) énergie=16</text:p>
      <text:p text:style-name="Standard">- Requin(6,10) énergie=16</text:p>
      <text:p text:style-name="Standard">- Bateau(3,1) énergie=50</text:p>
      <text:p text:style-name="Standard">Humains sauvés : 0 | Humains mangés : 0 | Poissons pêchés : 0 | Poissons perdus : 0</text:p>
      <text:p text:style-name="Standard"/>
      <text:p text:style-name="Standard">--- Étape 25 ---</text:p>
      <text:p text:style-name="Standard">+------+------+------+------+------+------+------+------+------+------+</text:p>
      <text:p text:style-name="Standard">|Po <text:s text:c="3"/>|Po <text:s text:c="3"/>| <text:s text:c="5"/>| <text:s text:c="5"/>| <text:s text:c="5"/>| <text:s text:c="5"/>| <text:s text:c="5"/>| <text:s text:c="5"/>|Po <text:s text:c="3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SP <text:s text:c="3"/>| <text:s text:c="5"/>| <text:s text:c="5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HN <text:s text:c="3"/>|SP <text:s text:c="3"/>| <text:s text:c="5"/>| <text:s text:c="5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 <text:s text:c="5"/>| <text:s text:c="5"/>| <text:s text:c="5"/>|Po <text:s text:c="3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 <text:s text:c="5"/>|SP <text:s text:c="3"/>| <text:s text:c="5"/>| <text:s text:c="5"/>|</text:p>
      <text:p text:style-name="Standard">+------+------+------+------+------+------+------+------+------+------+</text:p>
      <text:p text:style-name="Standard">| <text:s text:c="5"/>|Rq <text:s text:c="3"/>| <text:s text:c="5"/>| <text:s text:c="5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 <text:s text:c="5"/>|Po <text:s text:c="3"/>| <text:s text:c="5"/>|Bat <text:s text:c="2"/>| <text:s text:c="5"/>|Rq <text:s text:c="3"/>| <text:s text:c="5"/>| <text:s text:c="5"/>| <text:s text:c="5"/>| <text:s text:c="5"/>|</text:p>
      <text:p text:style-name="Standard">+------+------+------+------+------+------+------+------+------+------+</text:p>
      <text:p text:style-name="Standard">Agents en vie :</text:p>
      <text:p text:style-name="Standard">- Requin(9,2) énergie=6</text:p>
      <text:p text:style-name="Standard">- Requin(10,6) énergie=10</text:p>
      <text:p text:style-name="Standard">- Bateau(10,4) énergie=44</text:p>
      <text:p text:style-name="Standard">Humains sauvés : 1 | Humains mangés : 4 | Poissons pêchés : 83 | Poissons perdus : 0</text:p>
      <text:p text:style-name="Standard"/>
      <text:p text:style-name="Standard">--- Bilan final ---</text:p>
      <text:p text:style-name="Standard">Agents restants : 3</text:p>
      <text:p text:style-name="Standard">Humains sauvés : 1</text:p>
      <text:p text:style-name="Standard">Humains mangés : 4</text:p>
      <text:p text:style-name="Standard">Poissons pêchés : 83</text:p>
      <text:p text:style-name="Standard">Poissons perdus : 0</text:p>
      <text:p text:style-name="Standard">Ressources restantes : 9</text:p>
      <text:p text:style-name="Standard">Bilan mitigé : un équilibre fragile entre sauvetage, prédation, pêche et pertes.</text:p>
      <text:p text:style-name="Standard">Temps d'exécution : 52090 ms</text:p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Copier-coller vos classes et interfaces à partir d'ici :</text:p>
          </table:table-cell>
        </table:table-row>
      </table:table>
      <text:p text:style-name="Standard"/>
      <text:p text:style-name="P22">Classes :</text:p>
      <text:p text:style-name="P22">Agent.java</text:p>
      <text:p text:style-name="P22">Bateau.java</text:p>
      <text:p text:style-name="P22">HumainNaufragé.java</text:p>
      <text:p text:style-name="P22">Poisson.java</text:p>
      <text:p text:style-name="P22">Requin.java</text:p>
      <text:p text:style-name="P22"><text:soft-page-break/>RessourceMarine.java</text:p>
      <text:p text:style-name="P22">Ressource.java</text:p>
      <text:p text:style-name="P22">SacPlastique.java</text:p>
      <text:p text:style-name="P22">Simulation.java</text:p>
      <text:p text:style-name="P22">SimulationException.java</text:p>
      <text:p text:style-name="P22">SimulationManager.java</text:p>
      <text:p text:style-name="P22">Terrain.java</text:p>
      <text:p text:style-name="P22">TestTerrain.java</text:p>
      <text:p text:style-name="P22">Utils.java</text:p>
      <text:p text:style-name="P22"/>
      <text:p text:style-name="P22">Interface :</text:p>
      <text:p text:style-name="P22">Entité.java</text:p>
      <text:p text:style-name="P22"/>
      <text:p text:style-name="P22"/>
      <text:p text:style-name="P30"/>
      <text:p text:style-name="P30"/>
      <text:p text:style-name="P25"><text:span text:style-name="T12">import</text:span> <text:span text:style-name="T13">java.util.List</text:span>;</text:p>
      <text:p text:style-name="P26"><text:span text:style-name="T12">import</text:span> <text:span text:style-name="T13">java.util.Random</text:span>;</text:p>
      <text:p text:style-name="P31"/>
      <text:p text:style-name="P28">/**</text:p>
      <text:p text:style-name="P28">* Classe abstraite représentant un agent mobile dans la simulation.</text:p>
      <text:p text:style-name="P28">* Les agents ont de l'énergie, une position sur la grille et peuvent se déplacer.</text:p>
      <text:p text:style-name="P28">*/</text:p>
      <text:p text:style-name="P26"><text:span text:style-name="T12">public</text:span> <text:span text:style-name="T12">abstract</text:span> <text:span text:style-name="T12">class</text:span> <text:span text:style-name="T14">Agent</text:span> <text:span text:style-name="T12">implements</text:span> <text:span text:style-name="T14">Entite</text:span> {</text:p>
      <text:p text:style-name="P26"><text:span text:style-name="T12">protected</text:span> <text:span text:style-name="T12">static</text:span> <text:span text:style-name="T12">final</text:span> <text:span text:style-name="T14">Random</text:span> <text:span text:style-name="T15">RNG</text:span> <text:span text:style-name="T13">=</text:span> <text:span text:style-name="T16">new</text:span> <text:span text:style-name="T17">Random</text:span>();</text:p>
      <text:p text:style-name="P26"><text:span text:style-name="T12">protected</text:span> <text:span text:style-name="T12">final</text:span> <text:span text:style-name="T14">String</text:span> <text:span text:style-name="T15">type</text:span>;</text:p>
      <text:p text:style-name="P26"><text:span text:style-name="T12">protected</text:span> <text:span text:style-name="T14">int</text:span> <text:span text:style-name="T15">energie</text:span>;</text:p>
      <text:p text:style-name="P26"><text:span text:style-name="T12">protected</text:span> <text:span text:style-name="T14">int</text:span> <text:span text:style-name="T15">ligne</text:span>;</text:p>
      <text:p text:style-name="P26"><text:span text:style-name="T12">protected</text:span> <text:span text:style-name="T14">int</text:span> <text:span text:style-name="T15">colonne</text:span>;</text:p>
      <text:p text:style-name="P26"><text:span text:style-name="T12">protected</text:span> <text:span text:style-name="T12">final</text:span> <text:span text:style-name="T14">int</text:span> <text:span text:style-name="T15">nbLignes</text:span>;</text:p>
      <text:p text:style-name="P26"><text:span text:style-name="T12">protected</text:span> <text:span text:style-name="T12">final</text:span> <text:span text:style-name="T14">int</text:span> <text:span text:style-name="T15">nbColonnes</text:span>;</text:p>
      <text:p text:style-name="P31"/>
      <text:p text:style-name="P28">/**</text:p>
      <text:p text:style-name="P28">* Constructeur pour créer un agent.</text:p>
      <text:p text:style-name="P26"><text:span text:style-name="T18">* </text:span><text:span text:style-name="T12">@param</text:span><text:span text:style-name="T18"> </text:span><text:span text:style-name="T15">type</text:span><text:span text:style-name="T18"> Le type de l'agent (ex: "Requin", "Bateau").</text:span></text:p>
      <text:p text:style-name="P26"><text:span text:style-name="T18">* </text:span><text:span text:style-name="T12">@param</text:span><text:span text:style-name="T18"> </text:span><text:span text:style-name="T15">energie</text:span><text:span text:style-name="T18"> L'énergie initiale de l'agent.</text:span></text:p>
      <text:p text:style-name="P26"><text:span text:style-name="T18">* </text:span><text:span text:style-name="T12">@param</text:span><text:span text:style-name="T18"> </text:span><text:span text:style-name="T15">ligne</text:span><text:span text:style-name="T18"> La ligne initiale sur la grille.</text:span></text:p>
      <text:p text:style-name="P26"><text:span text:style-name="T18">* </text:span><text:span text:style-name="T12">@param</text:span><text:span text:style-name="T18"> </text:span><text:span text:style-name="T15">colonne</text:span><text:span text:style-name="T18"> La colonne initiale sur la grille.</text:span></text:p>
      <text:p text:style-name="P26"><text:span text:style-name="T18">* </text:span><text:span text:style-name="T12">@param</text:span><text:span text:style-name="T18"> </text:span><text:span text:style-name="T15">nbLignes</text:span><text:span text:style-name="T18"> Le nombre total de lignes de la grille.</text:span></text:p>
      <text:p text:style-name="P26"><text:span text:style-name="T18">* </text:span><text:span text:style-name="T12">@param</text:span><text:span text:style-name="T18"> </text:span><text:span text:style-name="T15">nbColonnes</text:span><text:span text:style-name="T18"> Le nombre total de colonnes de la grille.</text:span></text:p>
      <text:p text:style-name="P28">*/</text:p>
      <text:p text:style-name="P26"><text:span text:style-name="T12">public</text:span> <text:span text:style-name="T17">Agent</text:span>(<text:span text:style-name="T14">String</text:span> <text:span text:style-name="T15">type</text:span>, <text:span text:style-name="T14">int</text:span> <text:span text:style-name="T15">energie</text:span>, <text:span text:style-name="T14">int</text:span> <text:span text:style-name="T15">ligne</text:span>, <text:span text:style-name="T14">int</text:span> <text:span text:style-name="T15">colonne</text:span>, <text:span text:style-name="T14">int</text:span> <text:span text:style-name="T15">nbLignes</text:span>, <text:span text:style-name="T14">int</text:span> <text:span text:style-name="T15">nbColonnes</text:span>) {</text:p>
      <text:p text:style-name="P26"><text:span text:style-name="T12">this</text:span>.<text:span text:style-name="T15">type</text:span> <text:span text:style-name="T13">=</text:span> type;</text:p>
      <text:p text:style-name="P26"><text:span text:style-name="T12">this</text:span>.<text:span text:style-name="T15">energie</text:span> <text:span text:style-name="T13">=</text:span> energie;</text:p>
      <text:p text:style-name="P26"><text:span text:style-name="T12">this</text:span>.<text:span text:style-name="T15">ligne</text:span> <text:span text:style-name="T13">=</text:span> <text:span text:style-name="T15">Math</text:span>.<text:span text:style-name="T17">max</text:span>(<text:span text:style-name="T19">1</text:span>, <text:span text:style-name="T15">Math</text:span>.<text:span text:style-name="T17">min</text:span>(nbLignes, ligne));</text:p>
      <text:p text:style-name="P26"><text:span text:style-name="T12">this</text:span>.<text:span text:style-name="T15">colonne</text:span> <text:span text:style-name="T13">=</text:span> <text:span text:style-name="T15">Math</text:span>.<text:span text:style-name="T17">max</text:span>(<text:span text:style-name="T19">1</text:span>, <text:span text:style-name="T15">Math</text:span>.<text:span text:style-name="T17">min</text:span>(nbColonnes, colonne));</text:p>
      <text:p text:style-name="P26"><text:span text:style-name="T12">this</text:span>.<text:span text:style-name="T15">nbLignes</text:span> <text:span text:style-name="T13">=</text:span> nbLignes;</text:p>
      <text:p text:style-name="P26"><text:span text:style-name="T12">this</text:span>.<text:span text:style-name="T15">nbColonnes</text:span> <text:span text:style-name="T13">=</text:span> nbColonnes;</text:p>
      <text:p text:style-name="P26">}</text:p>
      <text:p text:style-name="P31"/>
      <text:p text:style-name="P28">/**</text:p>
      <text:p text:style-name="P28"><text:soft-page-break/>* Retourne le type de l'agent.</text:p>
      <text:p text:style-name="P26"><text:span text:style-name="T18">* </text:span><text:span text:style-name="T12">@return</text:span><text:span text:style-name="T18"> Le type sous forme de chaîne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String</text:span> <text:span text:style-name="T17">getType</text:span>() {</text:p>
      <text:p text:style-name="P26"><text:span text:style-name="T16">return</text:span> type;</text:p>
      <text:p text:style-name="P26">}</text:p>
      <text:p text:style-name="P31"/>
      <text:p text:style-name="P28">/**</text:p>
      <text:p text:style-name="P28">* Retourne la ligne actuelle de l'agent.</text:p>
      <text:p text:style-name="P26"><text:span text:style-name="T18">* </text:span><text:span text:style-name="T12">@return</text:span><text:span text:style-name="T18"> La ligne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int</text:span> <text:span text:style-name="T17">getLigne</text:span>() {</text:p>
      <text:p text:style-name="P26"><text:span text:style-name="T16">return</text:span> ligne;</text:p>
      <text:p text:style-name="P26">}</text:p>
      <text:p text:style-name="P31"/>
      <text:p text:style-name="P28">/**</text:p>
      <text:p text:style-name="P28">* Retourne la colonne actuelle de l'agent.</text:p>
      <text:p text:style-name="P26"><text:span text:style-name="T18">* </text:span><text:span text:style-name="T12">@return</text:span><text:span text:style-name="T18"> La colonne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int</text:span> <text:span text:style-name="T17">getColonne</text:span>() {</text:p>
      <text:p text:style-name="P26"><text:span text:style-name="T16">return</text:span> colonne;</text:p>
      <text:p text:style-name="P26">}</text:p>
      <text:p text:style-name="P31"/>
      <text:p text:style-name="P28">/**</text:p>
      <text:p text:style-name="P28">* Définit la position de l'agent sur la grille, en s'assurant qu'elle reste dans les limites.</text:p>
      <text:p text:style-name="P26"><text:span text:style-name="T18">* </text:span><text:span text:style-name="T12">@param</text:span><text:span text:style-name="T18"> </text:span><text:span text:style-name="T15">ligne</text:span><text:span text:style-name="T18"> La nouvelle ligne.</text:span></text:p>
      <text:p text:style-name="P26"><text:span text:style-name="T18">* </text:span><text:span text:style-name="T12">@param</text:span><text:span text:style-name="T18"> </text:span><text:span text:style-name="T15">colonne</text:span><text:span text:style-name="T18"> La nouvelle colonne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void</text:span> <text:span text:style-name="T17">setPosition</text:span>(<text:span text:style-name="T14">int</text:span> <text:span text:style-name="T15">ligne</text:span>, <text:span text:style-name="T14">int</text:span> <text:span text:style-name="T15">colonne</text:span>) {</text:p>
      <text:p text:style-name="P26"><text:span text:style-name="T12">this</text:span>.<text:span text:style-name="T15">ligne</text:span> <text:span text:style-name="T13">=</text:span> <text:span text:style-name="T15">Math</text:span>.<text:span text:style-name="T17">max</text:span>(<text:span text:style-name="T19">1</text:span>, <text:span text:style-name="T15">Math</text:span>.<text:span text:style-name="T17">min</text:span>(nbLignes, ligne));</text:p>
      <text:p text:style-name="P26"><text:span text:style-name="T12">this</text:span>.<text:span text:style-name="T15">colonne</text:span> <text:span text:style-name="T13">=</text:span> <text:span text:style-name="T15">Math</text:span>.<text:span text:style-name="T17">max</text:span>(<text:span text:style-name="T19">1</text:span>, <text:span text:style-name="T15">Math</text:span>.<text:span text:style-name="T17">min</text:span>(nbColonnes, colonne));</text:p>
      <text:p text:style-name="P26">}</text:p>
      <text:p text:style-name="P31"/>
      <text:p text:style-name="P28">/**</text:p>
      <text:p text:style-name="P28">* Calcule la distance de Manhattan entre la position actuelle et une case donnée.</text:p>
      <text:p text:style-name="P26"><text:span text:style-name="T18">* </text:span><text:span text:style-name="T12">@param</text:span><text:span text:style-name="T18"> </text:span><text:span text:style-name="T15">lig</text:span><text:span text:style-name="T18"> La ligne cible.</text:span></text:p>
      <text:p text:style-name="P26"><text:span text:style-name="T18">* </text:span><text:span text:style-name="T12">@param</text:span><text:span text:style-name="T18"> </text:span><text:span text:style-name="T15">col</text:span><text:span text:style-name="T18"> La colonne cible.</text:span></text:p>
      <text:p text:style-name="P26"><text:span text:style-name="T18">* </text:span><text:span text:style-name="T12">@return</text:span><text:span text:style-name="T18"> La distance.</text:span></text:p>
      <text:p text:style-name="P28">*/</text:p>
      <text:p text:style-name="P26"><text:span text:style-name="T12">protected</text:span> <text:span text:style-name="T14">int</text:span> <text:span text:style-name="T17">distance</text:span>(<text:span text:style-name="T14">int</text:span> <text:span text:style-name="T15">lig</text:span>, <text:span text:style-name="T14">int</text:span> <text:span text:style-name="T15">col</text:span>) {</text:p>
      <text:p text:style-name="P26"><text:span text:style-name="T16">return</text:span> <text:span text:style-name="T15">Math</text:span>.<text:span text:style-name="T17">abs</text:span>(ligne <text:span text:style-name="T13">-</text:span> lig) <text:span text:style-name="T13">+</text:span> <text:span text:style-name="T15">Math</text:span>.<text:span text:style-name="T17">abs</text:span>(colonne <text:span text:style-name="T13">-</text:span> col);</text:p>
      <text:p text:style-name="P26">}</text:p>
      <text:p text:style-name="P31"/>
      <text:p text:style-name="P28">/**</text:p>
      <text:p text:style-name="P28">* Calcule la distance de Manhattan entre cet agent et une autre entité.</text:p>
      <text:p text:style-name="P26"><text:span text:style-name="T18">* </text:span><text:span text:style-name="T12">@param</text:span><text:span text:style-name="T18"> </text:span><text:span text:style-name="T15">other</text:span><text:span text:style-name="T18"> L'autre entité.</text:span></text:p>
      <text:p text:style-name="P26"><text:soft-page-break/><text:span text:style-name="T18">* </text:span><text:span text:style-name="T12">@return</text:span><text:span text:style-name="T18"> La distance.</text:span></text:p>
      <text:p text:style-name="P28">*/</text:p>
      <text:p text:style-name="P26"><text:span text:style-name="T12">protected</text:span> <text:span text:style-name="T14">int</text:span> <text:span text:style-name="T17">distance</text:span>(<text:span text:style-name="T14">Entite</text:span> <text:span text:style-name="T15">other</text:span>) {</text:p>
      <text:p text:style-name="P26"><text:span text:style-name="T16">return</text:span> <text:span text:style-name="T17">distance</text:span>(<text:span text:style-name="T15">other</text:span>.<text:span text:style-name="T17">getLigne</text:span>(), <text:span text:style-name="T15">other</text:span>.<text:span text:style-name="T17">getColonne</text:span>());</text:p>
      <text:p text:style-name="P26">}</text:p>
      <text:p text:style-name="P31"/>
      <text:p text:style-name="P28">/**</text:p>
      <text:p text:style-name="P28">* Déplace l'agent d'un pas vers la cible donnée.</text:p>
      <text:p text:style-name="P26"><text:span text:style-name="T18">* </text:span><text:span text:style-name="T12">@param</text:span><text:span text:style-name="T18"> </text:span><text:span text:style-name="T15">targetLigne</text:span><text:span text:style-name="T18"> La ligne cible.</text:span></text:p>
      <text:p text:style-name="P26"><text:span text:style-name="T18">* </text:span><text:span text:style-name="T12">@param</text:span><text:span text:style-name="T18"> </text:span><text:span text:style-name="T15">targetColonne</text:span><text:span text:style-name="T18"> La colonne cible.</text:span></text:p>
      <text:p text:style-name="P28">*/</text:p>
      <text:p text:style-name="P26"><text:span text:style-name="T12">protected</text:span> <text:span text:style-name="T14">void</text:span> <text:span text:style-name="T17">moveTowards</text:span>(<text:span text:style-name="T14">int</text:span> <text:span text:style-name="T15">targetLigne</text:span>, <text:span text:style-name="T14">int</text:span> <text:span text:style-name="T15">targetColonne</text:span>) {</text:p>
      <text:p text:style-name="P26"><text:span text:style-name="T14">int</text:span> <text:span text:style-name="T15">dL</text:span> <text:span text:style-name="T13">=</text:span> <text:span text:style-name="T15">Integer</text:span>.<text:span text:style-name="T17">compare</text:span>(targetLigne, ligne);</text:p>
      <text:p text:style-name="P26"><text:span text:style-name="T14">int</text:span> <text:span text:style-name="T15">dC</text:span> <text:span text:style-name="T13">=</text:span> <text:span text:style-name="T15">Integer</text:span>.<text:span text:style-name="T17">compare</text:span>(targetColonne, colonne);</text:p>
      <text:p text:style-name="P26"><text:span text:style-name="T17">setPosition</text:span>(ligne <text:span text:style-name="T13">+</text:span> dL, colonne <text:span text:style-name="T13">+</text:span> dC);</text:p>
      <text:p text:style-name="P26">}</text:p>
      <text:p text:style-name="P31"/>
      <text:p text:style-name="P28">/**</text:p>
      <text:p text:style-name="P28">* Déplace l'agent de manière aléatoire (dans une direction aléatoire ou reste sur place).</text:p>
      <text:p text:style-name="P28">*/</text:p>
      <text:p text:style-name="P26"><text:span text:style-name="T12">protected</text:span> <text:span text:style-name="T14">void</text:span> <text:span text:style-name="T17">moveRandomly</text:span>() {</text:p>
      <text:p text:style-name="P26"><text:span text:style-name="T14">int</text:span> <text:span text:style-name="T15">dL</text:span> <text:span text:style-name="T13">=</text:span> <text:span text:style-name="T15">RNG</text:span>.<text:span text:style-name="T17">nextInt</text:span>(<text:span text:style-name="T19">3</text:span>) <text:span text:style-name="T13">-</text:span> <text:span text:style-name="T19">1</text:span>;</text:p>
      <text:p text:style-name="P26"><text:span text:style-name="T14">int</text:span> <text:span text:style-name="T15">dC</text:span> <text:span text:style-name="T13">=</text:span> <text:span text:style-name="T15">RNG</text:span>.<text:span text:style-name="T17">nextInt</text:span>(<text:span text:style-name="T19">3</text:span>) <text:span text:style-name="T13">-</text:span> <text:span text:style-name="T19">1</text:span>;</text:p>
      <text:p text:style-name="P26"><text:span text:style-name="T17">setPosition</text:span>(ligne <text:span text:style-name="T13">+</text:span> dL, colonne <text:span text:style-name="T13">+</text:span> dC);</text:p>
      <text:p text:style-name="P26">}</text:p>
      <text:p text:style-name="P31"/>
      <text:p text:style-name="P28">/**</text:p>
      <text:p text:style-name="P28">* Vérifie si l'agent est encore en vie (énergie &gt; 0).</text:p>
      <text:p text:style-name="P26"><text:span text:style-name="T18">* </text:span><text:span text:style-name="T12">@return</text:span><text:span text:style-name="T18"> true si vivant, false sinon.</text:span></text:p>
      <text:p text:style-name="P28">*/</text:p>
      <text:p text:style-name="P26"><text:span text:style-name="T12">public</text:span> <text:span text:style-name="T14">boolean</text:span> <text:span text:style-name="T17">isAlive</text:span>() {</text:p>
      <text:p text:style-name="P26"><text:span text:style-name="T16">return</text:span> energie <text:span text:style-name="T13">&gt;</text:span> <text:span text:style-name="T19">0</text:span>;</text:p>
      <text:p text:style-name="P26">}</text:p>
      <text:p text:style-name="P31"/>
      <text:p text:style-name="P28">/**</text:p>
      <text:p text:style-name="P28">* Force l'agent à se séparer d'un autre en se déplaçant dans une direction aléatoire.</text:p>
      <text:p text:style-name="P28">* Utilisé après un combat pour éviter les bagarres continues.</text:p>
      <text:p text:style-name="P28">*/</text:p>
      <text:p text:style-name="P26"><text:span text:style-name="T12">public</text:span> <text:span text:style-name="T14">void</text:span> <text:span text:style-name="T17">separer</text:span>() {</text:p>
      <text:p text:style-name="P26"><text:span text:style-name="T17">moveRandomly</text:span>();</text:p>
      <text:p text:style-name="P26">}</text:p>
      <text:p text:style-name="P31"/>
      <text:p text:style-name="P28">/**</text:p>
      <text:p text:style-name="P28">* Méthode abstraite définissant l'action de l'agent à chaque tour.</text:p>
      <text:p text:style-name="P26"><text:span text:style-name="T18">* </text:span><text:span text:style-name="T12">@param</text:span><text:span text:style-name="T18"> </text:span><text:span text:style-name="T15">terrain</text:span><text:span text:style-name="T18"> Le terrain de la simulation.</text:span></text:p>
      <text:p text:style-name="P26"><text:span text:style-name="T18">* </text:span><text:span text:style-name="T12">@param</text:span><text:span text:style-name="T18"> </text:span><text:span text:style-name="T15">allAgents</text:span><text:span text:style-name="T18"> La liste de tous les agents.</text:span></text:p>
      <text:p text:style-name="P28">*/</text:p>
      <text:p text:style-name="P26"><text:span text:style-name="T12">public</text:span> <text:span text:style-name="T12">abstract</text:span> <text:span text:style-name="T14">void</text:span> <text:span text:style-name="T17">agir</text:span>(<text:span text:style-name="T14">Terrain</text:span> <text:span text:style-name="T15">terrain</text:span>, <text:span text:style-name="T14">List</text:span>&lt;<text:span text:style-name="T14">Agent</text:span>&gt; <text:span text:style-name="T15">allAgents</text:span>);</text:p>
      <text:p text:style-name="P31"/>
      <text:p text:style-name="P28">/**</text:p>
      <text:p text:style-name="P28"><text:soft-page-break/>* Retourne une description textuelle de l'agent.</text:p>
      <text:p text:style-name="P26"><text:span text:style-name="T18">* </text:span><text:span text:style-name="T12">@return</text:span><text:span text:style-name="T18"> La description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String</text:span> <text:span text:style-name="T17">description</text:span>() {</text:p>
      <text:p text:style-name="P26"><text:span text:style-name="T16">return</text:span> type <text:span text:style-name="T13">+</text:span> <text:span text:style-name="T20">"("</text:span> <text:span text:style-name="T13">+</text:span> ligne <text:span text:style-name="T13">+</text:span> <text:span text:style-name="T20">","</text:span> <text:span text:style-name="T13">+</text:span> colonne <text:span text:style-name="T13">+</text:span> <text:span text:style-name="T20">") énergie="</text:span> <text:span text:style-name="T13">+</text:span> energie;</text:p>
      <text:p text:style-name="P26">}</text:p>
      <text:p text:style-name="P31"/>
      <text:p text:style-name="P28">/**</text:p>
      <text:p text:style-name="P28">* Retourne la description de l'agent (même que description()).</text:p>
      <text:p text:style-name="P26"><text:span text:style-name="T18">* </text:span><text:span text:style-name="T12">@return</text:span><text:span text:style-name="T18"> La chaîne de description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String</text:span> <text:span text:style-name="T17">toString</text:span>() {</text:p>
      <text:p text:style-name="P26"><text:span text:style-name="T16">return</text:span> <text:span text:style-name="T17">description</text:span>();</text:p>
      <text:p text:style-name="P26">}</text:p>
      <text:p text:style-name="P26">}</text:p>
      <text:p text:style-name="P2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<text:span text:style-name="T12">import</text:span> <text:span text:style-name="T13">java.util.List</text:span>;</text:p>
      <text:p text:style-name="P31"/>
      <text:p text:style-name="P28">/**</text:p>
      <text:p text:style-name="P28">* Classe représentant un bateau, agent sauveteur dans la simulation.</text:p>
      <text:p text:style-name="P28">* Le bateau cherche les ressources (poissons, humains) et les requins proches pour se déplacer.</text:p>
      <text:p text:style-name="P28">*/</text:p>
      <text:p text:style-name="P26"><text:span text:style-name="T12">public</text:span> <text:span text:style-name="T12">class</text:span> <text:span text:style-name="T14">Bateau</text:span> <text:span text:style-name="T12">extends</text:span> <text:span text:style-name="T14">Agent</text:span> {</text:p>
      <text:p text:style-name="P28">/**</text:p>
      <text:p text:style-name="P28">* Énumération des stratégies possibles pour un bateau.</text:p>
      <text:p text:style-name="P28">*/</text:p>
      <text:p text:style-name="P26"><text:span text:style-name="T12">public</text:span> <text:span text:style-name="T12">enum</text:span> <text:span text:style-name="T14">Strategie</text:span> {</text:p>
      <text:p text:style-name="P28">/** Priorité aux naufragés. */</text:p>
      <text:p text:style-name="P26">PROTECTEUR,</text:p>
      <text:p text:style-name="P28">/** Priorité à la pêche. */</text:p>
      <text:p text:style-name="P26">PECHEUR,</text:p>
      <text:p text:style-name="P28">/** Priorité à la chasse aux requins. */</text:p>
      <text:p text:style-name="P26">CHASSEUR</text:p>
      <text:p text:style-name="P26">}</text:p>
      <text:p text:style-name="P31"/>
      <text:p text:style-name="P26"><text:span text:style-name="T12">private</text:span> <text:span text:style-name="T14">int</text:span> <text:span text:style-name="T15">humainsSauves</text:span> <text:span text:style-name="T13">=</text:span> <text:span text:style-name="T19">0</text:span>;</text:p>
      <text:p text:style-name="P26"><text:span text:style-name="T12">private</text:span> <text:span text:style-name="T14">int</text:span> <text:span text:style-name="T15">poissonsPris</text:span> <text:span text:style-name="T13">=</text:span> <text:span text:style-name="T19">0</text:span>;</text:p>
      <text:p text:style-name="P26"><text:span text:style-name="T12">private</text:span> <text:span text:style-name="T12">final</text:span> <text:span text:style-name="T14">Strategie</text:span> <text:span text:style-name="T15">strategie</text:span>;</text:p>
      <text:p text:style-name="P31"/>
      <text:p text:style-name="P28"><text:soft-page-break/>/**</text:p>
      <text:p text:style-name="P28">* Constructeur pour créer un bateau avec une stratégie.</text:p>
      <text:p text:style-name="P26"><text:span text:style-name="T18">* </text:span><text:span text:style-name="T12">@param</text:span><text:span text:style-name="T18"> </text:span><text:span text:style-name="T15">vie</text:span><text:span text:style-name="T18"> L'énergie initiale.</text:span></text:p>
      <text:p text:style-name="P26"><text:span text:style-name="T18">* </text:span><text:span text:style-name="T12">@param</text:span><text:span text:style-name="T18"> </text:span><text:span text:style-name="T15">ligne</text:span><text:span text:style-name="T18"> La ligne initiale.</text:span></text:p>
      <text:p text:style-name="P26"><text:span text:style-name="T18">* </text:span><text:span text:style-name="T12">@param</text:span><text:span text:style-name="T18"> </text:span><text:span text:style-name="T15">colonne</text:span><text:span text:style-name="T18"> La colonne initiale.</text:span></text:p>
      <text:p text:style-name="P26"><text:span text:style-name="T18">* </text:span><text:span text:style-name="T12">@param</text:span><text:span text:style-name="T18"> </text:span><text:span text:style-name="T15">nbLignes</text:span><text:span text:style-name="T18"> Nombre total de lignes.</text:span></text:p>
      <text:p text:style-name="P26"><text:span text:style-name="T18">* </text:span><text:span text:style-name="T12">@param</text:span><text:span text:style-name="T18"> </text:span><text:span text:style-name="T15">nbColonnes</text:span><text:span text:style-name="T18"> Nombre total de colonnes.</text:span></text:p>
      <text:p text:style-name="P26"><text:span text:style-name="T18">* </text:span><text:span text:style-name="T12">@param</text:span><text:span text:style-name="T18"> </text:span><text:span text:style-name="T15">strategie</text:span><text:span text:style-name="T18"> La stratégie du bateau (PROTECTEUR ou PECHEUR).</text:span></text:p>
      <text:p text:style-name="P28">*/</text:p>
      <text:p text:style-name="P26"><text:span text:style-name="T12">public</text:span> <text:span text:style-name="T17">Bateau</text:span>(<text:span text:style-name="T14">int</text:span> <text:span text:style-name="T15">vie</text:span>, <text:span text:style-name="T14">int</text:span> <text:span text:style-name="T15">ligne</text:span>, <text:span text:style-name="T14">int</text:span> <text:span text:style-name="T15">colonne</text:span>, <text:span text:style-name="T14">int</text:span> <text:span text:style-name="T15">nbLignes</text:span>, <text:span text:style-name="T14">int</text:span> <text:span text:style-name="T15">nbColonnes</text:span>, <text:span text:style-name="T14">Strategie</text:span> <text:span text:style-name="T15">strategie</text:span>) {</text:p>
      <text:p text:style-name="P26"><text:span text:style-name="T12">super</text:span>(<text:span text:style-name="T20">"Bateau"</text:span>, vie, ligne, colonne, nbLignes, nbColonnes);</text:p>
      <text:p text:style-name="P26"><text:span text:style-name="T12">this</text:span>.<text:span text:style-name="T15">strategie</text:span> <text:span text:style-name="T13">=</text:span> strategie;</text:p>
      <text:p text:style-name="P26">}</text:p>
      <text:p text:style-name="P31"/>
      <text:p text:style-name="P28">/**</text:p>
      <text:p text:style-name="P28">* Définit l'action du bateau à chaque tour selon sa stratégie.</text:p>
      <text:p text:style-name="P26"><text:span text:style-name="T18">* </text:span><text:span text:style-name="T12">@param</text:span><text:span text:style-name="T18"> </text:span><text:span text:style-name="T15">terrain</text:span><text:span text:style-name="T18"> Le terrain de la simulation.</text:span></text:p>
      <text:p text:style-name="P26"><text:span text:style-name="T18">* </text:span><text:span text:style-name="T12">@param</text:span><text:span text:style-name="T18"> </text:span><text:span text:style-name="T15">allAgents</text:span><text:span text:style-name="T18"> La liste de tous les agents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void</text:span> <text:span text:style-name="T17">agir</text:span>(<text:span text:style-name="T14">Terrain</text:span> <text:span text:style-name="T15">terrain</text:span>, <text:span text:style-name="T14">List</text:span>&lt;<text:span text:style-name="T14">Agent</text:span>&gt; <text:span text:style-name="T15">allAgents</text:span>) {</text:p>
      <text:p text:style-name="P26"><text:span text:style-name="T14">ResourceMarine</text:span> <text:span text:style-name="T15">humainProche</text:span> <text:span text:style-name="T13">=</text:span> <text:span text:style-name="T17">findNearestHumain</text:span>(terrain);</text:p>
      <text:p text:style-name="P26"><text:span text:style-name="T14">ResourceMarine</text:span> <text:span text:style-name="T15">poissonProche</text:span> <text:span text:style-name="T13">=</text:span> <text:span text:style-name="T17">findNearestPoisson</text:span>(terrain);</text:p>
      <text:p text:style-name="P26"><text:span text:style-name="T14">Agent</text:span> <text:span text:style-name="T15">cibleRequin</text:span> <text:span text:style-name="T13">=</text:span> <text:span text:style-name="T17">findNearestAgent</text:span>(allAgents, <text:span text:style-name="T15">Requin</text:span>.<text:span text:style-name="T15">class</text:span>);</text:p>
      <text:p text:style-name="P31"/>
      <text:p text:style-name="P26"><text:span text:style-name="T16">if</text:span> (strategie <text:span text:style-name="T13">==</text:span> <text:span text:style-name="T15">Strategie</text:span>.<text:span text:style-name="T15">PROTECTEUR</text:span>) {</text:p>
      <text:p text:style-name="P28">// Mode protecteur : priorité aux naufragés</text:p>
      <text:p text:style-name="P26"><text:span text:style-name="T16">if</text:span> (humainProche <text:span text:style-name="T13">!=</text:span> <text:span text:style-name="T12">null</text:span>) {</text:p>
      <text:p text:style-name="P26"><text:span text:style-name="T17">moveTowards</text:span>(<text:span text:style-name="T15">humainProche</text:span>.<text:span text:style-name="T17">getLigne</text:span>(), <text:span text:style-name="T15">humainProche</text:span>.<text:span text:style-name="T17">getColonne</text:span>());</text:p>
      <text:p text:style-name="P26">} <text:span text:style-name="T16">else</text:span> <text:span text:style-name="T16">if</text:span> (poissonProche <text:span text:style-name="T13">!=</text:span> <text:span text:style-name="T12">null</text:span>) {</text:p>
      <text:p text:style-name="P26"><text:span text:style-name="T17">moveTowards</text:span>(<text:span text:style-name="T15">poissonProche</text:span>.<text:span text:style-name="T17">getLigne</text:span>(), <text:span text:style-name="T15">poissonProche</text:span>.<text:span text:style-name="T17">getColonne</text:span>());</text:p>
      <text:p text:style-name="P26">} <text:span text:style-name="T16">else</text:span> {</text:p>
      <text:p text:style-name="P26"><text:span text:style-name="T17">moveRandomly</text:span>();</text:p>
      <text:p text:style-name="P26">}</text:p>
      <text:p text:style-name="P26">} <text:span text:style-name="T16">else</text:span> <text:span text:style-name="T16">if</text:span> (strategie <text:span text:style-name="T13">==</text:span> <text:span text:style-name="T15">Strategie</text:span>.<text:span text:style-name="T15">PECHEUR</text:span>) {</text:p>
      <text:p text:style-name="P28">// Mode pêcheur : priorité aux poissons</text:p>
      <text:p text:style-name="P26"><text:span text:style-name="T16">if</text:span> (poissonProche <text:span text:style-name="T13">!=</text:span> <text:span text:style-name="T12">null</text:span>) {</text:p>
      <text:p text:style-name="P26"><text:span text:style-name="T17">moveTowards</text:span>(<text:span text:style-name="T15">poissonProche</text:span>.<text:span text:style-name="T17">getLigne</text:span>(), <text:span text:style-name="T15">poissonProche</text:span>.<text:span text:style-name="T17">getColonne</text:span>());</text:p>
      <text:p text:style-name="P26">} <text:span text:style-name="T16">else</text:span> <text:span text:style-name="T16">if</text:span> (humainProche <text:span text:style-name="T13">!=</text:span> <text:span text:style-name="T12">null</text:span>) {</text:p>
      <text:p text:style-name="P26"><text:span text:style-name="T17">moveTowards</text:span>(<text:span text:style-name="T15">humainProche</text:span>.<text:span text:style-name="T17">getLigne</text:span>(), <text:span text:style-name="T15">humainProche</text:span>.<text:span text:style-name="T17">getColonne</text:span>());</text:p>
      <text:p text:style-name="P26">} <text:span text:style-name="T16">else</text:span> {</text:p>
      <text:p text:style-name="P26"><text:span text:style-name="T17">moveRandomly</text:span>();</text:p>
      <text:p text:style-name="P26">}</text:p>
      <text:p text:style-name="P26">} <text:span text:style-name="T16">else</text:span> <text:span text:style-name="T16">if</text:span> (strategie <text:span text:style-name="T13">==</text:span> <text:span text:style-name="T15">Strategie</text:span>.<text:span text:style-name="T15">CHASSEUR</text:span>) {</text:p>
      <text:p text:style-name="P28">// Mode chasseur : priorité aux requins</text:p>
      <text:p text:style-name="P26"><text:span text:style-name="T16">if</text:span> (cibleRequin <text:span text:style-name="T13">!=</text:span> <text:span text:style-name="T12">null</text:span> <text:span text:style-name="T13">&amp;&amp;</text:span> <text:span text:style-name="T17">distance</text:span>(cibleRequin) <text:span text:style-name="T13">&lt;=</text:span> <text:span text:style-name="T19">2</text:span>) {</text:p>
      <text:p text:style-name="P28">// Attaque le requin à portée (distance 2)</text:p>
      <text:p text:style-name="P26"><text:span text:style-name="T15">cibleRequin</text:span>.<text:span text:style-name="T15">energie</text:span> <text:span text:style-name="T13">=</text:span> <text:span text:style-name="T15">Math</text:span>.<text:span text:style-name="T17">max</text:span>(<text:span text:style-name="T19">0</text:span>, <text:span text:style-name="T15">cibleRequin</text:span>.<text:span text:style-name="T15">energie</text:span> <text:span text:style-name="T13">-</text:span> <text:span text:style-name="T19">5</text:span>);</text:p>
      <text:p text:style-name="P26">} <text:span text:style-name="T16">else</text:span> <text:span text:style-name="T16">if</text:span> (cibleRequin <text:span text:style-name="T13">!=</text:span> <text:span text:style-name="T12">null</text:span>) {</text:p>
      <text:p text:style-name="P26"><text:span text:style-name="T17">moveTowards</text:span>(<text:span text:style-name="T15">cibleRequin</text:span>.<text:span text:style-name="T17">getLigne</text:span>(), <text:span text:style-name="T15">cibleRequin</text:span>.<text:span text:style-name="T17">getColonne</text:span>());</text:p>
      <text:p text:style-name="P26"><text:soft-page-break/>} <text:span text:style-name="T16">else</text:span> <text:span text:style-name="T16">if</text:span> (humainProche <text:span text:style-name="T13">!=</text:span> <text:span text:style-name="T12">null</text:span>) {</text:p>
      <text:p text:style-name="P26"><text:span text:style-name="T17">moveTowards</text:span>(<text:span text:style-name="T15">humainProche</text:span>.<text:span text:style-name="T17">getLigne</text:span>(), <text:span text:style-name="T15">humainProche</text:span>.<text:span text:style-name="T17">getColonne</text:span>());</text:p>
      <text:p text:style-name="P26">} <text:span text:style-name="T16">else</text:span> <text:span text:style-name="T16">if</text:span> (poissonProche <text:span text:style-name="T13">!=</text:span> <text:span text:style-name="T12">null</text:span>) {</text:p>
      <text:p text:style-name="P26"><text:span text:style-name="T17">moveTowards</text:span>(<text:span text:style-name="T15">poissonProche</text:span>.<text:span text:style-name="T17">getLigne</text:span>(), <text:span text:style-name="T15">poissonProche</text:span>.<text:span text:style-name="T17">getColonne</text:span>());</text:p>
      <text:p text:style-name="P26">} <text:span text:style-name="T16">else</text:span> {</text:p>
      <text:p text:style-name="P26"><text:span text:style-name="T17">moveRandomly</text:span>();</text:p>
      <text:p text:style-name="P26">}</text:p>
      <text:p text:style-name="P26">}</text:p>
      <text:p text:style-name="P26">}</text:p>
      <text:p text:style-name="P31"/>
      <text:p text:style-name="P28">/**</text:p>
      <text:p text:style-name="P28">* Retourne la stratégie du bateau.</text:p>
      <text:p text:style-name="P26"><text:span text:style-name="T18">* </text:span><text:span text:style-name="T12">@return</text:span><text:span text:style-name="T18"> La stratégie (PROTECTEUR ou PECHEUR).</text:span></text:p>
      <text:p text:style-name="P28">*/</text:p>
      <text:p text:style-name="P26"><text:span text:style-name="T12">public</text:span> <text:span text:style-name="T14">Strategie</text:span> <text:span text:style-name="T17">getStrategie</text:span>() {</text:p>
      <text:p text:style-name="P26"><text:span text:style-name="T16">return</text:span> strategie;</text:p>
      <text:p text:style-name="P26">}</text:p>
      <text:p text:style-name="P31"/>
      <text:p text:style-name="P28">/**</text:p>
      <text:p text:style-name="P28">* Trouve le poisson le plus proche.</text:p>
      <text:p text:style-name="P26"><text:span text:style-name="T18">* </text:span><text:span text:style-name="T12">@param</text:span><text:span text:style-name="T18"> </text:span><text:span text:style-name="T15">terrain</text:span><text:span text:style-name="T18"> Le terrain contenant les ressources.</text:span></text:p>
      <text:p text:style-name="P26"><text:span text:style-name="T18">* </text:span><text:span text:style-name="T12">@return</text:span><text:span text:style-name="T18"> Le poisson le plus proche, ou null si aucun.</text:span></text:p>
      <text:p text:style-name="P28">*/</text:p>
      <text:p text:style-name="P26"><text:span text:style-name="T12">private</text:span> <text:span text:style-name="T14">ResourceMarine</text:span> <text:span text:style-name="T17">findNearestPoisson</text:span>(<text:span text:style-name="T14">Terrain</text:span> <text:span text:style-name="T15">terrain</text:span>) {</text:p>
      <text:p text:style-name="P26"><text:span text:style-name="T14">ResourceMarine</text:span> <text:span text:style-name="T15">meilleur</text:span> <text:span text:style-name="T13">=</text:span> <text:span text:style-name="T12">null</text:span>;</text:p>
      <text:p text:style-name="P26"><text:span text:style-name="T14">int</text:span> <text:span text:style-name="T15">distanceMin</text:span> <text:span text:style-name="T13">=</text:span> <text:span text:style-name="T15">Integer</text:span>.<text:span text:style-name="T15">MAX_VALUE</text:span>;</text:p>
      <text:p text:style-name="P26"><text:span text:style-name="T16">for</text:span> (<text:span text:style-name="T14">Ressource</text:span> <text:span text:style-name="T15">r</text:span> <text:span text:style-name="T16">:</text:span> <text:span text:style-name="T15">terrain</text:span>.<text:span text:style-name="T17">lesRessources</text:span>()) {</text:p>
      <text:p text:style-name="P26"><text:span text:style-name="T16">if</text:span> (r <text:span text:style-name="T12">instanceof</text:span> Poisson) {</text:p>
      <text:p text:style-name="P26"><text:span text:style-name="T14">ResourceMarine</text:span> <text:span text:style-name="T15">rm</text:span> <text:span text:style-name="T13">=</text:span> (ResourceMarine) r;</text:p>
      <text:p text:style-name="P26"><text:span text:style-name="T14">int</text:span> <text:span text:style-name="T15">dist</text:span> <text:span text:style-name="T13">=</text:span> <text:span text:style-name="T17">distance</text:span>(<text:span text:style-name="T15">rm</text:span>.<text:span text:style-name="T17">getLigne</text:span>(), <text:span text:style-name="T15">rm</text:span>.<text:span text:style-name="T17">getColonne</text:span>());</text:p>
      <text:p text:style-name="P26"><text:span text:style-name="T16">if</text:span> (dist <text:span text:style-name="T13">&lt;</text:span> distanceMin) {</text:p>
      <text:p text:style-name="P26">distanceMin <text:span text:style-name="T13">=</text:span> dist;</text:p>
      <text:p text:style-name="P26">meilleur <text:span text:style-name="T13">=</text:span> rm;</text:p>
      <text:p text:style-name="P26">}</text:p>
      <text:p text:style-name="P26">}</text:p>
      <text:p text:style-name="P26">}</text:p>
      <text:p text:style-name="P26"><text:span text:style-name="T16">return</text:span> meilleur;</text:p>
      <text:p text:style-name="P26">}</text:p>
      <text:p text:style-name="P31"/>
      <text:p text:style-name="P28">/**</text:p>
      <text:p text:style-name="P28">* Trouve le naufragé le plus proche.</text:p>
      <text:p text:style-name="P26"><text:span text:style-name="T18">* </text:span><text:span text:style-name="T12">@param</text:span><text:span text:style-name="T18"> </text:span><text:span text:style-name="T15">terrain</text:span><text:span text:style-name="T18"> Le terrain contenant les ressources.</text:span></text:p>
      <text:p text:style-name="P26"><text:span text:style-name="T18">* </text:span><text:span text:style-name="T12">@return</text:span><text:span text:style-name="T18"> Le naufragé le plus proche, ou null si aucun.</text:span></text:p>
      <text:p text:style-name="P28">*/</text:p>
      <text:p text:style-name="P26"><text:span text:style-name="T12">private</text:span> <text:span text:style-name="T14">ResourceMarine</text:span> <text:span text:style-name="T17">findNearestHumain</text:span>(<text:span text:style-name="T14">Terrain</text:span> <text:span text:style-name="T15">terrain</text:span>) {</text:p>
      <text:p text:style-name="P26"><text:span text:style-name="T14">ResourceMarine</text:span> <text:span text:style-name="T15">meilleur</text:span> <text:span text:style-name="T13">=</text:span> <text:span text:style-name="T12">null</text:span>;</text:p>
      <text:p text:style-name="P26"><text:span text:style-name="T14">int</text:span> <text:span text:style-name="T15">distanceMin</text:span> <text:span text:style-name="T13">=</text:span> <text:span text:style-name="T15">Integer</text:span>.<text:span text:style-name="T15">MAX_VALUE</text:span>;</text:p>
      <text:p text:style-name="P26"><text:span text:style-name="T16">for</text:span> (<text:span text:style-name="T14">Ressource</text:span> <text:span text:style-name="T15">r</text:span> <text:span text:style-name="T16">:</text:span> <text:span text:style-name="T15">terrain</text:span>.<text:span text:style-name="T17">lesRessources</text:span>()) {</text:p>
      <text:p text:style-name="P26"><text:span text:style-name="T16">if</text:span> (r <text:span text:style-name="T12">instanceof</text:span> HumainNaufrage) {</text:p>
      <text:p text:style-name="P26"><text:span text:style-name="T14">ResourceMarine</text:span> <text:span text:style-name="T15">rm</text:span> <text:span text:style-name="T13">=</text:span> (ResourceMarine) r;</text:p>
      <text:p text:style-name="P26"><text:soft-page-break/><text:span text:style-name="T14">int</text:span> <text:span text:style-name="T15">dist</text:span> <text:span text:style-name="T13">=</text:span> <text:span text:style-name="T17">distance</text:span>(<text:span text:style-name="T15">rm</text:span>.<text:span text:style-name="T17">getLigne</text:span>(), <text:span text:style-name="T15">rm</text:span>.<text:span text:style-name="T17">getColonne</text:span>());</text:p>
      <text:p text:style-name="P26"><text:span text:style-name="T16">if</text:span> (dist <text:span text:style-name="T13">&lt;</text:span> distanceMin) {</text:p>
      <text:p text:style-name="P26">distanceMin <text:span text:style-name="T13">=</text:span> dist;</text:p>
      <text:p text:style-name="P26">meilleur <text:span text:style-name="T13">=</text:span> rm;</text:p>
      <text:p text:style-name="P26">}</text:p>
      <text:p text:style-name="P26">}</text:p>
      <text:p text:style-name="P26">}</text:p>
      <text:p text:style-name="P26"><text:span text:style-name="T16">return</text:span> meilleur;</text:p>
      <text:p text:style-name="P26">}</text:p>
      <text:p text:style-name="P31"/>
      <text:p text:style-name="P28">/**</text:p>
      <text:p text:style-name="P28">* Incrémente le nombre d'humains sauvés par ce bateau.</text:p>
      <text:p text:style-name="P28">*/</text:p>
      <text:p text:style-name="P26"><text:span text:style-name="T12">public</text:span> <text:span text:style-name="T14">void</text:span> <text:span text:style-name="T17">humainSauve</text:span>() {</text:p>
      <text:p text:style-name="P26">humainsSauves<text:span text:style-name="T13">++</text:span>;</text:p>
      <text:p text:style-name="P26">}</text:p>
      <text:p text:style-name="P31"/>
      <text:p text:style-name="P28">/**</text:p>
      <text:p text:style-name="P28">* Ajoute le nombre de poissons pris par ce bateau.</text:p>
      <text:p text:style-name="P26"><text:span text:style-name="T18">* </text:span><text:span text:style-name="T12">@param</text:span><text:span text:style-name="T18"> </text:span><text:span text:style-name="T15">quantite</text:span><text:span text:style-name="T18"> La quantité de poissons pris.</text:span></text:p>
      <text:p text:style-name="P28">*/</text:p>
      <text:p text:style-name="P26"><text:span text:style-name="T12">public</text:span> <text:span text:style-name="T14">void</text:span> <text:span text:style-name="T17">poissonsPrises</text:span>(<text:span text:style-name="T14">int</text:span> <text:span text:style-name="T15">quantite</text:span>) {</text:p>
      <text:p text:style-name="P26">poissonsPris <text:span text:style-name="T13">+=</text:span> quantite;</text:p>
      <text:p text:style-name="P26">}</text:p>
      <text:p text:style-name="P31"/>
      <text:p text:style-name="P28">/**</text:p>
      <text:p text:style-name="P28">* Retourne le nombre de poissons pris par ce bateau.</text:p>
      <text:p text:style-name="P26"><text:span text:style-name="T18">* </text:span><text:span text:style-name="T12">@return</text:span><text:span text:style-name="T18"> Le nombre de poissons pris.</text:span></text:p>
      <text:p text:style-name="P28">*/</text:p>
      <text:p text:style-name="P26"><text:span text:style-name="T12">public</text:span> <text:span text:style-name="T14">int</text:span> <text:span text:style-name="T17">poissonsPris</text:span>() {</text:p>
      <text:p text:style-name="P26"><text:span text:style-name="T16">return</text:span> poissonsPris;</text:p>
      <text:p text:style-name="P26">}</text:p>
      <text:p text:style-name="P31"/>
      <text:p text:style-name="P28">/**</text:p>
      <text:p text:style-name="P28">* Retourne le nombre d'humains sauvés par ce bateau.</text:p>
      <text:p text:style-name="P26"><text:span text:style-name="T18">* </text:span><text:span text:style-name="T12">@return</text:span><text:span text:style-name="T18"> Le nombre d'humains sauvés.</text:span></text:p>
      <text:p text:style-name="P28">*/</text:p>
      <text:p text:style-name="P26"><text:span text:style-name="T12">public</text:span> <text:span text:style-name="T14">int</text:span> <text:span text:style-name="T17">getHumainsSauves</text:span>() {</text:p>
      <text:p text:style-name="P26"><text:span text:style-name="T16">return</text:span> humainsSauves;</text:p>
      <text:p text:style-name="P26">}</text:p>
      <text:p text:style-name="P31"/>
      <text:p text:style-name="P28">/**</text:p>
      <text:p text:style-name="P28">* Trouve la ressource marine (poisson ou humain) la plus proche.</text:p>
      <text:p text:style-name="P26"><text:span text:style-name="T18">* </text:span><text:span text:style-name="T12">@param</text:span><text:span text:style-name="T18"> </text:span><text:span text:style-name="T15">terrain</text:span><text:span text:style-name="T18"> Le terrain contenant les ressources.</text:span></text:p>
      <text:p text:style-name="P26"><text:span text:style-name="T18">* </text:span><text:span text:style-name="T12">@return</text:span><text:span text:style-name="T18"> La ressource la plus proche, ou null si aucune.</text:span></text:p>
      <text:p text:style-name="P28">*/</text:p>
      <text:p text:style-name="P26"><text:span text:style-name="T12">private</text:span> <text:span text:style-name="T14">ResourceMarine</text:span> <text:span text:style-name="T17">findNearestRessource</text:span>(<text:span text:style-name="T14">Terrain</text:span> <text:span text:style-name="T15">terrain</text:span>) {</text:p>
      <text:p text:style-name="P26"><text:span text:style-name="T14">ResourceMarine</text:span> <text:span text:style-name="T15">meilleur</text:span> <text:span text:style-name="T13">=</text:span> <text:span text:style-name="T12">null</text:span>;</text:p>
      <text:p text:style-name="P26"><text:span text:style-name="T14">int</text:span> <text:span text:style-name="T15">distanceMin</text:span> <text:span text:style-name="T13">=</text:span> <text:span text:style-name="T15">Integer</text:span>.<text:span text:style-name="T15">MAX_VALUE</text:span>;</text:p>
      <text:p text:style-name="P26"><text:span text:style-name="T16">for</text:span> (<text:span text:style-name="T14">Ressource</text:span> <text:span text:style-name="T15">r</text:span> <text:span text:style-name="T16">:</text:span> <text:span text:style-name="T15">terrain</text:span>.<text:span text:style-name="T17">lesRessources</text:span>()) {</text:p>
      <text:p text:style-name="P26"><text:soft-page-break/><text:span text:style-name="T16">if</text:span> (r <text:span text:style-name="T12">instanceof</text:span> Poisson <text:span text:style-name="T13">||</text:span> r <text:span text:style-name="T12">instanceof</text:span> HumainNaufrage) {</text:p>
      <text:p text:style-name="P26"><text:span text:style-name="T14">ResourceMarine</text:span> <text:span text:style-name="T15">rm</text:span> <text:span text:style-name="T13">=</text:span> (ResourceMarine) r;</text:p>
      <text:p text:style-name="P26"><text:span text:style-name="T14">int</text:span> <text:span text:style-name="T15">dist</text:span> <text:span text:style-name="T13">=</text:span> <text:span text:style-name="T17">distance</text:span>(<text:span text:style-name="T15">rm</text:span>.<text:span text:style-name="T17">getLigne</text:span>(), <text:span text:style-name="T15">rm</text:span>.<text:span text:style-name="T17">getColonne</text:span>());</text:p>
      <text:p text:style-name="P26"><text:span text:style-name="T16">if</text:span> (dist <text:span text:style-name="T13">&lt;</text:span> distanceMin) {</text:p>
      <text:p text:style-name="P26">distanceMin <text:span text:style-name="T13">=</text:span> dist;</text:p>
      <text:p text:style-name="P26">meilleur <text:span text:style-name="T13">=</text:span> rm;</text:p>
      <text:p text:style-name="P26">}</text:p>
      <text:p text:style-name="P26">}</text:p>
      <text:p text:style-name="P26">}</text:p>
      <text:p text:style-name="P26"><text:span text:style-name="T16">return</text:span> meilleur;</text:p>
      <text:p text:style-name="P26">}</text:p>
      <text:p text:style-name="P31"/>
      <text:p text:style-name="P28">/**</text:p>
      <text:p text:style-name="P28">* Trouve l'agent du type spécifié le plus proche.</text:p>
      <text:p text:style-name="P26"><text:span text:style-name="T18">* </text:span><text:span text:style-name="T12">@param</text:span><text:span text:style-name="T18"> </text:span><text:span text:style-name="T15">allAgents</text:span><text:span text:style-name="T18"> La liste de tous les agents.</text:span></text:p>
      <text:p text:style-name="P26"><text:span text:style-name="T18">* </text:span><text:span text:style-name="T12">@param</text:span><text:span text:style-name="T18"> </text:span><text:span text:style-name="T15">typeRecherche</text:span><text:span text:style-name="T18"> La classe du type d'agent à rechercher (ex: Requin.class).</text:span></text:p>
      <text:p text:style-name="P26"><text:span text:style-name="T18">* </text:span><text:span text:style-name="T12">@return</text:span><text:span text:style-name="T18"> L'agent le plus proche du type spécifié, ou null si aucun.</text:span></text:p>
      <text:p text:style-name="P28">*/</text:p>
      <text:p text:style-name="P26"><text:span text:style-name="T12">private</text:span> <text:span text:style-name="T14">Agent</text:span> <text:span text:style-name="T17">findNearestAgent</text:span>(<text:span text:style-name="T14">List</text:span>&lt;<text:span text:style-name="T14">Agent</text:span>&gt; <text:span text:style-name="T15">allAgents</text:span>, <text:span text:style-name="T14">Class</text:span>&lt;<text:span text:style-name="T12">?</text:span> <text:span text:style-name="T12">extends</text:span> <text:span text:style-name="T14">Agent</text:span>&gt; <text:span text:style-name="T15">typeRecherche</text:span>) {</text:p>
      <text:p text:style-name="P26"><text:span text:style-name="T14">Agent</text:span> <text:span text:style-name="T15">meilleur</text:span> <text:span text:style-name="T13">=</text:span> <text:span text:style-name="T12">null</text:span>;</text:p>
      <text:p text:style-name="P26"><text:span text:style-name="T14">int</text:span> <text:span text:style-name="T15">distanceMin</text:span> <text:span text:style-name="T13">=</text:span> <text:span text:style-name="T15">Integer</text:span>.<text:span text:style-name="T15">MAX_VALUE</text:span>;</text:p>
      <text:p text:style-name="P26"><text:span text:style-name="T16">for</text:span> (<text:span text:style-name="T14">Agent</text:span> <text:span text:style-name="T15">other</text:span> <text:span text:style-name="T16">:</text:span> allAgents) {</text:p>
      <text:p text:style-name="P26"><text:span text:style-name="T16">if</text:span> (other <text:span text:style-name="T13">==</text:span> <text:span text:style-name="T12">this</text:span> <text:span text:style-name="T13">||</text:span> <text:span text:style-name="T13">!</text:span><text:span text:style-name="T15">typeRecherche</text:span>.<text:span text:style-name="T17">isInstance</text:span>(other)) {</text:p>
      <text:p text:style-name="P26"><text:span text:style-name="T16">continue</text:span>;</text:p>
      <text:p text:style-name="P26">}</text:p>
      <text:p text:style-name="P26"><text:span text:style-name="T14">int</text:span> <text:span text:style-name="T15">dist</text:span> <text:span text:style-name="T13">=</text:span> <text:span text:style-name="T17">distance</text:span>(other);</text:p>
      <text:p text:style-name="P26"><text:span text:style-name="T16">if</text:span> (dist <text:span text:style-name="T13">&lt;</text:span> distanceMin) {</text:p>
      <text:p text:style-name="P26">distanceMin <text:span text:style-name="T13">=</text:span> dist;</text:p>
      <text:p text:style-name="P26">meilleur <text:span text:style-name="T13">=</text:span> other;</text:p>
      <text:p text:style-name="P26">}</text:p>
      <text:p text:style-name="P26">}</text:p>
      <text:p text:style-name="P26"><text:span text:style-name="T16">return</text:span> meilleur;</text:p>
      <text:p text:style-name="P26">}</text:p>
      <text:p text:style-name="P26">}</text:p>
      <text:p text:style-name="P2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/**</text:p>
      <text:p text:style-name="P28">* Interface pour les entités positionnables sur la grille de la simulation.</text:p>
      <text:p text:style-name="P28">* Définit les méthodes de base pour obtenir et définir la position, le type et une description.</text:p>
      <text:p text:style-name="P28">*/</text:p>
      <text:p text:style-name="P26"><text:span text:style-name="T12">public</text:span> <text:span text:style-name="T12">interface</text:span> <text:span text:style-name="T14">Entite</text:span> {</text:p>
      <text:p text:style-name="P28">/**</text:p>
      <text:p text:style-name="P28">* Retourne la ligne actuelle de l'entité.</text:p>
      <text:p text:style-name="P26"><text:span text:style-name="T18">* </text:span><text:span text:style-name="T12">@return</text:span><text:span text:style-name="T18"> La ligne.</text:span></text:p>
      <text:p text:style-name="P28"><text:soft-page-break/>*/</text:p>
      <text:p text:style-name="P26"><text:span text:style-name="T14">int</text:span> <text:span text:style-name="T17">getLigne</text:span>();</text:p>
      <text:p text:style-name="P31"/>
      <text:p text:style-name="P28">/**</text:p>
      <text:p text:style-name="P28">* Retourne la colonne actuelle de l'entité.</text:p>
      <text:p text:style-name="P26"><text:span text:style-name="T18">* </text:span><text:span text:style-name="T12">@return</text:span><text:span text:style-name="T18"> La colonne.</text:span></text:p>
      <text:p text:style-name="P28">*/</text:p>
      <text:p text:style-name="P26"><text:span text:style-name="T14">int</text:span> <text:span text:style-name="T17">getColonne</text:span>();</text:p>
      <text:p text:style-name="P31"/>
      <text:p text:style-name="P28">/**</text:p>
      <text:p text:style-name="P28">* Retourne le type de l'entité.</text:p>
      <text:p text:style-name="P26"><text:span text:style-name="T18">* </text:span><text:span text:style-name="T12">@return</text:span><text:span text:style-name="T18"> Le type sous forme de chaîne.</text:span></text:p>
      <text:p text:style-name="P28">*/</text:p>
      <text:p text:style-name="P26"><text:span text:style-name="T14">String</text:span> <text:span text:style-name="T17">getType</text:span>();</text:p>
      <text:p text:style-name="P31"/>
      <text:p text:style-name="P28">/**</text:p>
      <text:p text:style-name="P28">* Définit la position de l'entité.</text:p>
      <text:p text:style-name="P26"><text:span text:style-name="T18">* </text:span><text:span text:style-name="T12">@param</text:span><text:span text:style-name="T18"> </text:span><text:span text:style-name="T15">ligne</text:span><text:span text:style-name="T18"> La nouvelle ligne.</text:span></text:p>
      <text:p text:style-name="P26"><text:span text:style-name="T18">* </text:span><text:span text:style-name="T12">@param</text:span><text:span text:style-name="T18"> </text:span><text:span text:style-name="T15">colonne</text:span><text:span text:style-name="T18"> La nouvelle colonne.</text:span></text:p>
      <text:p text:style-name="P28">*/</text:p>
      <text:p text:style-name="P26"><text:span text:style-name="T14">void</text:span> <text:span text:style-name="T17">setPosition</text:span>(<text:span text:style-name="T14">int</text:span> <text:span text:style-name="T15">ligne</text:span>, <text:span text:style-name="T14">int</text:span> <text:span text:style-name="T15">colonne</text:span>);</text:p>
      <text:p text:style-name="P31"/>
      <text:p text:style-name="P28">/**</text:p>
      <text:p text:style-name="P28">* Retourne une description textuelle de l'entité.</text:p>
      <text:p text:style-name="P26"><text:span text:style-name="T18">* </text:span><text:span text:style-name="T12">@return</text:span><text:span text:style-name="T18"> La description.</text:span></text:p>
      <text:p text:style-name="P28">*/</text:p>
      <text:p text:style-name="P26"><text:span text:style-name="T14">String</text:span> <text:span text:style-name="T17">description</text:span>();</text:p>
      <text:p text:style-name="P26">}</text:p>
      <text:p text:style-name="P27"/>
      <text:p text:style-name="P30"/>
      <text:p text:style-name="P30"/>
      <text:p text:style-name="P30"/>
      <text:p text:style-name="P30"/>
      <text:p text:style-name="P29">/**</text:p>
      <text:p text:style-name="P28">* Classe représentant un humain naufragé, ressource marine à sauver.</text:p>
      <text:p text:style-name="P28">*/</text:p>
      <text:p text:style-name="P26"><text:span text:style-name="T12">public</text:span> <text:span text:style-name="T12">class</text:span> <text:span text:style-name="T14">HumainNaufrage</text:span> <text:span text:style-name="T12">extends</text:span> <text:span text:style-name="T14">ResourceMarine</text:span> {</text:p>
      <text:p text:style-name="P28">/**</text:p>
      <text:p text:style-name="P28">* Constructeur pour créer un humain naufragé avec quantité 1.</text:p>
      <text:p text:style-name="P28">*/</text:p>
      <text:p text:style-name="P26"><text:span text:style-name="T12">public</text:span> <text:span text:style-name="T17">HumainNaufrage</text:span>() {</text:p>
      <text:p text:style-name="P26"><text:span text:style-name="T12">super</text:span>(<text:span text:style-name="T20">"HumainNaufrage"</text:span>, <text:span text:style-name="T19">1</text:span>);</text:p>
      <text:p text:style-name="P26">}</text:p>
      <text:p text:style-name="P26">}</text:p>
      <text:p text:style-name="P27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29">/**</text:p>
      <text:p text:style-name="P28">* Classe représentant un poisson, ressource marine qui peut croître.</text:p>
      <text:p text:style-name="P28">*/</text:p>
      <text:p text:style-name="P26"><text:span text:style-name="T12">public</text:span> <text:span text:style-name="T12">class</text:span> <text:span text:style-name="T14">Poisson</text:span> <text:span text:style-name="T12">extends</text:span> <text:span text:style-name="T14">ResourceMarine</text:span> {</text:p>
      <text:p text:style-name="P28">/**</text:p>
      <text:p text:style-name="P28">* Constructeur pour créer un poisson.</text:p>
      <text:p text:style-name="P26"><text:span text:style-name="T18">* </text:span><text:span text:style-name="T12">@param</text:span><text:span text:style-name="T18"> </text:span><text:span text:style-name="T15">quantite</text:span><text:span text:style-name="T18"> La quantité initiale de poissons.</text:span></text:p>
      <text:p text:style-name="P28">*/</text:p>
      <text:p text:style-name="P26"><text:span text:style-name="T12">public</text:span> <text:span text:style-name="T17">Poisson</text:span>(<text:span text:style-name="T14">int</text:span> <text:span text:style-name="T15">quantite</text:span>) {</text:p>
      <text:p text:style-name="P26"><text:span text:style-name="T12">super</text:span>(<text:span text:style-name="T20">"Poisson"</text:span>, quantite);</text:p>
      <text:p text:style-name="P26">}</text:p>
      <text:p text:style-name="P31"/>
      <text:p text:style-name="P28">/**</text:p>
      <text:p text:style-name="P28">* Fait croître le poisson en augmentant sa quantité de 1.</text:p>
      <text:p text:style-name="P28">*/</text:p>
      <text:p text:style-name="P26"><text:span text:style-name="T12">public</text:span> <text:span text:style-name="T14">void</text:span> <text:span text:style-name="T17">croit</text:span>() {</text:p>
      <text:p text:style-name="P26"><text:span text:style-name="T17">setQuantite</text:span>(<text:span text:style-name="T17">getQuantite</text:span>() <text:span text:style-name="T13">+</text:span> <text:span text:style-name="T19">1</text:span>);</text:p>
      <text:p text:style-name="P26">}</text:p>
      <text:p text:style-name="P26">}</text:p>
      <text:p text:style-name="P2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<text:span text:style-name="T12">import</text:span> <text:span text:style-name="T13">java.util.List</text:span>;</text:p>
      <text:p text:style-name="P31"/>
      <text:p text:style-name="P28">/**</text:p>
      <text:p text:style-name="P28">* Classe représentant un requin, agent prédateur dans la simulation.</text:p>
      <text:p text:style-name="P28">* Le requin cherche les ressources (poissons, humains) et les bateaux proches pour se déplacer.</text:p>
      <text:p text:style-name="P28">*/</text:p>
      <text:p text:style-name="P26"><text:span text:style-name="T12">public</text:span> <text:span text:style-name="T12">class</text:span> <text:span text:style-name="T14">Requin</text:span> <text:span text:style-name="T12">extends</text:span> <text:span text:style-name="T14">Agent</text:span> <text:span text:style-name="T12">implements</text:span> <text:span text:style-name="T14">Cloneable</text:span>{</text:p>
      <text:p text:style-name="P28">/**</text:p>
      <text:p text:style-name="P28">* Constructeur pour créer un requin.</text:p>
      <text:p text:style-name="P26"><text:span text:style-name="T18">* </text:span><text:span text:style-name="T12">@param</text:span><text:span text:style-name="T18"> </text:span><text:span text:style-name="T15">vie</text:span><text:span text:style-name="T18"> L'énergie initiale du requin.</text:span></text:p>
      <text:p text:style-name="P26"><text:span text:style-name="T18">* </text:span><text:span text:style-name="T12">@param</text:span><text:span text:style-name="T18"> </text:span><text:span text:style-name="T15">ligne</text:span><text:span text:style-name="T18"> La ligne initiale.</text:span></text:p>
      <text:p text:style-name="P26"><text:span text:style-name="T18">* </text:span><text:span text:style-name="T12">@param</text:span><text:span text:style-name="T18"> </text:span><text:span text:style-name="T15">colonne</text:span><text:span text:style-name="T18"> La colonne initiale.</text:span></text:p>
      <text:p text:style-name="P26"><text:span text:style-name="T18">* </text:span><text:span text:style-name="T12">@param</text:span><text:span text:style-name="T18"> </text:span><text:span text:style-name="T15">nbLignes</text:span><text:span text:style-name="T18"> Nombre total de lignes.</text:span></text:p>
      <text:p text:style-name="P26"><text:span text:style-name="T18">* </text:span><text:span text:style-name="T12">@param</text:span><text:span text:style-name="T18"> </text:span><text:span text:style-name="T15">nbColonnes</text:span><text:span text:style-name="T18"> Nombre total de colonnes.</text:span></text:p>
      <text:p text:style-name="P28">*/</text:p>
      <text:p text:style-name="P26"><text:span text:style-name="T12">public</text:span> <text:span text:style-name="T17">Requin</text:span>(<text:span text:style-name="T14">int</text:span> <text:span text:style-name="T15">vie</text:span>, <text:span text:style-name="T14">int</text:span> <text:span text:style-name="T15">ligne</text:span>, <text:span text:style-name="T14">int</text:span> <text:span text:style-name="T15">colonne</text:span>, <text:span text:style-name="T14">int</text:span> <text:span text:style-name="T15">nbLignes</text:span>, <text:span text:style-name="T14">int</text:span> <text:span text:style-name="T15">nbColonnes</text:span>) {</text:p>
      <text:p text:style-name="P26"><text:span text:style-name="T12">super</text:span>(<text:span text:style-name="T20">"Requin"</text:span>, vie, ligne, colonne, nbLignes, nbColonnes);</text:p>
      <text:p text:style-name="P26">}</text:p>
      <text:p text:style-name="P31"/>
      <text:p text:style-name="P28">/**</text:p>
      <text:p text:style-name="P28">* Définit l'action du requin à chaque tour : se déplacer vers la ressource la plus proche.</text:p>
      <text:p text:style-name="P28">* Les requins ne poursuivent pas les bateaux, ils cherchent uniquement la nourriture.</text:p>
      <text:p text:style-name="P26"><text:span text:style-name="T18">* </text:span><text:span text:style-name="T12">@param</text:span><text:span text:style-name="T18"> </text:span><text:span text:style-name="T15">terrain</text:span><text:span text:style-name="T18"> Le terrain de la simulation.</text:span></text:p>
      <text:p text:style-name="P26"><text:soft-page-break/><text:span text:style-name="T18">* </text:span><text:span text:style-name="T12">@param</text:span><text:span text:style-name="T18"> </text:span><text:span text:style-name="T15">allAgents</text:span><text:span text:style-name="T18"> La liste de tous les agents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void</text:span> <text:span text:style-name="T17">agir</text:span>(<text:span text:style-name="T14">Terrain</text:span> <text:span text:style-name="T15">terrain</text:span>, <text:span text:style-name="T14">List</text:span>&lt;<text:span text:style-name="T14">Agent</text:span>&gt; <text:span text:style-name="T15">allAgents</text:span>) {</text:p>
      <text:p text:style-name="P26"><text:span text:style-name="T14">ResourceMarine</text:span> <text:span text:style-name="T15">cible</text:span> <text:span text:style-name="T13">=</text:span> <text:span text:style-name="T17">findNearestRessource</text:span>(terrain);</text:p>
      <text:p text:style-name="P26"><text:span text:style-name="T16">if</text:span> (cible <text:span text:style-name="T13">!=</text:span> <text:span text:style-name="T12">null</text:span>) {</text:p>
      <text:p text:style-name="P26"><text:span text:style-name="T17">moveTowards</text:span>(<text:span text:style-name="T15">cible</text:span>.<text:span text:style-name="T17">getLigne</text:span>(), <text:span text:style-name="T15">cible</text:span>.<text:span text:style-name="T17">getColonne</text:span>());</text:p>
      <text:p text:style-name="P26">} <text:span text:style-name="T16">else</text:span> {</text:p>
      <text:p text:style-name="P26"><text:span text:style-name="T17">moveRandomly</text:span>();</text:p>
      <text:p text:style-name="P26">}</text:p>
      <text:p text:style-name="P26">energie <text:span text:style-name="T13">=</text:span> <text:span text:style-name="T15">Math</text:span>.<text:span text:style-name="T17">max</text:span>(<text:span text:style-name="T19">0</text:span>, energie);</text:p>
      <text:p text:style-name="P26">}</text:p>
      <text:p text:style-name="P31"/>
      <text:p text:style-name="P28">/**</text:p>
      <text:p text:style-name="P28">* Trouve la ressource marine (poisson ou humain) la plus proche.</text:p>
      <text:p text:style-name="P26"><text:span text:style-name="T18">* </text:span><text:span text:style-name="T12">@param</text:span><text:span text:style-name="T18"> </text:span><text:span text:style-name="T15">terrain</text:span><text:span text:style-name="T18"> Le terrain contenant les ressources.</text:span></text:p>
      <text:p text:style-name="P26"><text:span text:style-name="T18">* </text:span><text:span text:style-name="T12">@return</text:span><text:span text:style-name="T18"> La ressource la plus proche, ou null si aucune.</text:span></text:p>
      <text:p text:style-name="P28">*/</text:p>
      <text:p text:style-name="P26"><text:span text:style-name="T12">private</text:span> <text:span text:style-name="T14">ResourceMarine</text:span> <text:span text:style-name="T17">findNearestRessource</text:span>(<text:span text:style-name="T14">Terrain</text:span> <text:span text:style-name="T15">terrain</text:span>) {</text:p>
      <text:p text:style-name="P26"><text:span text:style-name="T14">ResourceMarine</text:span> <text:span text:style-name="T15">meilleur</text:span> <text:span text:style-name="T13">=</text:span> <text:span text:style-name="T12">null</text:span>;</text:p>
      <text:p text:style-name="P26"><text:span text:style-name="T14">int</text:span> <text:span text:style-name="T15">distanceMin</text:span> <text:span text:style-name="T13">=</text:span> <text:span text:style-name="T15">Integer</text:span>.<text:span text:style-name="T15">MAX_VALUE</text:span>;</text:p>
      <text:p text:style-name="P26"><text:span text:style-name="T16">for</text:span> (<text:span text:style-name="T14">Ressource</text:span> <text:span text:style-name="T15">r</text:span> <text:span text:style-name="T16">:</text:span> <text:span text:style-name="T15">terrain</text:span>.<text:span text:style-name="T17">lesRessources</text:span>()) {</text:p>
      <text:p text:style-name="P26"><text:span text:style-name="T16">if</text:span> (r <text:span text:style-name="T12">instanceof</text:span> Poisson <text:span text:style-name="T13">||</text:span> r <text:span text:style-name="T12">instanceof</text:span> HumainNaufrage) {</text:p>
      <text:p text:style-name="P26"><text:span text:style-name="T14">ResourceMarine</text:span> <text:span text:style-name="T15">rm</text:span> <text:span text:style-name="T13">=</text:span> (ResourceMarine) r;</text:p>
      <text:p text:style-name="P26"><text:span text:style-name="T14">int</text:span> <text:span text:style-name="T15">dist</text:span> <text:span text:style-name="T13">=</text:span> <text:span text:style-name="T17">distance</text:span>(<text:span text:style-name="T15">rm</text:span>.<text:span text:style-name="T17">getLigne</text:span>(), <text:span text:style-name="T15">rm</text:span>.<text:span text:style-name="T17">getColonne</text:span>());</text:p>
      <text:p text:style-name="P26"><text:span text:style-name="T16">if</text:span> (dist <text:span text:style-name="T13">&lt;</text:span> distanceMin) {</text:p>
      <text:p text:style-name="P26">distanceMin <text:span text:style-name="T13">=</text:span> dist;</text:p>
      <text:p text:style-name="P26">meilleur <text:span text:style-name="T13">=</text:span> rm;</text:p>
      <text:p text:style-name="P26">}</text:p>
      <text:p text:style-name="P26">}</text:p>
      <text:p text:style-name="P26">}</text:p>
      <text:p text:style-name="P26"><text:span text:style-name="T16">return</text:span> meilleur;</text:p>
      <text:p text:style-name="P26">}</text:p>
      <text:p text:style-name="P31"/>
      <text:p text:style-name="P28">/**</text:p>
      <text:p text:style-name="P28">* Trouve l'agent du type spécifié le plus proche.</text:p>
      <text:p text:style-name="P26"><text:span text:style-name="T18">* </text:span><text:span text:style-name="T12">@param</text:span><text:span text:style-name="T18"> </text:span><text:span text:style-name="T15">allAgents</text:span><text:span text:style-name="T18"> La liste de tous les agents.</text:span></text:p>
      <text:p text:style-name="P26"><text:span text:style-name="T18">* </text:span><text:span text:style-name="T12">@param</text:span><text:span text:style-name="T18"> </text:span><text:span text:style-name="T15">typeRecherche</text:span><text:span text:style-name="T18"> La classe du type d'agent à rechercher (ex: Bateau.class).</text:span></text:p>
      <text:p text:style-name="P26"><text:span text:style-name="T18">* </text:span><text:span text:style-name="T12">@return</text:span><text:span text:style-name="T18"> L'agent le plus proche du type spécifié, ou null si aucun.</text:span></text:p>
      <text:p text:style-name="P28">*/</text:p>
      <text:p text:style-name="P26"><text:span text:style-name="T12">private</text:span> <text:span text:style-name="T14">Agent</text:span> <text:span text:style-name="T17">findNearestAgent</text:span>(<text:span text:style-name="T14">List</text:span>&lt;<text:span text:style-name="T14">Agent</text:span>&gt; <text:span text:style-name="T15">allAgents</text:span>, <text:span text:style-name="T14">Class</text:span>&lt;<text:span text:style-name="T12">?</text:span> <text:span text:style-name="T12">extends</text:span> <text:span text:style-name="T14">Agent</text:span>&gt; <text:span text:style-name="T15">typeRecherche</text:span>) {</text:p>
      <text:p text:style-name="P26"><text:span text:style-name="T14">Agent</text:span> <text:span text:style-name="T15">meilleur</text:span> <text:span text:style-name="T13">=</text:span> <text:span text:style-name="T12">null</text:span>;</text:p>
      <text:p text:style-name="P26"><text:span text:style-name="T14">int</text:span> <text:span text:style-name="T15">distanceMin</text:span> <text:span text:style-name="T13">=</text:span> <text:span text:style-name="T15">Integer</text:span>.<text:span text:style-name="T15">MAX_VALUE</text:span>;</text:p>
      <text:p text:style-name="P26"><text:span text:style-name="T16">for</text:span> (<text:span text:style-name="T14">Agent</text:span> <text:span text:style-name="T15">other</text:span> <text:span text:style-name="T16">:</text:span> allAgents) {</text:p>
      <text:p text:style-name="P26"><text:span text:style-name="T16">if</text:span> (other <text:span text:style-name="T13">==</text:span> <text:span text:style-name="T12">this</text:span> <text:span text:style-name="T13">||</text:span> <text:span text:style-name="T13">!</text:span><text:span text:style-name="T15">typeRecherche</text:span>.<text:span text:style-name="T17">isInstance</text:span>(other)) {</text:p>
      <text:p text:style-name="P26"><text:span text:style-name="T16">continue</text:span>;</text:p>
      <text:p text:style-name="P26">}</text:p>
      <text:p text:style-name="P26"><text:span text:style-name="T14">int</text:span> <text:span text:style-name="T15">dist</text:span> <text:span text:style-name="T13">=</text:span> <text:span text:style-name="T17">distance</text:span>(other);</text:p>
      <text:p text:style-name="P26"><text:span text:style-name="T16">if</text:span> (dist <text:span text:style-name="T13">&lt;</text:span> distanceMin) {</text:p>
      <text:p text:style-name="P26">distanceMin <text:span text:style-name="T13">=</text:span> dist;</text:p>
      <text:p text:style-name="P26"><text:soft-page-break/>meilleur <text:span text:style-name="T13">=</text:span> other;</text:p>
      <text:p text:style-name="P26">}</text:p>
      <text:p text:style-name="P26">}</text:p>
      <text:p text:style-name="P26"><text:span text:style-name="T16">return</text:span> meilleur;</text:p>
      <text:p text:style-name="P26">}</text:p>
      <text:p text:style-name="P31"/>
      <text:p text:style-name="P28">/**</text:p>
      <text:p text:style-name="P28">* Clone le requin avec une position différente pour éviter les doublons au même endroit.</text:p>
      <text:p text:style-name="P26"><text:span text:style-name="T18">* </text:span><text:span text:style-name="T12">@return</text:span><text:span text:style-name="T18"> Un clone du requin avec une nouvelle position aléatoire.</text:span></text:p>
      <text:p text:style-name="P26"><text:span text:style-name="T18">* </text:span><text:span text:style-name="T12">@throws</text:span><text:span text:style-name="T18"> </text:span><text:span text:style-name="T14">AssertionError</text:span><text:span text:style-name="T18"> si le clonage échoue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Requin</text:span> <text:span text:style-name="T17">clone</text:span>() {</text:p>
      <text:p text:style-name="P26"><text:span text:style-name="T16">try</text:span> {</text:p>
      <text:p text:style-name="P26"><text:span text:style-name="T14">Requin</text:span> <text:span text:style-name="T15">copie</text:span> <text:span text:style-name="T13">=</text:span> (Requin) <text:span text:style-name="T12">super</text:span>.<text:span text:style-name="T17">clone</text:span>();</text:p>
      <text:p text:style-name="P26"><text:span text:style-name="T14">int</text:span> <text:span text:style-name="T15">newLigne</text:span>;</text:p>
      <text:p text:style-name="P26"><text:span text:style-name="T14">int</text:span> <text:span text:style-name="T15">newColonne</text:span>;</text:p>
      <text:p text:style-name="P26"><text:span text:style-name="T16">do</text:span> {</text:p>
      <text:p text:style-name="P26">newLigne <text:span text:style-name="T13">=</text:span> <text:span text:style-name="T19">1</text:span> <text:span text:style-name="T13">+</text:span> <text:span text:style-name="T15">Utils</text:span>.<text:span text:style-name="T17">random</text:span>(nbLignes);</text:p>
      <text:p text:style-name="P26">newColonne <text:span text:style-name="T13">=</text:span> <text:span text:style-name="T19">1</text:span> <text:span text:style-name="T13">+</text:span> <text:span text:style-name="T15">Utils</text:span>.<text:span text:style-name="T17">random</text:span>(nbColonnes);</text:p>
      <text:p text:style-name="P26">} <text:span text:style-name="T16">while</text:span> (newLigne <text:span text:style-name="T13">==</text:span> ligne <text:span text:style-name="T13">&amp;&amp;</text:span> newColonne <text:span text:style-name="T13">==</text:span> colonne);</text:p>
      <text:p text:style-name="P26"><text:span text:style-name="T15">copie</text:span>.<text:span text:style-name="T17">setPosition</text:span>(newLigne, newColonne);</text:p>
      <text:p text:style-name="P26"><text:span text:style-name="T16">return</text:span> copie;</text:p>
      <text:p text:style-name="P26">} <text:span text:style-name="T16">catch</text:span> (<text:span text:style-name="T14">CloneNotSupportedException</text:span> <text:span text:style-name="T15">e</text:span>) {</text:p>
      <text:p text:style-name="P26"><text:span text:style-name="T16">throw</text:span> <text:span text:style-name="T16">new</text:span> <text:span text:style-name="T17">AssertionError</text:span>(<text:span text:style-name="T20">"Clonage impossible"</text:span>);</text:p>
      <text:p text:style-name="P26">}</text:p>
      <text:p text:style-name="P26">}</text:p>
      <text:p text:style-name="P31"/>
      <text:p text:style-name="P26">}</text:p>
      <text:p text:style-name="P2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/**</text:p>
      <text:p text:style-name="P28">* Classe abstraite pour les ressources marines, étendant Ressource et implémentant Entite.</text:p>
      <text:p text:style-name="P28">* Permet aux ressources d'avoir une position sur la grille.</text:p>
      <text:p text:style-name="P28">*/</text:p>
      <text:p text:style-name="P26"><text:span text:style-name="T12">public</text:span> <text:span text:style-name="T12">abstract</text:span> <text:span text:style-name="T12">class</text:span> <text:span text:style-name="T14">ResourceMarine</text:span> <text:span text:style-name="T12">extends</text:span> <text:span text:style-name="T14">Ressource</text:span> <text:span text:style-name="T12">implements</text:span> <text:span text:style-name="T14">Entite</text:span> {</text:p>
      <text:p text:style-name="P28">/**</text:p>
      <text:p text:style-name="P28">* Constructeur pour créer une ressource marine.</text:p>
      <text:p text:style-name="P26"><text:span text:style-name="T18">* </text:span><text:span text:style-name="T12">@param</text:span><text:span text:style-name="T18"> </text:span><text:span text:style-name="T15">type</text:span><text:span text:style-name="T18"> Le type de la ressource (ex: "Poisson").</text:span></text:p>
      <text:p text:style-name="P26"><text:span text:style-name="T18">* </text:span><text:span text:style-name="T12">@param</text:span><text:span text:style-name="T18"> </text:span><text:span text:style-name="T15">quantite</text:span><text:span text:style-name="T18"> La quantité initiale.</text:span></text:p>
      <text:p text:style-name="P28">*/</text:p>
      <text:p text:style-name="P26"><text:span text:style-name="T12">public</text:span> <text:span text:style-name="T17">ResourceMarine</text:span>(<text:span text:style-name="T14">String</text:span> <text:span text:style-name="T15">type</text:span>, <text:span text:style-name="T14">int</text:span> <text:span text:style-name="T15">quantite</text:span>) {</text:p>
      <text:p text:style-name="P26"><text:span text:style-name="T12">super</text:span>(type, quantite);</text:p>
      <text:p text:style-name="P26">}</text:p>
      <text:p text:style-name="P31"/>
      <text:p text:style-name="P28"><text:soft-page-break/>/**</text:p>
      <text:p text:style-name="P28">* Retourne la ligne de la ressource.</text:p>
      <text:p text:style-name="P26"><text:span text:style-name="T18">* </text:span><text:span text:style-name="T12">@return</text:span><text:span text:style-name="T18"> La ligne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int</text:span> <text:span text:style-name="T17">getLigne</text:span>() {</text:p>
      <text:p text:style-name="P26"><text:span text:style-name="T16">return</text:span> <text:span text:style-name="T12">super</text:span>.<text:span text:style-name="T17">getLigne</text:span>();</text:p>
      <text:p text:style-name="P26">}</text:p>
      <text:p text:style-name="P31"/>
      <text:p text:style-name="P28">/**</text:p>
      <text:p text:style-name="P28">* Retourne la colonne de la ressource.</text:p>
      <text:p text:style-name="P26"><text:span text:style-name="T18">* </text:span><text:span text:style-name="T12">@return</text:span><text:span text:style-name="T18"> La colonne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int</text:span> <text:span text:style-name="T17">getColonne</text:span>() {</text:p>
      <text:p text:style-name="P26"><text:span text:style-name="T16">return</text:span> <text:span text:style-name="T12">super</text:span>.<text:span text:style-name="T17">getColonne</text:span>();</text:p>
      <text:p text:style-name="P26">}</text:p>
      <text:p text:style-name="P31"/>
      <text:p text:style-name="P28">/**</text:p>
      <text:p text:style-name="P28">* Définit la position de la ressource.</text:p>
      <text:p text:style-name="P26"><text:span text:style-name="T18">* </text:span><text:span text:style-name="T12">@param</text:span><text:span text:style-name="T18"> </text:span><text:span text:style-name="T15">ligne</text:span><text:span text:style-name="T18"> La nouvelle ligne.</text:span></text:p>
      <text:p text:style-name="P26"><text:span text:style-name="T18">* </text:span><text:span text:style-name="T12">@param</text:span><text:span text:style-name="T18"> </text:span><text:span text:style-name="T15">colonne</text:span><text:span text:style-name="T18"> La nouvelle colonne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void</text:span> <text:span text:style-name="T17">setPosition</text:span>(<text:span text:style-name="T14">int</text:span> <text:span text:style-name="T15">ligne</text:span>, <text:span text:style-name="T14">int</text:span> <text:span text:style-name="T15">colonne</text:span>) {</text:p>
      <text:p text:style-name="P26"><text:span text:style-name="T12">super</text:span>.<text:span text:style-name="T17">setPosition</text:span>(ligne, colonne);</text:p>
      <text:p text:style-name="P26">}</text:p>
      <text:p text:style-name="P31"/>
      <text:p text:style-name="P28">/**</text:p>
      <text:p text:style-name="P28">* Retourne le type de la ressource.</text:p>
      <text:p text:style-name="P26"><text:span text:style-name="T18">* </text:span><text:span text:style-name="T12">@return</text:span><text:span text:style-name="T18"> Le type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String</text:span> <text:span text:style-name="T17">getType</text:span>() {</text:p>
      <text:p text:style-name="P26"><text:span text:style-name="T16">return</text:span> <text:span text:style-name="T12">super</text:span>.<text:span text:style-name="T15">type</text:span>;</text:p>
      <text:p text:style-name="P26">}</text:p>
      <text:p text:style-name="P31"/>
      <text:p text:style-name="P28">/**</text:p>
      <text:p text:style-name="P28">* Retourne une description de la ressource.</text:p>
      <text:p text:style-name="P26"><text:span text:style-name="T18">* </text:span><text:span text:style-name="T12">@return</text:span><text:span text:style-name="T18"> La description.</text:span></text:p>
      <text:p text:style-name="P28">*/</text:p>
      <text:p text:style-name="P26">@<text:span text:style-name="T14">Override</text:span></text:p>
      <text:p text:style-name="P26"><text:span text:style-name="T12">public</text:span> <text:span text:style-name="T14">String</text:span> <text:span text:style-name="T17">description</text:span>() {</text:p>
      <text:p text:style-name="P26"><text:span text:style-name="T16">return</text:span> <text:span text:style-name="T17">getType</text:span>() <text:span text:style-name="T13">+</text:span> <text:span text:style-name="T20">"("</text:span> <text:span text:style-name="T13">+</text:span> <text:span text:style-name="T17">getQuantite</text:span>() <text:span text:style-name="T13">+</text:span> <text:span text:style-name="T20">") @"</text:span> <text:span text:style-name="T13">+</text:span> <text:span text:style-name="T17">getLigne</text:span>() <text:span text:style-name="T13">+</text:span> <text:span text:style-name="T20">","</text:span> <text:span text:style-name="T13">+</text:span> <text:span text:style-name="T17">getColonne</text:span>();</text:p>
      <text:p text:style-name="P26">}</text:p>
      <text:p text:style-name="P31"/>
      <text:p text:style-name="P28">/**</text:p>
      <text:p text:style-name="P28">* Retourne la description de la ressource.</text:p>
      <text:p text:style-name="P26"><text:span text:style-name="T18">* </text:span><text:span text:style-name="T12">@return</text:span><text:span text:style-name="T18"> La chaîne de description.</text:span></text:p>
      <text:p text:style-name="P28">*/</text:p>
      <text:p text:style-name="P26"><text:soft-page-break/>@<text:span text:style-name="T14">Override</text:span></text:p>
      <text:p text:style-name="P26"><text:span text:style-name="T12">public</text:span> <text:span text:style-name="T14">String</text:span> <text:span text:style-name="T17">toString</text:span>() {</text:p>
      <text:p text:style-name="P26"><text:span text:style-name="T16">return</text:span> <text:span text:style-name="T17">description</text:span>();</text:p>
      <text:p text:style-name="P26">}</text:p>
      <text:p text:style-name="P26">}</text:p>
      <text:p text:style-name="P2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/**</text:p>
      <text:p text:style-name="P28">* Classe représentant un sac de plastique, ressource marine nuisible.</text:p>
      <text:p text:style-name="P28">*/</text:p>
      <text:p text:style-name="P26"><text:span text:style-name="T12">public</text:span> <text:span text:style-name="T12">class</text:span> <text:span text:style-name="T14">SacPlastique</text:span> <text:span text:style-name="T12">extends</text:span> <text:span text:style-name="T14">ResourceMarine</text:span> {</text:p>
      <text:p text:style-name="P28">/**</text:p>
      <text:p text:style-name="P28">* Constructeur pour créer un sac de plastique avec quantité 1.</text:p>
      <text:p text:style-name="P28">*/</text:p>
      <text:p text:style-name="P26"><text:span text:style-name="T12">public</text:span> <text:span text:style-name="T17">SacPlastique</text:span>() {</text:p>
      <text:p text:style-name="P26"><text:span text:style-name="T12">super</text:span>(<text:span text:style-name="T20">"SacPlastique"</text:span>, <text:span text:style-name="T19">1</text:span>);</text:p>
      <text:p text:style-name="P26">}</text:p>
      <text:p text:style-name="P26">}</text:p>
      <text:p text:style-name="P2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<text:span text:style-name="T12">import</text:span> <text:span text:style-name="T13">java.util.ArrayList</text:span>;</text:p>
      <text:p text:style-name="P26"><text:span text:style-name="T12">import</text:span> <text:span text:style-name="T13">java.util.List</text:span>;</text:p>
      <text:p text:style-name="P26"><text:span text:style-name="T12">import</text:span> <text:span text:style-name="T13">java.util.Random</text:span>;</text:p>
      <text:p text:style-name="P26"><text:span text:style-name="T12">import</text:span> <text:span text:style-name="T13">java.util.Scanner</text:span>;</text:p>
      <text:p text:style-name="P31"/>
      <text:p text:style-name="P28">/**</text:p>
      <text:p text:style-name="P28">* Classe principale de la simulation d'une scène de sauvetage en mer.</text:p>
      <text:p text:style-name="P28">* Gère la grille, les agents (requins et bateaux), les ressources marines</text:p>
      <text:p text:style-name="P28">* et les interactions entre tous ces éléments.</text:p>
      <text:p text:style-name="P28">*/</text:p>
      <text:p text:style-name="P26"><text:span text:style-name="T12">public</text:span> <text:span text:style-name="T12">class</text:span> <text:span text:style-name="T14">Simulation</text:span> {</text:p>
      <text:p text:style-name="P26"><text:span text:style-name="T12">private</text:span> <text:span text:style-name="T12">static</text:span> <text:span text:style-name="T12">final</text:span> <text:span text:style-name="T14">int</text:span> <text:span text:style-name="T15">NB_LIGNES</text:span> <text:span text:style-name="T13">=</text:span> <text:span text:style-name="T19">10</text:span>;</text:p>
      <text:p text:style-name="P26"><text:span text:style-name="T12">private</text:span> <text:span text:style-name="T12">static</text:span> <text:span text:style-name="T12">final</text:span> <text:span text:style-name="T14">int</text:span> <text:span text:style-name="T15">NB_COLONNES</text:span> <text:span text:style-name="T13">=</text:span> <text:span text:style-name="T19">10</text:span>;</text:p>
      <text:p text:style-name="P26"><text:span text:style-name="T12">private</text:span> <text:span text:style-name="T12">static</text:span> <text:span text:style-name="T12">final</text:span> <text:span text:style-name="T14">int</text:span> <text:span text:style-name="T15">NOMBRE_ETAPES</text:span> <text:span text:style-name="T13">=</text:span> <text:span text:style-name="T19">25</text:span>;</text:p>
      <text:p text:style-name="P26"><text:span text:style-name="T12">private</text:span> <text:span text:style-name="T12">static</text:span> <text:span text:style-name="T12">final</text:span> <text:span text:style-name="T14">int</text:span> <text:span text:style-name="T15">TEMPS_PAUSE_MS</text:span> <text:span text:style-name="T13">=</text:span> <text:span text:style-name="T19">2000</text:span>;</text:p>
      <text:p text:style-name="P26"><text:soft-page-break/><text:span text:style-name="T12">private</text:span> <text:span text:style-name="T12">static</text:span> <text:span text:style-name="T12">final</text:span> <text:span text:style-name="T14">String</text:span> <text:span text:style-name="T15">ANSI_RESET</text:span> <text:span text:style-name="T13">=</text:span> <text:span text:style-name="T20">"</text:span><text:span text:style-name="T21">\u</text:span><text:span text:style-name="T20">001B[0m"</text:span>;</text:p>
      <text:p text:style-name="P26"><text:span text:style-name="T12">private</text:span> <text:span text:style-name="T12">static</text:span> <text:span text:style-name="T12">final</text:span> <text:span text:style-name="T14">String</text:span> <text:span text:style-name="T15">ANSI_RED</text:span> <text:span text:style-name="T13">=</text:span> <text:span text:style-name="T20">"</text:span><text:span text:style-name="T21">\u</text:span><text:span text:style-name="T20">001B[31m"</text:span>;</text:p>
      <text:p text:style-name="P26"><text:span text:style-name="T12">private</text:span> <text:span text:style-name="T12">static</text:span> <text:span text:style-name="T12">final</text:span> <text:span text:style-name="T14">String</text:span> <text:span text:style-name="T15">ANSI_BLUE</text:span> <text:span text:style-name="T13">=</text:span> <text:span text:style-name="T20">"</text:span><text:span text:style-name="T21">\u</text:span><text:span text:style-name="T20">001B[34m"</text:span>;</text:p>
      <text:p text:style-name="P26"><text:span text:style-name="T12">private</text:span> <text:span text:style-name="T12">static</text:span> <text:span text:style-name="T12">final</text:span> <text:span text:style-name="T14">String</text:span> <text:span text:style-name="T15">ANSI_MAGENTA</text:span> <text:span text:style-name="T13">=</text:span> <text:span text:style-name="T20">"</text:span><text:span text:style-name="T21">\u</text:span><text:span text:style-name="T20">001B[35m"</text:span>;</text:p>
      <text:p text:style-name="P26"><text:span text:style-name="T12">private</text:span> <text:span text:style-name="T12">static</text:span> <text:span text:style-name="T12">final</text:span> <text:span text:style-name="T14">Random</text:span> <text:span text:style-name="T15">RNG</text:span> <text:span text:style-name="T13">=</text:span> <text:span text:style-name="T16">new</text:span> <text:span text:style-name="T17">Random</text:span>();</text:p>
      <text:p text:style-name="P31"/>
      <text:p text:style-name="P26"><text:span text:style-name="T12">private</text:span> <text:span text:style-name="T12">final</text:span> <text:span text:style-name="T14">Terrain</text:span> <text:span text:style-name="T15">terrain</text:span>;</text:p>
      <text:p text:style-name="P26"><text:span text:style-name="T12">private</text:span> <text:span text:style-name="T12">final</text:span> <text:span text:style-name="T14">List</text:span>&lt;<text:span text:style-name="T14">Agent</text:span>&gt; <text:span text:style-name="T15">agents</text:span>;</text:p>
      <text:p text:style-name="P26"><text:span text:style-name="T12">private</text:span> <text:span text:style-name="T14">int</text:span> <text:span text:style-name="T15">humainsSauves</text:span> <text:span text:style-name="T13">=</text:span> <text:span text:style-name="T19">0</text:span>;</text:p>
      <text:p text:style-name="P26"><text:span text:style-name="T12">private</text:span> <text:span text:style-name="T14">int</text:span> <text:span text:style-name="T15">humainsManges</text:span> <text:span text:style-name="T13">=</text:span> <text:span text:style-name="T19">0</text:span>;</text:p>
      <text:p text:style-name="P26"><text:span text:style-name="T12">private</text:span> <text:span text:style-name="T14">int</text:span> <text:span text:style-name="T15">poissonsPeches</text:span> <text:span text:style-name="T13">=</text:span> <text:span text:style-name="T19">0</text:span>;</text:p>
      <text:p text:style-name="P26"><text:span text:style-name="T12">private</text:span> <text:span text:style-name="T14">int</text:span> <text:span text:style-name="T15">poissonsPerdus</text:span> <text:span text:style-name="T13">=</text:span> <text:span text:style-name="T19">0</text:span>;</text:p>
      <text:p text:style-name="P26"><text:span text:style-name="T12">private</text:span> <text:span text:style-name="T14">Bateau</text:span>.<text:span text:style-name="T14">Strategie</text:span> <text:span text:style-name="T15">strategieChoisie</text:span>;</text:p>
      <text:p text:style-name="P31"/>
      <text:p text:style-name="P28">/**</text:p>
      <text:p text:style-name="P28">* Crée et initialise une nouvelle simulation.</text:p>
      <text:p text:style-name="P28">* Initialise le terrain, sélectionne la stratégie, place les ressources et crée les agents.</text:p>
      <text:p text:style-name="P28">*/</text:p>
      <text:p text:style-name="P26"><text:span text:style-name="T12">public</text:span> <text:span text:style-name="T17">Simulation</text:span>() {</text:p>
      <text:p text:style-name="P26">terrain <text:span text:style-name="T13">=</text:span> <text:span text:style-name="T16">new</text:span> <text:span text:style-name="T17">Terrain</text:span>(NB_LIGNES, NB_COLONNES);</text:p>
      <text:p text:style-name="P26">agents <text:span text:style-name="T13">=</text:span> <text:span text:style-name="T16">new</text:span> <text:span text:style-name="T14">ArrayList</text:span>&lt;&gt;();</text:p>
      <text:p text:style-name="P26"><text:span text:style-name="T16">try</text:span> {</text:p>
      <text:p text:style-name="P26"><text:span text:style-name="T17">selectionnerStrategie</text:span>();</text:p>
      <text:p text:style-name="P26">} <text:span text:style-name="T16">catch</text:span> (<text:span text:style-name="T14">SimulationException</text:span> <text:span text:style-name="T15">e</text:span>) {</text:p>
      <text:p text:style-name="P26"><text:span text:style-name="T15">System</text:span>.<text:span text:style-name="T15">out</text:span>.<text:span text:style-name="T17">println</text:span>(<text:span text:style-name="T15">e</text:span>.<text:span text:style-name="T17">getMessage</text:span>());</text:p>
      <text:p text:style-name="P26">strategieChoisie <text:span text:style-name="T13">=</text:span> <text:span text:style-name="T15">Bateau</text:span>.<text:span text:style-name="T15">Strategie</text:span>.<text:span text:style-name="T15">PROTECTEUR</text:span>;</text:p>
      <text:p text:style-name="P26">}</text:p>
      <text:p text:style-name="P26"><text:span text:style-name="T17">initialiserRessources</text:span>();</text:p>
      <text:p text:style-name="P26"><text:span text:style-name="T17">initialiserAgents</text:span>();</text:p>
      <text:p text:style-name="P26"><text:span text:style-name="T15">terrain</text:span>.<text:span text:style-name="T17">verifierPositionRessources</text:span>();</text:p>
      <text:p text:style-name="P26">}</text:p>
      <text:p text:style-name="P31"/>
      <text:p text:style-name="P28">/**</text:p>
      <text:p text:style-name="P28">* Point d'entrée de l'application de simulation.</text:p>
      <text:p text:style-name="P26"><text:span text:style-name="T18">* </text:span><text:span text:style-name="T12">@param</text:span><text:span text:style-name="T18"> </text:span><text:span text:style-name="T15">args</text:span><text:span text:style-name="T18"> Paramètres de ligne de commande (non utilisés).</text:span></text:p>
      <text:p text:style-name="P28">*/</text:p>
      <text:p text:style-name="P26"><text:span text:style-name="T12">public</text:span> <text:span text:style-name="T12">static</text:span> <text:span text:style-name="T14">void</text:span> <text:span text:style-name="T17">main</text:span>(<text:span text:style-name="T14">String</text:span>[] <text:span text:style-name="T15">args</text:span>) {</text:p>
      <text:p text:style-name="P26"><text:span text:style-name="T14">Simulation</text:span> <text:span text:style-name="T15">sim</text:span> <text:span text:style-name="T13">=</text:span> <text:span text:style-name="T16">new</text:span> <text:span text:style-name="T17">Simulation</text:span>();</text:p>
      <text:p text:style-name="P26"><text:span text:style-name="T15">SimulationManager</text:span>.<text:span text:style-name="T17">getInstance</text:span>().<text:span text:style-name="T17">lancer</text:span>(sim);</text:p>
      <text:p text:style-name="P26">}</text:p>
      <text:p text:style-name="P31"/>
      <text:p text:style-name="P28">/**</text:p>
      <text:p text:style-name="P28">* Demande à l'utilisateur de choisir la stratégie des bateaux.</text:p>
      <text:p text:style-name="P28">*</text:p>
      <text:p text:style-name="P26"><text:span text:style-name="T18">* </text:span><text:span text:style-name="T12">@throws</text:span><text:span text:style-name="T18"> </text:span><text:span text:style-name="T14">SimulationException</text:span><text:span text:style-name="T18"> si le choix n'est pas valide.</text:span></text:p>
      <text:p text:style-name="P28">*/</text:p>
      <text:p text:style-name="P26"><text:span text:style-name="T12">private</text:span> <text:span text:style-name="T14">void</text:span> <text:span text:style-name="T17">selectionnerStrategie</text:span>() <text:span text:style-name="T12">throws</text:span> <text:span text:style-name="T14">SimulationException</text:span> {</text:p>
      <text:p text:style-name="P26"><text:span text:style-name="T14">Scanner</text:span> <text:span text:style-name="T15">scanner</text:span> <text:span text:style-name="T13">=</text:span> <text:span text:style-name="T16">new</text:span> <text:span text:style-name="T17">Scanner</text:span>(<text:span text:style-name="T15">System</text:span>.<text:span text:style-name="T15">in</text:span>);</text:p>
      <text:p text:style-name="P26"><text:span text:style-name="T15">System</text:span>.<text:span text:style-name="T15">out</text:span>.<text:span text:style-name="T17">println</text:span>(<text:span text:style-name="T20">"=== Stratégie des bateaux ==="</text:span>);</text:p>
      <text:p text:style-name="P26"><text:span text:style-name="T15">System</text:span>.<text:span text:style-name="T15">out</text:span>.<text:span text:style-name="T17">println</text:span>(<text:span text:style-name="T20">"1. PROTECTEUR - Les bateaux sauvent en priorité les naufragés"</text:span>);</text:p>
      <text:p text:style-name="P26"><text:soft-page-break/><text:span text:style-name="T15">System</text:span>.<text:span text:style-name="T15">out</text:span>.<text:span text:style-name="T17">println</text:span>(<text:span text:style-name="T20">"2. PECHEUR - Les bateaux pêchent en priorité les poissons"</text:span>);</text:p>
      <text:p text:style-name="P26"><text:span text:style-name="T15">System</text:span>.<text:span text:style-name="T15">out</text:span>.<text:span text:style-name="T17">println</text:span>(<text:span text:style-name="T20">"3. CHASSEUR - Les bateaux chassent en priorité les requins"</text:span>);</text:p>
      <text:p text:style-name="P26"><text:span text:style-name="T15">System</text:span>.<text:span text:style-name="T15">out</text:span>.<text:span text:style-name="T17">print</text:span>(<text:span text:style-name="T20">"Choisissez (1, 2 ou 3, ou tapez 'protecteur', 'pecheur' ou 'chasseur') : "</text:span>);</text:p>
      <text:p text:style-name="P31"/>
      <text:p text:style-name="P26"><text:span text:style-name="T14">String</text:span> <text:span text:style-name="T15">choix</text:span> <text:span text:style-name="T13">=</text:span> <text:span text:style-name="T15">scanner</text:span>.<text:span text:style-name="T17">nextLine</text:span>().<text:span text:style-name="T17">trim</text:span>().<text:span text:style-name="T17">toLowerCase</text:span>();</text:p>
      <text:p text:style-name="P26"><text:span text:style-name="T16">if</text:span> (<text:span text:style-name="T15">choix</text:span>.<text:span text:style-name="T17">equals</text:span>(<text:span text:style-name="T20">"1"</text:span>) <text:span text:style-name="T13">||</text:span> <text:span text:style-name="T15">choix</text:span>.<text:span text:style-name="T17">equals</text:span>(<text:span text:style-name="T20">"protecteur"</text:span>)) {</text:p>
      <text:p text:style-name="P26">strategieChoisie <text:span text:style-name="T13">=</text:span> <text:span text:style-name="T15">Bateau</text:span>.<text:span text:style-name="T15">Strategie</text:span>.<text:span text:style-name="T15">PROTECTEUR</text:span>;</text:p>
      <text:p text:style-name="P26"><text:span text:style-name="T15">System</text:span>.<text:span text:style-name="T15">out</text:span>.<text:span text:style-name="T17">println</text:span>(<text:span text:style-name="T20">"=&gt; Mode PROTECTEUR : Les bateaux à sauver les humains !"</text:span>);</text:p>
      <text:p text:style-name="P26">} <text:span text:style-name="T16">else</text:span> <text:span text:style-name="T16">if</text:span> (<text:span text:style-name="T15">choix</text:span>.<text:span text:style-name="T17">equals</text:span>(<text:span text:style-name="T20">"2"</text:span>) <text:span text:style-name="T13">||</text:span> <text:span text:style-name="T15">choix</text:span>.<text:span text:style-name="T17">equals</text:span>(<text:span text:style-name="T20">"pecheur"</text:span>)) {</text:p>
      <text:p text:style-name="P26">strategieChoisie <text:span text:style-name="T13">=</text:span> <text:span text:style-name="T15">Bateau</text:span>.<text:span text:style-name="T15">Strategie</text:span>.<text:span text:style-name="T15">PECHEUR</text:span>;</text:p>
      <text:p text:style-name="P26"><text:span text:style-name="T15">System</text:span>.<text:span text:style-name="T15">out</text:span>.<text:span text:style-name="T17">println</text:span>(<text:span text:style-name="T20">"=&gt; Mode PÈCHEUR : Les bateaux en quête de poissons !"</text:span>);</text:p>
      <text:p text:style-name="P26">} <text:span text:style-name="T16">else</text:span> <text:span text:style-name="T16">if</text:span> (<text:span text:style-name="T15">choix</text:span>.<text:span text:style-name="T17">equals</text:span>(<text:span text:style-name="T20">"3"</text:span>) <text:span text:style-name="T13">||</text:span> <text:span text:style-name="T15">choix</text:span>.<text:span text:style-name="T17">equals</text:span>(<text:span text:style-name="T20">"chasseur"</text:span>)) {</text:p>
      <text:p text:style-name="P26">strategieChoisie <text:span text:style-name="T13">=</text:span> <text:span text:style-name="T15">Bateau</text:span>.<text:span text:style-name="T15">Strategie</text:span>.<text:span text:style-name="T15">CHASSEUR</text:span>;</text:p>
      <text:p text:style-name="P26"><text:span text:style-name="T15">System</text:span>.<text:span text:style-name="T15">out</text:span>.<text:span text:style-name="T17">println</text:span>(<text:span text:style-name="T20">"=&gt; Mode CHASSEUR : Les bateaux en chasse des requins !"</text:span>);</text:p>
      <text:p text:style-name="P26">} <text:span text:style-name="T16">else</text:span> {</text:p>
      <text:p text:style-name="P26"><text:span text:style-name="T15">scanner</text:span>.<text:span text:style-name="T17">close</text:span>();</text:p>
      <text:p text:style-name="P26"><text:span text:style-name="T16">throw</text:span> <text:span text:style-name="T16">new</text:span> <text:span text:style-name="T17">SimulationException</text:span>(<text:span text:style-name="T20">"Choix invalide, mode PROTECTEUR par défaut."</text:span>);</text:p>
      <text:p text:style-name="P26">}</text:p>
      <text:p text:style-name="P26"><text:span text:style-name="T15">System</text:span>.<text:span text:style-name="T15">out</text:span>.<text:span text:style-name="T17">println</text:span>();</text:p>
      <text:p text:style-name="P26"><text:span text:style-name="T15">scanner</text:span>.<text:span text:style-name="T17">close</text:span>();</text:p>
      <text:p text:style-name="P26">}</text:p>
      <text:p text:style-name="P31"/>
      <text:p text:style-name="P28">/**</text:p>
      <text:p text:style-name="P28">* Initialise les ressources marines sur le terrain (poissons, humains, plastiques).</text:p>
      <text:p text:style-name="P28">*/</text:p>
      <text:p text:style-name="P26"><text:span text:style-name="T12">private</text:span> <text:span text:style-name="T14">void</text:span> <text:span text:style-name="T17">initialiserRessources</text:span>() {</text:p>
      <text:p text:style-name="P26"><text:span text:style-name="T16">for</text:span> (<text:span text:style-name="T14">int</text:span> <text:span text:style-name="T15">i</text:span> <text:span text:style-name="T13">=</text:span> <text:span text:style-name="T19">0</text:span>; i <text:span text:style-name="T13">&lt;</text:span> <text:span text:style-name="T19">20</text:span>; i<text:span text:style-name="T13">++</text:span>) {</text:p>
      <text:p text:style-name="P26"><text:span text:style-name="T17">placerRessourceAleatoire</text:span>(<text:span text:style-name="T16">new</text:span> <text:span text:style-name="T17">Poisson</text:span>(<text:span text:style-name="T19">3</text:span> <text:span text:style-name="T13">+</text:span> <text:span text:style-name="T15">RNG</text:span>.<text:span text:style-name="T17">nextInt</text:span>(<text:span text:style-name="T19">3</text:span>)));</text:p>
      <text:p text:style-name="P26">}</text:p>
      <text:p text:style-name="P26"><text:span text:style-name="T16">for</text:span> (<text:span text:style-name="T14">int</text:span> <text:span text:style-name="T15">i</text:span> <text:span text:style-name="T13">=</text:span> <text:span text:style-name="T19">0</text:span>; i <text:span text:style-name="T13">&lt;</text:span> <text:span text:style-name="T19">3</text:span>; i<text:span text:style-name="T13">++</text:span>) {</text:p>
      <text:p text:style-name="P26"><text:span text:style-name="T17">placerRessourceAleatoire</text:span>(<text:span text:style-name="T16">new</text:span> <text:span text:style-name="T17">SacPlastique</text:span>());</text:p>
      <text:p text:style-name="P26">}</text:p>
      <text:p text:style-name="P26"><text:span text:style-name="T16">for</text:span> (<text:span text:style-name="T14">int</text:span> <text:span text:style-name="T15">i</text:span> <text:span text:style-name="T13">=</text:span> <text:span text:style-name="T19">0</text:span>; i <text:span text:style-name="T13">&lt;</text:span> <text:span text:style-name="T19">6</text:span>; i<text:span text:style-name="T13">++</text:span>) {</text:p>
      <text:p text:style-name="P26"><text:span text:style-name="T17">placerRessourceAleatoire</text:span>(<text:span text:style-name="T16">new</text:span> <text:span text:style-name="T17">HumainNaufrage</text:span>());</text:p>
      <text:p text:style-name="P26">}</text:p>
      <text:p text:style-name="P26">}</text:p>
      <text:p text:style-name="P31"/>
      <text:p text:style-name="P28">/**</text:p>
      <text:p text:style-name="P28">* Initialise les agents de la simulation (requins et bateau).</text:p>
      <text:p text:style-name="P28">*/</text:p>
      <text:p text:style-name="P26"><text:span text:style-name="T12">private</text:span> <text:span text:style-name="T14">void</text:span> <text:span text:style-name="T17">initialiserAgents</text:span>() {</text:p>
      <text:p text:style-name="P26"><text:span text:style-name="T14">Requin</text:span> <text:span text:style-name="T15">r1</text:span> <text:span text:style-name="T13">=</text:span> <text:span text:style-name="T16">new</text:span> <text:span text:style-name="T17">Requin</text:span>(<text:span text:style-name="T19">16</text:span>, <text:span text:style-name="T19">1</text:span> <text:span text:style-name="T13">+</text:span> <text:span text:style-name="T15">RNG</text:span>.<text:span text:style-name="T17">nextInt</text:span>(NB_LIGNES), <text:span text:style-name="T19">1</text:span> <text:span text:style-name="T13">+</text:span> <text:span text:style-name="T15">RNG</text:span>.<text:span text:style-name="T17">nextInt</text:span>(NB_COLONNES), NB_LIGNES, NB_COLONNES);</text:p>
      <text:p text:style-name="P26"><text:span text:style-name="T14">Requin</text:span> <text:span text:style-name="T15">r2</text:span> <text:span text:style-name="T13">=</text:span> <text:span text:style-name="T15">r1</text:span>.<text:span text:style-name="T17">clone</text:span>();</text:p>
      <text:p text:style-name="P31"/>
      <text:p text:style-name="P26"><text:span text:style-name="T15">agents</text:span>.<text:span text:style-name="T17">add</text:span>(r1);</text:p>
      <text:p text:style-name="P26"><text:span text:style-name="T15">agents</text:span>.<text:span text:style-name="T17">add</text:span>(r2);</text:p>
      <text:p text:style-name="P26"><text:span text:style-name="T15">agents</text:span>.<text:span text:style-name="T17">add</text:span>(<text:span text:style-name="T16">new</text:span> <text:span text:style-name="T17">Bateau</text:span>(<text:span text:style-name="T19">50</text:span>, <text:span text:style-name="T19">1</text:span> <text:span text:style-name="T13">+</text:span> <text:span text:style-name="T15">RNG</text:span>.<text:span text:style-name="T17">nextInt</text:span>(NB_LIGNES), <text:span text:style-name="T19">1</text:span> <text:span text:style-name="T13">+</text:span> <text:span text:style-name="T15">RNG</text:span>.<text:span text:style-name="T17">nextInt</text:span>(NB_COLONNES), NB_LIGNES, NB_COLONNES, strategieChoisie));</text:p>
      <text:p text:style-name="P26">}</text:p>
      <text:p text:style-name="P31"><text:soft-page-break/></text:p>
      <text:p text:style-name="P28">/**</text:p>
      <text:p text:style-name="P28">* Lance la simulation pour un nombre défini d'étapes.</text:p>
      <text:p text:style-name="P28">* Affiche l'état initial, puis exécute chaque étape avec un délai.</text:p>
      <text:p text:style-name="P28">*/</text:p>
      <text:p text:style-name="P26"><text:span text:style-name="T12">public</text:span> <text:span text:style-name="T14">void</text:span> <text:span text:style-name="T17">lancer</text:span>() {</text:p>
      <text:p text:style-name="P26"><text:span text:style-name="T17">afficherEtat</text:span>(<text:span text:style-name="T19">0</text:span>);</text:p>
      <text:p text:style-name="P26"><text:span text:style-name="T17">attendre</text:span>();</text:p>
      <text:p text:style-name="P26"><text:span text:style-name="T16">for</text:span> (<text:span text:style-name="T14">int</text:span> <text:span text:style-name="T15">etape</text:span> <text:span text:style-name="T13">=</text:span> <text:span text:style-name="T19">1</text:span>; etape <text:span text:style-name="T13">&lt;=</text:span> NOMBRE_ETAPES; etape<text:span text:style-name="T13">++</text:span>) {</text:p>
      <text:p text:style-name="P26"><text:span text:style-name="T17">mettreAJourLesEtapes</text:span>(etape);</text:p>
      <text:p text:style-name="P26"><text:span text:style-name="T17">afficherEtat</text:span>(etape);</text:p>
      <text:p text:style-name="P26"><text:span text:style-name="T17">attendre</text:span>();</text:p>
      <text:p text:style-name="P26">}</text:p>
      <text:p text:style-name="P26"><text:span text:style-name="T17">afficherConclusion</text:span>();</text:p>
      <text:p text:style-name="P26">}</text:p>
      <text:p text:style-name="P31"/>
      <text:p text:style-name="P28">/**</text:p>
      <text:p text:style-name="P28">* Met en pause la simulation pendant TEMPS_PAUSE_MS millisecondes.</text:p>
      <text:p text:style-name="P28">*/</text:p>
      <text:p text:style-name="P26"><text:span text:style-name="T12">private</text:span> <text:span text:style-name="T14">void</text:span> <text:span text:style-name="T17">attendre</text:span>() {</text:p>
      <text:p text:style-name="P26"><text:span text:style-name="T16">try</text:span> {</text:p>
      <text:p text:style-name="P26"><text:span text:style-name="T15">Thread</text:span>.<text:span text:style-name="T17">sleep</text:span>(TEMPS_PAUSE_MS);</text:p>
      <text:p text:style-name="P26">} <text:span text:style-name="T16">catch</text:span> (<text:span text:style-name="T14">InterruptedException</text:span> <text:span text:style-name="T15">e</text:span>) {</text:p>
      <text:p text:style-name="P26"><text:span text:style-name="T15">Thread</text:span>.<text:span text:style-name="T17">currentThread</text:span>().<text:span text:style-name="T17">interrupt</text:span>();</text:p>
      <text:p text:style-name="P26">}</text:p>
      <text:p text:style-name="P26">}</text:p>
      <text:p text:style-name="P31"/>
      <text:p text:style-name="P28">/**</text:p>
      <text:p text:style-name="P28">* Applique la couleur ANSI appropriée à un agent selon son type.</text:p>
      <text:p text:style-name="P26"><text:span text:style-name="T18">* </text:span><text:span text:style-name="T12">@param</text:span><text:span text:style-name="T18"> </text:span><text:span text:style-name="T15">agent</text:span><text:span text:style-name="T18"> L'agent à coloriser.</text:span></text:p>
      <text:p text:style-name="P26"><text:span text:style-name="T18">* </text:span><text:span text:style-name="T12">@return</text:span><text:span text:style-name="T18"> La chaîne de l'agent avec codes ANSI de couleur.</text:span></text:p>
      <text:p text:style-name="P28">*/</text:p>
      <text:p text:style-name="P26"><text:span text:style-name="T12">private</text:span> <text:span text:style-name="T14">String</text:span> <text:span text:style-name="T17">coloriserAgent</text:span>(<text:span text:style-name="T14">Agent</text:span> <text:span text:style-name="T15">agent</text:span>) {</text:p>
      <text:p text:style-name="P26"><text:span text:style-name="T16">if</text:span> (agent <text:span text:style-name="T12">instanceof</text:span> Requin) {</text:p>
      <text:p text:style-name="P26"><text:span text:style-name="T16">return</text:span> ANSI_RED <text:span text:style-name="T13">+</text:span> agent <text:span text:style-name="T13">+</text:span> ANSI_RESET;</text:p>
      <text:p text:style-name="P26">}</text:p>
      <text:p text:style-name="P26"><text:span text:style-name="T16">if</text:span> (agent <text:span text:style-name="T12">instanceof</text:span> Bateau) {</text:p>
      <text:p text:style-name="P26"><text:span text:style-name="T16">return</text:span> ANSI_BLUE <text:span text:style-name="T13">+</text:span> agent <text:span text:style-name="T13">+</text:span> ANSI_RESET;</text:p>
      <text:p text:style-name="P26">}</text:p>
      <text:p text:style-name="P26"><text:span text:style-name="T16">return</text:span> <text:span text:style-name="T15">agent</text:span>.<text:span text:style-name="T17">toString</text:span>();</text:p>
      <text:p text:style-name="P26">}</text:p>
      <text:p text:style-name="P31"/>
      <text:p text:style-name="P28">/**</text:p>
      <text:p text:style-name="P28">* Effectue toutes les mises à jour pour une étape de la simulation.</text:p>
      <text:p text:style-name="P26"><text:span text:style-name="T18">* </text:span><text:span text:style-name="T12">@param</text:span><text:span text:style-name="T18"> </text:span><text:span text:style-name="T15">etape</text:span><text:span text:style-name="T18"> Le numéro de l'étape en cours.</text:span></text:p>
      <text:p text:style-name="P28">*/</text:p>
      <text:p text:style-name="P26"><text:span text:style-name="T12">private</text:span> <text:span text:style-name="T14">void</text:span> <text:span text:style-name="T17">mettreAJourLesEtapes</text:span>(<text:span text:style-name="T14">int</text:span> <text:span text:style-name="T15">etape</text:span>) {</text:p>
      <text:p text:style-name="P26"><text:span text:style-name="T16">try</text:span> {</text:p>
      <text:p text:style-name="P26"><text:span text:style-name="T16">if</text:span> (<text:span text:style-name="T15">terrain</text:span>.<text:span text:style-name="T17">lesRessources</text:span>().<text:span text:style-name="T17">isEmpty</text:span>()) {</text:p>
      <text:p text:style-name="P26"><text:span text:style-name="T16">throw</text:span> <text:span text:style-name="T16">new</text:span> <text:span text:style-name="T17">SimulationException</text:span>(<text:span text:style-name="T20">"Plus aucune ressource !"</text:span>);</text:p>
      <text:p text:style-name="P26"><text:soft-page-break/>}</text:p>
      <text:p text:style-name="P26">} <text:span text:style-name="T16">catch</text:span> (<text:span text:style-name="T14">SimulationException</text:span> <text:span text:style-name="T15">e</text:span>) {</text:p>
      <text:p text:style-name="P26"><text:span text:style-name="T15">System</text:span>.<text:span text:style-name="T15">out</text:span>.<text:span text:style-name="T17">println</text:span>(<text:span text:style-name="T15">e</text:span>.<text:span text:style-name="T17">getMessage</text:span>());</text:p>
      <text:p text:style-name="P26"><text:span text:style-name="T16">return</text:span>; <text:span text:style-name="T18">// ⛔ stop le tour</text:span></text:p>
      <text:p text:style-name="P26">}</text:p>
      <text:p text:style-name="P26"><text:span text:style-name="T17">croitreLesPoissons</text:span>();</text:p>
      <text:p text:style-name="P26"><text:span text:style-name="T14">List</text:span>&lt;<text:span text:style-name="T14">Agent</text:span>&gt; <text:span text:style-name="T15">snapshot</text:span> <text:span text:style-name="T13">=</text:span> <text:span text:style-name="T16">new</text:span> <text:span text:style-name="T14">ArrayList</text:span>&lt;&gt;(agents);</text:p>
      <text:p text:style-name="P26"><text:span text:style-name="T16">for</text:span> (<text:span text:style-name="T14">Agent</text:span> <text:span text:style-name="T15">agent</text:span> <text:span text:style-name="T16">:</text:span> snapshot) {</text:p>
      <text:p text:style-name="P26"><text:span text:style-name="T16">if</text:span> (<text:span text:style-name="T15">agent</text:span>.<text:span text:style-name="T17">isAlive</text:span>()) {</text:p>
      <text:p text:style-name="P26"><text:span text:style-name="T15">agent</text:span>.<text:span text:style-name="T17">agir</text:span>(terrain, snapshot);</text:p>
      <text:p text:style-name="P26">}</text:p>
      <text:p text:style-name="P26">}</text:p>
      <text:p text:style-name="P26"><text:span text:style-name="T17">resoudreInteractions</text:span>();</text:p>
      <text:p text:style-name="P26"><text:span text:style-name="T17">nettoyerMortEtRessources</text:span>();</text:p>
      <text:p text:style-name="P26"><text:span text:style-name="T17">gererNouvelleProductionDePoissons</text:span>();</text:p>
      <text:p text:style-name="P26">}</text:p>
      <text:p text:style-name="P31"/>
      <text:p text:style-name="P28">/**</text:p>
      <text:p text:style-name="P28">* Fait croître les poissons en augmentant leur quantité.</text:p>
      <text:p text:style-name="P28">*/</text:p>
      <text:p text:style-name="P26"><text:span text:style-name="T12">private</text:span> <text:span text:style-name="T14">void</text:span> <text:span text:style-name="T17">croitreLesPoissons</text:span>() {</text:p>
      <text:p text:style-name="P26"><text:span text:style-name="T16">for</text:span> (<text:span text:style-name="T14">Ressource</text:span> <text:span text:style-name="T15">r</text:span> <text:span text:style-name="T16">:</text:span> <text:span text:style-name="T15">terrain</text:span>.<text:span text:style-name="T17">lesRessources</text:span>()) {</text:p>
      <text:p text:style-name="P26"><text:span text:style-name="T16">if</text:span> (r <text:span text:style-name="T12">instanceof</text:span> Poisson) {</text:p>
      <text:p text:style-name="P26">((Poisson) r).<text:span text:style-name="T17">croit</text:span>();</text:p>
      <text:p text:style-name="P26">}</text:p>
      <text:p text:style-name="P26">}</text:p>
      <text:p text:style-name="P26">}</text:p>
      <text:p text:style-name="P31"/>
      <text:p text:style-name="P28">/**</text:p>
      <text:p text:style-name="P28">* Résout toutes les interactions entre les agents et les ressources de manière cyclique.</text:p>
      <text:p text:style-name="P28">*/</text:p>
      <text:p text:style-name="P26"><text:span text:style-name="T12">private</text:span> <text:span text:style-name="T14">void</text:span> <text:span text:style-name="T17">resoudreInteractions</text:span>() {</text:p>
      <text:p text:style-name="P26"><text:span text:style-name="T16">for</text:span> (<text:span text:style-name="T14">Agent</text:span> <text:span text:style-name="T15">agent</text:span> <text:span text:style-name="T16">:</text:span> <text:span text:style-name="T16">new</text:span> <text:span text:style-name="T14">ArrayList</text:span>&lt;&gt;(agents)) {</text:p>
      <text:p text:style-name="P26"><text:span text:style-name="T16">if</text:span> (<text:span text:style-name="T13">!</text:span><text:span text:style-name="T15">agent</text:span>.<text:span text:style-name="T17">isAlive</text:span>()) {</text:p>
      <text:p text:style-name="P26"><text:span text:style-name="T16">continue</text:span>;</text:p>
      <text:p text:style-name="P26">}</text:p>
      <text:p text:style-name="P26"><text:span text:style-name="T16">if</text:span> (agent <text:span text:style-name="T12">instanceof</text:span> Requin) {</text:p>
      <text:p text:style-name="P26"><text:span text:style-name="T17">appliquerEffetPlastique</text:span>((Requin) agent);</text:p>
      <text:p text:style-name="P26"><text:span text:style-name="T17">mangerRessource</text:span>((Requin) agent);</text:p>
      <text:p text:style-name="P26">}</text:p>
      <text:p text:style-name="P26"><text:span text:style-name="T16">if</text:span> (agent <text:span text:style-name="T12">instanceof</text:span> Bateau) {</text:p>
      <text:p text:style-name="P26"><text:span text:style-name="T17">pecherEtSauver</text:span>((Bateau) agent);</text:p>
      <text:p text:style-name="P26">}</text:p>
      <text:p text:style-name="P26">}</text:p>
      <text:p text:style-name="P26"><text:span text:style-name="T17">resoudreConflitsRequinBateau</text:span>();</text:p>
      <text:p text:style-name="P26">}</text:p>
      <text:p text:style-name="P31"/>
      <text:p text:style-name="P28">/**</text:p>
      <text:p text:style-name="P28">* Applique l'effet du sac plastique sur l'énergie d'un requin.</text:p>
      <text:p text:style-name="P26"><text:span text:style-name="T18">* </text:span><text:span text:style-name="T12">@param</text:span><text:span text:style-name="T18"> </text:span><text:span text:style-name="T15">requin</text:span><text:span text:style-name="T18"> Le requin affecté.</text:span></text:p>
      <text:p text:style-name="P28"><text:soft-page-break/>*/</text:p>
      <text:p text:style-name="P26"><text:span text:style-name="T12">private</text:span> <text:span text:style-name="T14">void</text:span> <text:span text:style-name="T17">appliquerEffetPlastique</text:span>(<text:span text:style-name="T14">Requin</text:span> <text:span text:style-name="T15">requin</text:span>) {</text:p>
      <text:p text:style-name="P26"><text:span text:style-name="T14">ResourceMarine</text:span> <text:span text:style-name="T15">ressource</text:span> <text:span text:style-name="T13">=</text:span> <text:span text:style-name="T17">ressourcesSurCase</text:span>(<text:span text:style-name="T15">requin</text:span>.<text:span text:style-name="T17">getLigne</text:span>(), <text:span text:style-name="T15">requin</text:span>.<text:span text:style-name="T17">getColonne</text:span>());</text:p>
      <text:p text:style-name="P26"><text:span text:style-name="T16">if</text:span> (ressource <text:span text:style-name="T12">instanceof</text:span> SacPlastique) {</text:p>
      <text:p text:style-name="P26"><text:span text:style-name="T15">requin</text:span>.<text:span text:style-name="T15">energie</text:span> <text:span text:style-name="T13">=</text:span> <text:span text:style-name="T15">Math</text:span>.<text:span text:style-name="T17">max</text:span>(<text:span text:style-name="T19">0</text:span>, <text:span text:style-name="T15">requin</text:span>.<text:span text:style-name="T15">energie</text:span> <text:span text:style-name="T13">-</text:span> <text:span text:style-name="T19">10</text:span>);</text:p>
      <text:p text:style-name="P26">}</text:p>
      <text:p text:style-name="P26">}</text:p>
      <text:p text:style-name="P31"/>
      <text:p text:style-name="P28">/**</text:p>
      <text:p text:style-name="P28">* Gère la consommation de ressources marines par un requin.</text:p>
      <text:p text:style-name="P26"><text:span text:style-name="T18">* </text:span><text:span text:style-name="T12">@param</text:span><text:span text:style-name="T18"> </text:span><text:span text:style-name="T15">requin</text:span><text:span text:style-name="T18"> Le requin mangeant la ressource.</text:span></text:p>
      <text:p text:style-name="P28">*/</text:p>
      <text:p text:style-name="P26"><text:span text:style-name="T12">private</text:span> <text:span text:style-name="T14">void</text:span> <text:span text:style-name="T17">mangerRessource</text:span>(<text:span text:style-name="T14">Requin</text:span> <text:span text:style-name="T15">requin</text:span>) {</text:p>
      <text:p text:style-name="P26"><text:span text:style-name="T14">ResourceMarine</text:span> <text:span text:style-name="T15">ressource</text:span> <text:span text:style-name="T13">=</text:span> <text:span text:style-name="T17">ressourcesSurCase</text:span>(<text:span text:style-name="T15">requin</text:span>.<text:span text:style-name="T17">getLigne</text:span>(), <text:span text:style-name="T15">requin</text:span>.<text:span text:style-name="T17">getColonne</text:span>());</text:p>
      <text:p text:style-name="P26"><text:span text:style-name="T16">if</text:span> (ressource <text:span text:style-name="T12">instanceof</text:span> Poisson) {</text:p>
      <text:p text:style-name="P26"><text:span text:style-name="T14">Poisson</text:span> <text:span text:style-name="T15">poisson</text:span> <text:span text:style-name="T13">=</text:span> (Poisson) ressource;</text:p>
      <text:p text:style-name="P26"><text:span text:style-name="T14">int</text:span> <text:span text:style-name="T15">prise</text:span> <text:span text:style-name="T13">=</text:span> <text:span text:style-name="T15">poisson</text:span>.<text:span text:style-name="T17">getQuantite</text:span>();</text:p>
      <text:p text:style-name="P26"><text:span text:style-name="T15">poisson</text:span>.<text:span text:style-name="T17">setQuantite</text:span>(<text:span text:style-name="T19">0</text:span>);</text:p>
      <text:p text:style-name="P26"><text:span text:style-name="T15">requin</text:span>.<text:span text:style-name="T15">energie</text:span> <text:span text:style-name="T13">+=</text:span> <text:span text:style-name="T19">1</text:span>;</text:p>
      <text:p text:style-name="P26"><text:span text:style-name="T15">terrain</text:span>.<text:span text:style-name="T17">viderCase</text:span>(<text:span text:style-name="T15">ressource</text:span>.<text:span text:style-name="T17">getLigne</text:span>(), <text:span text:style-name="T15">ressource</text:span>.<text:span text:style-name="T17">getColonne</text:span>());</text:p>
      <text:p text:style-name="P26">} <text:span text:style-name="T16">else</text:span> <text:span text:style-name="T16">if</text:span> (ressource <text:span text:style-name="T12">instanceof</text:span> HumainNaufrage) {</text:p>
      <text:p text:style-name="P26"><text:span text:style-name="T15">requin</text:span>.<text:span text:style-name="T15">energie</text:span> <text:span text:style-name="T13">+=</text:span> <text:span text:style-name="T19">2</text:span>;</text:p>
      <text:p text:style-name="P26">humainsManges<text:span text:style-name="T13">++</text:span>;</text:p>
      <text:p text:style-name="P26"><text:span text:style-name="T15">terrain</text:span>.<text:span text:style-name="T17">viderCase</text:span>(<text:span text:style-name="T15">ressource</text:span>.<text:span text:style-name="T17">getLigne</text:span>(), <text:span text:style-name="T15">ressource</text:span>.<text:span text:style-name="T17">getColonne</text:span>());</text:p>
      <text:p text:style-name="P26">}</text:p>
      <text:p text:style-name="P26">}</text:p>
      <text:p text:style-name="P31"/>
      <text:p text:style-name="P28">/**</text:p>
      <text:p text:style-name="P28">* Gère la pêche et le sauvetage d'humains par un bateau.</text:p>
      <text:p text:style-name="P26"><text:span text:style-name="T18">* </text:span><text:span text:style-name="T12">@param</text:span><text:span text:style-name="T18"> </text:span><text:span text:style-name="T15">bateau</text:span><text:span text:style-name="T18"> Le bateau effectuant les actions.</text:span></text:p>
      <text:p text:style-name="P28">*/</text:p>
      <text:p text:style-name="P26"><text:span text:style-name="T12">private</text:span> <text:span text:style-name="T14">void</text:span> <text:span text:style-name="T17">pecherEtSauver</text:span>(<text:span text:style-name="T14">Bateau</text:span> <text:span text:style-name="T15">bateau</text:span>) {</text:p>
      <text:p text:style-name="P26"><text:span text:style-name="T14">ResourceMarine</text:span> <text:span text:style-name="T15">ressource</text:span> <text:span text:style-name="T13">=</text:span> <text:span text:style-name="T17">ressourcesSurCase</text:span>(<text:span text:style-name="T15">bateau</text:span>.<text:span text:style-name="T17">getLigne</text:span>(), <text:span text:style-name="T15">bateau</text:span>.<text:span text:style-name="T17">getColonne</text:span>());</text:p>
      <text:p text:style-name="P26"><text:span text:style-name="T16">if</text:span> (ressource <text:span text:style-name="T12">instanceof</text:span> Poisson) {</text:p>
      <text:p text:style-name="P26"><text:span text:style-name="T14">Poisson</text:span> <text:span text:style-name="T15">poisson</text:span> <text:span text:style-name="T13">=</text:span> (Poisson) ressource;</text:p>
      <text:p text:style-name="P26"><text:span text:style-name="T14">int</text:span> <text:span text:style-name="T15">prise</text:span> <text:span text:style-name="T13">=</text:span> <text:span text:style-name="T15">poisson</text:span>.<text:span text:style-name="T17">getQuantite</text:span>();</text:p>
      <text:p text:style-name="P26"><text:span text:style-name="T15">bateau</text:span>.<text:span text:style-name="T17">poissonsPrises</text:span>(prise);</text:p>
      <text:p text:style-name="P26"><text:span text:style-name="T16">if</text:span> (<text:span text:style-name="T15">RNG</text:span>.<text:span text:style-name="T17">nextDouble</text:span>() <text:span text:style-name="T13">&lt;</text:span> <text:span text:style-name="T19">0.05</text:span>) {</text:p>
      <text:p text:style-name="P26">poissonsPeches <text:span text:style-name="T13">=</text:span> <text:span text:style-name="T15">Math</text:span>.<text:span text:style-name="T17">max</text:span>(<text:span text:style-name="T19">0</text:span>, poissonsPeches <text:span text:style-name="T13">-</text:span> <text:span text:style-name="T19">10</text:span>);</text:p>
      <text:p text:style-name="P26">poissonsPerdus <text:span text:style-name="T13">+=</text:span> <text:span text:style-name="T19">10</text:span>;</text:p>
      <text:p text:style-name="P26">} <text:span text:style-name="T16">else</text:span> {</text:p>
      <text:p text:style-name="P26">poissonsPeches <text:span text:style-name="T13">+=</text:span> prise;</text:p>
      <text:p text:style-name="P26">}</text:p>
      <text:p text:style-name="P28">// Si bateau en mode pêche, donne plus d'énergie</text:p>
      <text:p text:style-name="P26"><text:span text:style-name="T14">int</text:span> <text:span text:style-name="T15">energieBonus</text:span> <text:span text:style-name="T13">=</text:span> (<text:span text:style-name="T15">bateau</text:span>.<text:span text:style-name="T17">getStrategie</text:span>() <text:span text:style-name="T13">==</text:span> <text:span text:style-name="T15">Bateau</text:span>.<text:span text:style-name="T15">Strategie</text:span>.<text:span text:style-name="T15">PECHEUR</text:span>) <text:span text:style-name="T16">?</text:span> (prise <text:span text:style-name="T13">+</text:span> <text:span text:style-name="T19">2</text:span>) <text:span text:style-name="T16">:</text:span> prise;</text:p>
      <text:p text:style-name="P26"><text:span text:style-name="T15">bateau</text:span>.<text:span text:style-name="T15">energie</text:span> <text:span text:style-name="T13">=</text:span> <text:span text:style-name="T15">Math</text:span>.<text:span text:style-name="T17">min</text:span>(<text:span text:style-name="T19">50</text:span>, <text:span text:style-name="T15">bateau</text:span>.<text:span text:style-name="T15">energie</text:span> <text:span text:style-name="T13">+</text:span> energieBonus);</text:p>
      <text:p text:style-name="P26"><text:span text:style-name="T15">terrain</text:span>.<text:span text:style-name="T17">viderCase</text:span>(<text:span text:style-name="T15">ressource</text:span>.<text:span text:style-name="T17">getLigne</text:span>(), <text:span text:style-name="T15">ressource</text:span>.<text:span text:style-name="T17">getColonne</text:span>());</text:p>
      <text:p text:style-name="P26">} <text:span text:style-name="T16">else</text:span> <text:span text:style-name="T16">if</text:span> (ressource <text:span text:style-name="T12">instanceof</text:span> HumainNaufrage) {</text:p>
      <text:p text:style-name="P26"><text:span text:style-name="T15">bateau</text:span>.<text:span text:style-name="T17">humainSauve</text:span>();</text:p>
      <text:p text:style-name="P26">humainsSauves<text:span text:style-name="T13">++</text:span>;</text:p>
      <text:p text:style-name="P26"><text:soft-page-break/><text:span text:style-name="T15">terrain</text:span>.<text:span text:style-name="T17">viderCase</text:span>(<text:span text:style-name="T15">ressource</text:span>.<text:span text:style-name="T17">getLigne</text:span>(), <text:span text:style-name="T15">ressource</text:span>.<text:span text:style-name="T17">getColonne</text:span>());</text:p>
      <text:p text:style-name="P26">}</text:p>
      <text:p text:style-name="P26">}</text:p>
      <text:p text:style-name="P31"/>
      <text:p text:style-name="P28">/**</text:p>
      <text:p text:style-name="P28">* Résout les conflits entre requins et bateaux utilisant les positions communes.</text:p>
      <text:p text:style-name="P28">*/</text:p>
      <text:p text:style-name="P26"><text:span text:style-name="T12">private</text:span> <text:span text:style-name="T14">void</text:span> <text:span text:style-name="T17">resoudreConflitsRequinBateau</text:span>() {</text:p>
      <text:p text:style-name="P26"><text:span text:style-name="T16">for</text:span> (<text:span text:style-name="T14">int</text:span> <text:span text:style-name="T15">i</text:span> <text:span text:style-name="T13">=</text:span> <text:span text:style-name="T19">0</text:span>; i <text:span text:style-name="T13">&lt;</text:span> <text:span text:style-name="T15">agents</text:span>.<text:span text:style-name="T17">size</text:span>(); i<text:span text:style-name="T13">++</text:span>) {</text:p>
      <text:p text:style-name="P26"><text:span text:style-name="T16">for</text:span> (<text:span text:style-name="T14">int</text:span> <text:span text:style-name="T15">j</text:span> <text:span text:style-name="T13">=</text:span> i <text:span text:style-name="T13">+</text:span> <text:span text:style-name="T19">1</text:span>; j <text:span text:style-name="T13">&lt;</text:span> <text:span text:style-name="T15">agents</text:span>.<text:span text:style-name="T17">size</text:span>(); j<text:span text:style-name="T13">++</text:span>) {</text:p>
      <text:p text:style-name="P26"><text:span text:style-name="T14">Agent</text:span> <text:span text:style-name="T15">a</text:span> <text:span text:style-name="T13">=</text:span> <text:span text:style-name="T15">agents</text:span>.<text:span text:style-name="T17">get</text:span>(i);</text:p>
      <text:p text:style-name="P26"><text:span text:style-name="T14">Agent</text:span> <text:span text:style-name="T15">b</text:span> <text:span text:style-name="T13">=</text:span> <text:span text:style-name="T15">agents</text:span>.<text:span text:style-name="T17">get</text:span>(j);</text:p>
      <text:p text:style-name="P26"><text:span text:style-name="T16">if</text:span> (<text:span text:style-name="T15">a</text:span>.<text:span text:style-name="T17">isAlive</text:span>() <text:span text:style-name="T13">&amp;&amp;</text:span> <text:span text:style-name="T15">b</text:span>.<text:span text:style-name="T17">isAlive</text:span>() <text:span text:style-name="T13">&amp;&amp;</text:span> <text:span text:style-name="T17">memeCase</text:span>(a, b)) {</text:p>
      <text:p text:style-name="P26"><text:span text:style-name="T16">if</text:span> (a <text:span text:style-name="T12">instanceof</text:span> Requin <text:span text:style-name="T13">&amp;&amp;</text:span> b <text:span text:style-name="T12">instanceof</text:span> Bateau) {</text:p>
      <text:p text:style-name="P26"><text:span text:style-name="T15">b</text:span>.<text:span text:style-name="T15">energie</text:span> <text:span text:style-name="T13">=</text:span> <text:span text:style-name="T15">Math</text:span>.<text:span text:style-name="T17">max</text:span>(<text:span text:style-name="T19">0</text:span>, <text:span text:style-name="T15">b</text:span>.<text:span text:style-name="T15">energie</text:span> <text:span text:style-name="T13">-</text:span> <text:span text:style-name="T19">2</text:span>);</text:p>
      <text:p text:style-name="P26"><text:span text:style-name="T15">a</text:span>.<text:span text:style-name="T15">energie</text:span> <text:span text:style-name="T13">=</text:span> <text:span text:style-name="T15">Math</text:span>.<text:span text:style-name="T17">max</text:span>(<text:span text:style-name="T19">0</text:span>, <text:span text:style-name="T15">a</text:span>.<text:span text:style-name="T15">energie</text:span> <text:span text:style-name="T13">-</text:span> <text:span text:style-name="T19">3</text:span>);</text:p>
      <text:p text:style-name="P26"><text:span text:style-name="T15">a</text:span>.<text:span text:style-name="T17">separer</text:span>();</text:p>
      <text:p text:style-name="P26"><text:span text:style-name="T15">b</text:span>.<text:span text:style-name="T17">separer</text:span>();</text:p>
      <text:p text:style-name="P26">} <text:span text:style-name="T16">else</text:span> <text:span text:style-name="T16">if</text:span> (a <text:span text:style-name="T12">instanceof</text:span> Bateau <text:span text:style-name="T13">&amp;&amp;</text:span> b <text:span text:style-name="T12">instanceof</text:span> Requin) {</text:p>
      <text:p text:style-name="P26"><text:span text:style-name="T15">a</text:span>.<text:span text:style-name="T15">energie</text:span> <text:span text:style-name="T13">=</text:span> <text:span text:style-name="T15">Math</text:span>.<text:span text:style-name="T17">max</text:span>(<text:span text:style-name="T19">0</text:span>, <text:span text:style-name="T15">a</text:span>.<text:span text:style-name="T15">energie</text:span> <text:span text:style-name="T13">-</text:span> <text:span text:style-name="T19">2</text:span>);</text:p>
      <text:p text:style-name="P26"><text:span text:style-name="T15">b</text:span>.<text:span text:style-name="T15">energie</text:span> <text:span text:style-name="T13">=</text:span> <text:span text:style-name="T15">Math</text:span>.<text:span text:style-name="T17">max</text:span>(<text:span text:style-name="T19">0</text:span>, <text:span text:style-name="T15">b</text:span>.<text:span text:style-name="T15">energie</text:span> <text:span text:style-name="T13">-</text:span> <text:span text:style-name="T19">3</text:span>);</text:p>
      <text:p text:style-name="P26"><text:span text:style-name="T15">a</text:span>.<text:span text:style-name="T17">separer</text:span>();</text:p>
      <text:p text:style-name="P26"><text:span text:style-name="T15">b</text:span>.<text:span text:style-name="T17">separer</text:span>();</text:p>
      <text:p text:style-name="P26">} <text:span text:style-name="T16">else</text:span> <text:span text:style-name="T16">if</text:span> (a <text:span text:style-name="T12">instanceof</text:span> Requin <text:span text:style-name="T13">&amp;&amp;</text:span> b <text:span text:style-name="T12">instanceof</text:span> Requin) {</text:p>
      <text:p text:style-name="P26"><text:span text:style-name="T15">a</text:span>.<text:span text:style-name="T15">energie</text:span> <text:span text:style-name="T13">=</text:span> <text:span text:style-name="T15">Math</text:span>.<text:span text:style-name="T17">max</text:span>(<text:span text:style-name="T19">0</text:span>, <text:span text:style-name="T15">a</text:span>.<text:span text:style-name="T15">energie</text:span> <text:span text:style-name="T13">-</text:span> <text:span text:style-name="T19">2</text:span>);</text:p>
      <text:p text:style-name="P26"><text:span text:style-name="T15">b</text:span>.<text:span text:style-name="T15">energie</text:span> <text:span text:style-name="T13">=</text:span> <text:span text:style-name="T15">Math</text:span>.<text:span text:style-name="T17">max</text:span>(<text:span text:style-name="T19">0</text:span>, <text:span text:style-name="T15">b</text:span>.<text:span text:style-name="T15">energie</text:span> <text:span text:style-name="T13">-</text:span> <text:span text:style-name="T19">2</text:span>);</text:p>
      <text:p text:style-name="P26"><text:span text:style-name="T16">if</text:span> (<text:span text:style-name="T15">a</text:span>.<text:span text:style-name="T15">energie</text:span> <text:span text:style-name="T13">==</text:span> <text:span text:style-name="T19">0</text:span>) {</text:p>
      <text:p text:style-name="P26"><text:span text:style-name="T15">b</text:span>.<text:span text:style-name="T15">energie</text:span> <text:span text:style-name="T13">+=</text:span> <text:span text:style-name="T19">5</text:span>;</text:p>
      <text:p text:style-name="P26">} <text:span text:style-name="T16">else</text:span> <text:span text:style-name="T16">if</text:span> (<text:span text:style-name="T15">b</text:span>.<text:span text:style-name="T15">energie</text:span> <text:span text:style-name="T13">==</text:span> <text:span text:style-name="T19">0</text:span>) {</text:p>
      <text:p text:style-name="P26"><text:span text:style-name="T15">a</text:span>.<text:span text:style-name="T15">energie</text:span> <text:span text:style-name="T13">+=</text:span> <text:span text:style-name="T19">5</text:span>;</text:p>
      <text:p text:style-name="P26">}</text:p>
      <text:p text:style-name="P26"><text:span text:style-name="T15">a</text:span>.<text:span text:style-name="T17">separer</text:span>();</text:p>
      <text:p text:style-name="P26"><text:span text:style-name="T15">b</text:span>.<text:span text:style-name="T17">separer</text:span>();</text:p>
      <text:p text:style-name="P26">}</text:p>
      <text:p text:style-name="P26">}</text:p>
      <text:p text:style-name="P26">}</text:p>
      <text:p text:style-name="P26">}</text:p>
      <text:p text:style-name="P26">}</text:p>
      <text:p text:style-name="P31"/>
      <text:p text:style-name="P28">/**</text:p>
      <text:p text:style-name="P28">* Nettoie les morts et les ressources vides du terrain et de la liste des agents.</text:p>
      <text:p text:style-name="P28">*/</text:p>
      <text:p text:style-name="P26"><text:span text:style-name="T12">private</text:span> <text:span text:style-name="T14">void</text:span> <text:span text:style-name="T17">nettoyerMortEtRessources</text:span>() {</text:p>
      <text:p text:style-name="P26"><text:span text:style-name="T16">for</text:span> (<text:span text:style-name="T14">Agent</text:span> <text:span text:style-name="T15">agent</text:span> <text:span text:style-name="T16">:</text:span> <text:span text:style-name="T16">new</text:span> <text:span text:style-name="T14">ArrayList</text:span>&lt;&gt;(agents)) {</text:p>
      <text:p text:style-name="P26"><text:span text:style-name="T16">if</text:span> (<text:span text:style-name="T13">!</text:span><text:span text:style-name="T15">agent</text:span>.<text:span text:style-name="T17">isAlive</text:span>() <text:span text:style-name="T13">&amp;&amp;</text:span> agent <text:span text:style-name="T12">instanceof</text:span> Bateau) {</text:p>
      <text:p text:style-name="P26"><text:span text:style-name="T14">Bateau</text:span> <text:span text:style-name="T15">bateauMort</text:span> <text:span text:style-name="T13">=</text:span> (Bateau) agent;</text:p>
      <text:p text:style-name="P26">poissonsPerdus <text:span text:style-name="T13">=</text:span> <text:span text:style-name="T15">bateauMort</text:span>.<text:span text:style-name="T17">poissonsPris</text:span>();</text:p>
      <text:p text:style-name="P26">humainsSauves <text:span text:style-name="T13">-=</text:span> <text:span text:style-name="T15">bateauMort</text:span>.<text:span text:style-name="T17">getHumainsSauves</text:span>();</text:p>
      <text:p text:style-name="P26">humainsManges <text:span text:style-name="T13">+=</text:span> <text:span text:style-name="T15">bateauMort</text:span>.<text:span text:style-name="T17">getHumainsSauves</text:span>();</text:p>
      <text:p text:style-name="P26">poissonsPeches <text:span text:style-name="T13">=</text:span> <text:span text:style-name="T15">Math</text:span>.<text:span text:style-name="T17">max</text:span>(<text:span text:style-name="T19">0</text:span>, poissonsPeches <text:span text:style-name="T13">-</text:span> poissonsPerdus);</text:p>
      <text:p text:style-name="P26"><text:soft-page-break/>}</text:p>
      <text:p text:style-name="P26">}</text:p>
      <text:p text:style-name="P26"><text:span text:style-name="T15">agents</text:span>.<text:span text:style-name="T17">removeIf</text:span>(agent <text:span text:style-name="T12">-&gt;</text:span> <text:span text:style-name="T13">!</text:span><text:span text:style-name="T15">agent</text:span>.<text:span text:style-name="T17">isAlive</text:span>());</text:p>
      <text:p text:style-name="P26"><text:span text:style-name="T16">for</text:span> (<text:span text:style-name="T14">Ressource</text:span> <text:span text:style-name="T15">r</text:span> <text:span text:style-name="T16">:</text:span> <text:span text:style-name="T16">new</text:span> <text:span text:style-name="T14">ArrayList</text:span>&lt;&gt;(<text:span text:style-name="T15">terrain</text:span>.<text:span text:style-name="T17">lesRessources</text:span>())) {</text:p>
      <text:p text:style-name="P26"><text:span text:style-name="T16">if</text:span> (<text:span text:style-name="T15">r</text:span>.<text:span text:style-name="T17">getQuantite</text:span>() <text:span text:style-name="T13">&lt;=</text:span> <text:span text:style-name="T19">0</text:span>) {</text:p>
      <text:p text:style-name="P26"><text:span text:style-name="T15">terrain</text:span>.<text:span text:style-name="T17">viderCase</text:span>(<text:span text:style-name="T15">r</text:span>.<text:span text:style-name="T17">getLigne</text:span>(), <text:span text:style-name="T15">r</text:span>.<text:span text:style-name="T17">getColonne</text:span>());</text:p>
      <text:p text:style-name="P26">}</text:p>
      <text:p text:style-name="P26">}</text:p>
      <text:p text:style-name="P26">}</text:p>
      <text:p text:style-name="P31"/>
      <text:p text:style-name="P28">/**</text:p>
      <text:p text:style-name="P28">* Vérifie si deux entités occupent la même case sur la grille.</text:p>
      <text:p text:style-name="P26"><text:span text:style-name="T18">* </text:span><text:span text:style-name="T12">@param</text:span><text:span text:style-name="T18"> </text:span><text:span text:style-name="T15">a</text:span><text:span text:style-name="T18"> La première entité.</text:span></text:p>
      <text:p text:style-name="P26"><text:span text:style-name="T18">* </text:span><text:span text:style-name="T12">@param</text:span><text:span text:style-name="T18"> </text:span><text:span text:style-name="T15">b</text:span><text:span text:style-name="T18"> La deuxième entité.</text:span></text:p>
      <text:p text:style-name="P26"><text:span text:style-name="T18">* </text:span><text:span text:style-name="T12">@return</text:span><text:span text:style-name="T18"> true si elles sont sur la même case, false sinon.</text:span></text:p>
      <text:p text:style-name="P28">*/</text:p>
      <text:p text:style-name="P26"><text:span text:style-name="T12">private</text:span> <text:span text:style-name="T14">boolean</text:span> <text:span text:style-name="T17">memeCase</text:span>(<text:span text:style-name="T14">Entite</text:span> <text:span text:style-name="T15">a</text:span>, <text:span text:style-name="T14">Entite</text:span> <text:span text:style-name="T15">b</text:span>) {</text:p>
      <text:p text:style-name="P26"><text:span text:style-name="T16">return</text:span> <text:span text:style-name="T15">a</text:span>.<text:span text:style-name="T17">getLigne</text:span>() <text:span text:style-name="T13">==</text:span> <text:span text:style-name="T15">b</text:span>.<text:span text:style-name="T17">getLigne</text:span>() <text:span text:style-name="T13">&amp;&amp;</text:span> <text:span text:style-name="T15">a</text:span>.<text:span text:style-name="T17">getColonne</text:span>() <text:span text:style-name="T13">==</text:span> <text:span text:style-name="T15">b</text:span>.<text:span text:style-name="T17">getColonne</text:span>();</text:p>
      <text:p text:style-name="P26">}</text:p>
      <text:p text:style-name="P31"/>
      <text:p text:style-name="P28">/**</text:p>
      <text:p text:style-name="P28">* Retourne la ressource marine à la position spécifiée, si elle existe.</text:p>
      <text:p text:style-name="P26"><text:span text:style-name="T18">* </text:span><text:span text:style-name="T12">@param</text:span><text:span text:style-name="T18"> </text:span><text:span text:style-name="T15">ligne</text:span><text:span text:style-name="T18"> La ligne de la case.</text:span></text:p>
      <text:p text:style-name="P26"><text:span text:style-name="T18">* </text:span><text:span text:style-name="T12">@param</text:span><text:span text:style-name="T18"> </text:span><text:span text:style-name="T15">colonne</text:span><text:span text:style-name="T18"> La colonne de la case.</text:span></text:p>
      <text:p text:style-name="P26"><text:span text:style-name="T18">* </text:span><text:span text:style-name="T12">@return</text:span><text:span text:style-name="T18"> La ressource marine ou null.</text:span></text:p>
      <text:p text:style-name="P28">*/</text:p>
      <text:p text:style-name="P26"><text:span text:style-name="T12">private</text:span> <text:span text:style-name="T14">ResourceMarine</text:span> <text:span text:style-name="T17">ressourcesSurCase</text:span>(<text:span text:style-name="T14">int</text:span> <text:span text:style-name="T15">ligne</text:span>, <text:span text:style-name="T14">int</text:span> <text:span text:style-name="T15">colonne</text:span>) {</text:p>
      <text:p text:style-name="P26"><text:span text:style-name="T14">Ressource</text:span> <text:span text:style-name="T15">contenu</text:span> <text:span text:style-name="T13">=</text:span> <text:span text:style-name="T15">terrain</text:span>.<text:span text:style-name="T17">getCase</text:span>(ligne, colonne);</text:p>
      <text:p text:style-name="P26"><text:span text:style-name="T16">if</text:span> (contenu <text:span text:style-name="T12">instanceof</text:span> ResourceMarine) {</text:p>
      <text:p text:style-name="P26"><text:span text:style-name="T16">return</text:span> (ResourceMarine) contenu;</text:p>
      <text:p text:style-name="P26">}</text:p>
      <text:p text:style-name="P26"><text:span text:style-name="T16">return</text:span> <text:span text:style-name="T12">null</text:span>;</text:p>
      <text:p text:style-name="P26">}</text:p>
      <text:p text:style-name="P31"/>
      <text:p text:style-name="P28">/**</text:p>
      <text:p text:style-name="P28">* Place une ressource aléatoirement sur le terrain en trouvant une case vide.</text:p>
      <text:p text:style-name="P26"><text:span text:style-name="T18">* </text:span><text:span text:style-name="T12">@param</text:span><text:span text:style-name="T18"> </text:span><text:span text:style-name="T15">ressource</text:span><text:span text:style-name="T18"> La ressource à placer.</text:span></text:p>
      <text:p text:style-name="P28">*/</text:p>
      <text:p text:style-name="P26"><text:span text:style-name="T12">private</text:span> <text:span text:style-name="T14">void</text:span> <text:span text:style-name="T17">placerRessourceAleatoire</text:span>(<text:span text:style-name="T14">Ressource</text:span> <text:span text:style-name="T15">ressource</text:span>) {</text:p>
      <text:p text:style-name="P26"><text:span text:style-name="T16">while</text:span> (<text:span text:style-name="T12">true</text:span>) {</text:p>
      <text:p text:style-name="P26"><text:span text:style-name="T14">int</text:span> <text:span text:style-name="T15">lig</text:span> <text:span text:style-name="T13">=</text:span> <text:span text:style-name="T19">1</text:span> <text:span text:style-name="T13">+</text:span> <text:span text:style-name="T15">Utils</text:span>.<text:span text:style-name="T17">random</text:span>(NB_LIGNES);</text:p>
      <text:p text:style-name="P26"><text:span text:style-name="T14">int</text:span> <text:span text:style-name="T15">col</text:span> <text:span text:style-name="T13">=</text:span> <text:span text:style-name="T19">1</text:span> <text:span text:style-name="T13">+</text:span> <text:span text:style-name="T15">Utils</text:span>.<text:span text:style-name="T17">random</text:span>(NB_COLONNES);</text:p>
      <text:p text:style-name="P26"><text:span text:style-name="T16">if</text:span> (<text:span text:style-name="T15">terrain</text:span>.<text:span text:style-name="T17">caseEstVide</text:span>(lig, col)) {</text:p>
      <text:p text:style-name="P26"><text:span text:style-name="T15">ressource</text:span>.<text:span text:style-name="T17">setPosition</text:span>(lig, col);</text:p>
      <text:p text:style-name="P26"><text:span text:style-name="T15">terrain</text:span>.<text:span text:style-name="T17">setCase</text:span>(lig, col, ressource);</text:p>
      <text:p text:style-name="P26"><text:span text:style-name="T16">return</text:span>;</text:p>
      <text:p text:style-name="P26">}</text:p>
      <text:p text:style-name="P26">}</text:p>
      <text:p text:style-name="P26">}</text:p>
      <text:p text:style-name="P31"/>
      <text:p text:style-name="P28"><text:soft-page-break/>/**</text:p>
      <text:p text:style-name="P28">* Affiche la grille du terrain avec les agents et ressources colorés.</text:p>
      <text:p text:style-name="P28">*/</text:p>
      <text:p text:style-name="P26"><text:span text:style-name="T12">private</text:span> <text:span text:style-name="T14">void</text:span> <text:span text:style-name="T17">afficherGrilleAgentsEtRessources</text:span>() {</text:p>
      <text:p text:style-name="P26"><text:span text:style-name="T15">System</text:span>.<text:span text:style-name="T15">out</text:span>.<text:span text:style-name="T17">println</text:span>(<text:span text:style-name="T20">"+------+------+------+------+------+------+------+------+------+------+"</text:span>);</text:p>
      <text:p text:style-name="P26"><text:span text:style-name="T16">for</text:span> (<text:span text:style-name="T14">int</text:span> <text:span text:style-name="T15">lig</text:span> <text:span text:style-name="T13">=</text:span> <text:span text:style-name="T19">1</text:span>; lig <text:span text:style-name="T13">&lt;=</text:span> NB_LIGNES; lig<text:span text:style-name="T13">++</text:span>) {</text:p>
      <text:p text:style-name="P26"><text:span text:style-name="T16">for</text:span> (<text:span text:style-name="T14">int</text:span> <text:span text:style-name="T15">col</text:span> <text:span text:style-name="T13">=</text:span> <text:span text:style-name="T19">1</text:span>; col <text:span text:style-name="T13">&lt;=</text:span> NB_COLONNES; col<text:span text:style-name="T13">++</text:span>) {</text:p>
      <text:p text:style-name="P26"><text:span text:style-name="T15">System</text:span>.<text:span text:style-name="T15">out</text:span>.<text:span text:style-name="T17">print</text:span>(<text:span text:style-name="T20">"|"</text:span>);</text:p>
      <text:p text:style-name="P26"><text:span text:style-name="T15">System</text:span>.<text:span text:style-name="T15">out</text:span>.<text:span text:style-name="T17">print</text:span>(<text:span text:style-name="T17">coloriserCellule</text:span>(<text:span text:style-name="T17">padderCellule</text:span>(<text:span text:style-name="T17">getCelluleTexte</text:span>(lig, col)), lig, col));</text:p>
      <text:p text:style-name="P26">}</text:p>
      <text:p text:style-name="P26"><text:span text:style-name="T15">System</text:span>.<text:span text:style-name="T15">out</text:span>.<text:span text:style-name="T17">println</text:span>(<text:span text:style-name="T20">"|"</text:span>);</text:p>
      <text:p text:style-name="P26"><text:span text:style-name="T15">System</text:span>.<text:span text:style-name="T15">out</text:span>.<text:span text:style-name="T17">println</text:span>(<text:span text:style-name="T20">"+------+------+------+------+------+------+------+------+------+------+"</text:span>);</text:p>
      <text:p text:style-name="P26">}</text:p>
      <text:p text:style-name="P26">}</text:p>
      <text:p text:style-name="P31"/>
      <text:p text:style-name="P28">/**</text:p>
      <text:p text:style-name="P28">* Formate un contenu de cellule en le complétant avec des espaces.</text:p>
      <text:p text:style-name="P26"><text:span text:style-name="T18">* </text:span><text:span text:style-name="T12">@param</text:span><text:span text:style-name="T18"> </text:span><text:span text:style-name="T15">contenu</text:span><text:span text:style-name="T18"> Le contenu à formater.</text:span></text:p>
      <text:p text:style-name="P26"><text:span text:style-name="T18">* </text:span><text:span text:style-name="T12">@return</text:span><text:span text:style-name="T18"> Le contenu formaté sur largeur fixe.</text:span></text:p>
      <text:p text:style-name="P28">*/</text:p>
      <text:p text:style-name="P26"><text:span text:style-name="T12">private</text:span> <text:span text:style-name="T14">String</text:span> <text:span text:style-name="T17">padderCellule</text:span>(<text:span text:style-name="T14">String</text:span> <text:span text:style-name="T15">contenu</text:span>) {</text:p>
      <text:p text:style-name="P26"><text:span text:style-name="T14">int</text:span> <text:span text:style-name="T15">taille</text:span> <text:span text:style-name="T13">=</text:span> <text:span text:style-name="T19">6</text:span>;</text:p>
      <text:p text:style-name="P26"><text:span text:style-name="T16">if</text:span> (<text:span text:style-name="T15">contenu</text:span>.<text:span text:style-name="T17">length</text:span>() <text:span text:style-name="T13">&gt;=</text:span> taille) {</text:p>
      <text:p text:style-name="P26"><text:span text:style-name="T16">return</text:span> <text:span text:style-name="T15">contenu</text:span>.<text:span text:style-name="T17">substring</text:span>(<text:span text:style-name="T19">0</text:span>, taille);</text:p>
      <text:p text:style-name="P26">}</text:p>
      <text:p text:style-name="P26"><text:span text:style-name="T14">StringBuilder</text:span> <text:span text:style-name="T15">sb</text:span> <text:span text:style-name="T13">=</text:span> <text:span text:style-name="T16">new</text:span> <text:span text:style-name="T17">StringBuilder</text:span>(contenu);</text:p>
      <text:p text:style-name="P26"><text:span text:style-name="T16">while</text:span> (<text:span text:style-name="T15">sb</text:span>.<text:span text:style-name="T17">length</text:span>() <text:span text:style-name="T13">&lt;</text:span> taille) {</text:p>
      <text:p text:style-name="P26"><text:span text:style-name="T15">sb</text:span>.<text:span text:style-name="T17">append</text:span>(<text:span text:style-name="T20">' '</text:span>);</text:p>
      <text:p text:style-name="P26">}</text:p>
      <text:p text:style-name="P26"><text:span text:style-name="T16">return</text:span> <text:span text:style-name="T15">sb</text:span>.<text:span text:style-name="T17">toString</text:span>();</text:p>
      <text:p text:style-name="P26">}</text:p>
      <text:p text:style-name="P31"/>
      <text:p text:style-name="P28">/**</text:p>
      <text:p text:style-name="P28">* Retourne le texte à afficher pour une cellule de la grille.</text:p>
      <text:p text:style-name="P26"><text:span text:style-name="T18">* </text:span><text:span text:style-name="T12">@param</text:span><text:span text:style-name="T18"> </text:span><text:span text:style-name="T15">lig</text:span><text:span text:style-name="T18"> La ligne.</text:span></text:p>
      <text:p text:style-name="P26"><text:span text:style-name="T18">* </text:span><text:span text:style-name="T12">@param</text:span><text:span text:style-name="T18"> </text:span><text:span text:style-name="T15">col</text:span><text:span text:style-name="T18"> La colonne.</text:span></text:p>
      <text:p text:style-name="P26"><text:span text:style-name="T18">* </text:span><text:span text:style-name="T12">@return</text:span><text:span text:style-name="T18"> Le texte de la cellule (agent et/ou ressource).</text:span></text:p>
      <text:p text:style-name="P28">*/</text:p>
      <text:p text:style-name="P26"><text:span text:style-name="T12">private</text:span> <text:span text:style-name="T14">String</text:span> <text:span text:style-name="T17">getCelluleTexte</text:span>(<text:span text:style-name="T14">int</text:span> <text:span text:style-name="T15">lig</text:span>, <text:span text:style-name="T14">int</text:span> <text:span text:style-name="T15">col</text:span>) {</text:p>
      <text:p text:style-name="P26"><text:span text:style-name="T14">StringBuilder</text:span> <text:span text:style-name="T15">affichage</text:span> <text:span text:style-name="T13">=</text:span> <text:span text:style-name="T16">new</text:span> <text:span text:style-name="T17">StringBuilder</text:span>();</text:p>
      <text:p text:style-name="P26"><text:span text:style-name="T14">Ressource</text:span> <text:span text:style-name="T15">ressource</text:span> <text:span text:style-name="T13">=</text:span> <text:span text:style-name="T15">terrain</text:span>.<text:span text:style-name="T17">getCase</text:span>(lig, col);</text:p>
      <text:p text:style-name="P26"><text:span text:style-name="T16">if</text:span> (ressource <text:span text:style-name="T12">instanceof</text:span> ResourceMarine) {</text:p>
      <text:p text:style-name="P26"><text:span text:style-name="T15">affichage</text:span>.<text:span text:style-name="T17">append</text:span>(<text:span text:style-name="T17">shortResource</text:span>((ResourceMarine) ressource));</text:p>
      <text:p text:style-name="P26">}</text:p>
      <text:p text:style-name="P26"><text:span text:style-name="T14">List</text:span>&lt;<text:span text:style-name="T14">Agent</text:span>&gt; <text:span text:style-name="T15">agentsCase</text:span> <text:span text:style-name="T13">=</text:span> <text:span text:style-name="T17">agentsSurCase</text:span>(lig, col);</text:p>
      <text:p text:style-name="P26"><text:span text:style-name="T16">if</text:span> (<text:span text:style-name="T13">!</text:span><text:span text:style-name="T15">agentsCase</text:span>.<text:span text:style-name="T17">isEmpty</text:span>()) {</text:p>
      <text:p text:style-name="P26"><text:span text:style-name="T16">if</text:span> (<text:span text:style-name="T15">affichage</text:span>.<text:span text:style-name="T17">length</text:span>() <text:span text:style-name="T13">&gt;</text:span> <text:span text:style-name="T19">0</text:span>) {</text:p>
      <text:p text:style-name="P26"><text:span text:style-name="T15">affichage</text:span>.<text:span text:style-name="T17">append</text:span>(<text:span text:style-name="T20">'/'</text:span>);</text:p>
      <text:p text:style-name="P26">}</text:p>
      <text:p text:style-name="P26"><text:span text:style-name="T15">affichage</text:span>.<text:span text:style-name="T17">append</text:span>(<text:span text:style-name="T17">shortAgent</text:span>(agentsCase));</text:p>
      <text:p text:style-name="P26"><text:soft-page-break/>}</text:p>
      <text:p text:style-name="P26"><text:span text:style-name="T16">if</text:span> (<text:span text:style-name="T15">affichage</text:span>.<text:span text:style-name="T17">length</text:span>() <text:span text:style-name="T13">==</text:span> <text:span text:style-name="T19">0</text:span>) {</text:p>
      <text:p text:style-name="P26"><text:span text:style-name="T16">return</text:span> <text:span text:style-name="T20">""</text:span>;</text:p>
      <text:p text:style-name="P26">}</text:p>
      <text:p text:style-name="P26"><text:span text:style-name="T16">return</text:span> <text:span text:style-name="T15">affichage</text:span>.<text:span text:style-name="T17">toString</text:span>();</text:p>
      <text:p text:style-name="P26">}</text:p>
      <text:p text:style-name="P31"/>
      <text:p text:style-name="P28">/**</text:p>
      <text:p text:style-name="P28">* Retourne l'abréviation pour afficher une ressource marine.</text:p>
      <text:p text:style-name="P26"><text:span text:style-name="T18">* </text:span><text:span text:style-name="T12">@param</text:span><text:span text:style-name="T18"> </text:span><text:span text:style-name="T15">ressource</text:span><text:span text:style-name="T18"> La ressource marine.</text:span></text:p>
      <text:p text:style-name="P26"><text:span text:style-name="T18">* </text:span><text:span text:style-name="T12">@return</text:span><text:span text:style-name="T18"> L'abréviation (ex: "Po" pour poisson).</text:span></text:p>
      <text:p text:style-name="P28">*/</text:p>
      <text:p text:style-name="P26"><text:span text:style-name="T12">private</text:span> <text:span text:style-name="T14">String</text:span> <text:span text:style-name="T17">shortResource</text:span>(<text:span text:style-name="T14">ResourceMarine</text:span> <text:span text:style-name="T15">ressource</text:span>) {</text:p>
      <text:p text:style-name="P26"><text:span text:style-name="T16">if</text:span> (ressource <text:span text:style-name="T12">instanceof</text:span> Poisson) {</text:p>
      <text:p text:style-name="P26"><text:span text:style-name="T16">return</text:span> <text:span text:style-name="T20">"Po"</text:span>;</text:p>
      <text:p text:style-name="P26">}</text:p>
      <text:p text:style-name="P26"><text:span text:style-name="T16">if</text:span> (ressource <text:span text:style-name="T12">instanceof</text:span> SacPlastique) {</text:p>
      <text:p text:style-name="P26"><text:span text:style-name="T16">return</text:span> <text:span text:style-name="T20">"SP"</text:span>;</text:p>
      <text:p text:style-name="P26">}</text:p>
      <text:p text:style-name="P26"><text:span text:style-name="T16">if</text:span> (ressource <text:span text:style-name="T12">instanceof</text:span> HumainNaufrage) {</text:p>
      <text:p text:style-name="P26"><text:span text:style-name="T16">return</text:span> <text:span text:style-name="T20">"HN"</text:span>;</text:p>
      <text:p text:style-name="P26">}</text:p>
      <text:p text:style-name="P26"><text:span text:style-name="T16">return</text:span> <text:span text:style-name="T20">"Poule"</text:span>;</text:p>
      <text:p text:style-name="P26">}</text:p>
      <text:p text:style-name="P31"/>
      <text:p text:style-name="P28">/**</text:p>
      <text:p text:style-name="P28">* Retourne la liste des agents situés sur une case précise.</text:p>
      <text:p text:style-name="P26"><text:span text:style-name="T18">* </text:span><text:span text:style-name="T12">@param</text:span><text:span text:style-name="T18"> </text:span><text:span text:style-name="T15">lig</text:span><text:span text:style-name="T18"> La ligne.</text:span></text:p>
      <text:p text:style-name="P26"><text:span text:style-name="T18">* </text:span><text:span text:style-name="T12">@param</text:span><text:span text:style-name="T18"> </text:span><text:span text:style-name="T15">col</text:span><text:span text:style-name="T18"> La colonne.</text:span></text:p>
      <text:p text:style-name="P26"><text:span text:style-name="T18">* </text:span><text:span text:style-name="T12">@return</text:span><text:span text:style-name="T18"> Liste des agents à cette position.</text:span></text:p>
      <text:p text:style-name="P28">*/</text:p>
      <text:p text:style-name="P26"><text:span text:style-name="T12">private</text:span> <text:span text:style-name="T14">List</text:span>&lt;<text:span text:style-name="T14">Agent</text:span>&gt; <text:span text:style-name="T17">agentsSurCase</text:span>(<text:span text:style-name="T14">int</text:span> <text:span text:style-name="T15">lig</text:span>, <text:span text:style-name="T14">int</text:span> <text:span text:style-name="T15">col</text:span>) {</text:p>
      <text:p text:style-name="P26"><text:span text:style-name="T14">List</text:span>&lt;<text:span text:style-name="T14">Agent</text:span>&gt; <text:span text:style-name="T15">result</text:span> <text:span text:style-name="T13">=</text:span> <text:span text:style-name="T16">new</text:span> <text:span text:style-name="T14">ArrayList</text:span>&lt;&gt;();</text:p>
      <text:p text:style-name="P26"><text:span text:style-name="T16">for</text:span> (<text:span text:style-name="T14">Agent</text:span> <text:span text:style-name="T15">agent</text:span> <text:span text:style-name="T16">:</text:span> agents) {</text:p>
      <text:p text:style-name="P26"><text:span text:style-name="T16">if</text:span> (<text:span text:style-name="T15">agent</text:span>.<text:span text:style-name="T17">getLigne</text:span>() <text:span text:style-name="T13">==</text:span> lig <text:span text:style-name="T13">&amp;&amp;</text:span> <text:span text:style-name="T15">agent</text:span>.<text:span text:style-name="T17">getColonne</text:span>() <text:span text:style-name="T13">==</text:span> col) {</text:p>
      <text:p text:style-name="P26"><text:span text:style-name="T15">result</text:span>.<text:span text:style-name="T17">add</text:span>(agent);</text:p>
      <text:p text:style-name="P26">}</text:p>
      <text:p text:style-name="P26">}</text:p>
      <text:p text:style-name="P26"><text:span text:style-name="T16">return</text:span> result;</text:p>
      <text:p text:style-name="P26">}</text:p>
      <text:p text:style-name="P31"/>
      <text:p text:style-name="P28">/**</text:p>
      <text:p text:style-name="P28">* Applique la couleur ANSI appropriate à une cellule selon les agents présents.</text:p>
      <text:p text:style-name="P26"><text:span text:style-name="T18">* </text:span><text:span text:style-name="T12">@param</text:span><text:span text:style-name="T18"> </text:span><text:span text:style-name="T15">contenu</text:span><text:span text:style-name="T18"> Le contenu de la cellule.</text:span></text:p>
      <text:p text:style-name="P26"><text:span text:style-name="T18">* </text:span><text:span text:style-name="T12">@param</text:span><text:span text:style-name="T18"> </text:span><text:span text:style-name="T15">lig</text:span><text:span text:style-name="T18"> La ligne.</text:span></text:p>
      <text:p text:style-name="P26"><text:span text:style-name="T18">* </text:span><text:span text:style-name="T12">@param</text:span><text:span text:style-name="T18"> </text:span><text:span text:style-name="T15">col</text:span><text:span text:style-name="T18"> La colonne.</text:span></text:p>
      <text:p text:style-name="P26"><text:span text:style-name="T18">* </text:span><text:span text:style-name="T12">@return</text:span><text:span text:style-name="T18"> La cellule avec ses codes ANSI de couleur.</text:span></text:p>
      <text:p text:style-name="P28">*/</text:p>
      <text:p text:style-name="P26"><text:span text:style-name="T12">private</text:span> <text:span text:style-name="T14">String</text:span> <text:span text:style-name="T17">coloriserCellule</text:span>(<text:span text:style-name="T14">String</text:span> <text:span text:style-name="T15">contenu</text:span>, <text:span text:style-name="T14">int</text:span> <text:span text:style-name="T15">lig</text:span>, <text:span text:style-name="T14">int</text:span> <text:span text:style-name="T15">col</text:span>) {</text:p>
      <text:p text:style-name="P26"><text:span text:style-name="T14">List</text:span>&lt;<text:span text:style-name="T14">Agent</text:span>&gt; <text:span text:style-name="T15">agentsCase</text:span> <text:span text:style-name="T13">=</text:span> <text:span text:style-name="T17">agentsSurCase</text:span>(lig, col);</text:p>
      <text:p text:style-name="P26"><text:soft-page-break/><text:span text:style-name="T16">if</text:span> (<text:span text:style-name="T15">agentsCase</text:span>.<text:span text:style-name="T17">isEmpty</text:span>()) {</text:p>
      <text:p text:style-name="P26"><text:span text:style-name="T16">return</text:span> contenu;</text:p>
      <text:p text:style-name="P26">}</text:p>
      <text:p text:style-name="P26"><text:span text:style-name="T14">String</text:span> <text:span text:style-name="T15">color</text:span>;</text:p>
      <text:p text:style-name="P26"><text:span text:style-name="T16">if</text:span> (<text:span text:style-name="T15">agentsCase</text:span>.<text:span text:style-name="T17">size</text:span>() <text:span text:style-name="T13">==</text:span> <text:span text:style-name="T19">1</text:span>) {</text:p>
      <text:p text:style-name="P26"><text:span text:style-name="T14">Agent</text:span> <text:span text:style-name="T15">agent</text:span> <text:span text:style-name="T13">=</text:span> <text:span text:style-name="T15">agentsCase</text:span>.<text:span text:style-name="T17">get</text:span>(<text:span text:style-name="T19">0</text:span>);</text:p>
      <text:p text:style-name="P26"><text:span text:style-name="T16">if</text:span> (agent <text:span text:style-name="T12">instanceof</text:span> Requin) {</text:p>
      <text:p text:style-name="P26">color <text:span text:style-name="T13">=</text:span> ANSI_RED;</text:p>
      <text:p text:style-name="P26">} <text:span text:style-name="T16">else</text:span> <text:span text:style-name="T16">if</text:span> (agent <text:span text:style-name="T12">instanceof</text:span> Bateau) {</text:p>
      <text:p text:style-name="P26">color <text:span text:style-name="T13">=</text:span> ANSI_BLUE;</text:p>
      <text:p text:style-name="P26">} <text:span text:style-name="T16">else</text:span> {</text:p>
      <text:p text:style-name="P26">color <text:span text:style-name="T13">=</text:span> ANSI_MAGENTA;</text:p>
      <text:p text:style-name="P26">}</text:p>
      <text:p text:style-name="P26">} <text:span text:style-name="T16">else</text:span> {</text:p>
      <text:p text:style-name="P26">color <text:span text:style-name="T13">=</text:span> ANSI_MAGENTA;</text:p>
      <text:p text:style-name="P26">}</text:p>
      <text:p text:style-name="P26"><text:span text:style-name="T16">return</text:span> color <text:span text:style-name="T13">+</text:span> contenu <text:span text:style-name="T13">+</text:span> ANSI_RESET;</text:p>
      <text:p text:style-name="P26">}</text:p>
      <text:p text:style-name="P31"/>
      <text:p text:style-name="P28">/**</text:p>
      <text:p text:style-name="P28">* Retourne l'abréviation pour afficher un ensemble d'agents.</text:p>
      <text:p text:style-name="P26"><text:span text:style-name="T18">* </text:span><text:span text:style-name="T12">@param</text:span><text:span text:style-name="T18"> </text:span><text:span text:style-name="T15">agentsCase</text:span><text:span text:style-name="T18"> La liste des agents sur une case.</text:span></text:p>
      <text:p text:style-name="P26"><text:span text:style-name="T18">* </text:span><text:span text:style-name="T12">@return</text:span><text:span text:style-name="T18"> L'abréviation (ex: "Bat" pour bateau, "Bagarre3" pour 3 agents).</text:span></text:p>
      <text:p text:style-name="P28">*/</text:p>
      <text:p text:style-name="P26"><text:span text:style-name="T12">private</text:span> <text:span text:style-name="T14">String</text:span> <text:span text:style-name="T17">shortAgent</text:span>(<text:span text:style-name="T14">List</text:span>&lt;<text:span text:style-name="T14">Agent</text:span>&gt; <text:span text:style-name="T15">agentsCase</text:span>) {</text:p>
      <text:p text:style-name="P26"><text:span text:style-name="T16">if</text:span> (<text:span text:style-name="T15">agentsCase</text:span>.<text:span text:style-name="T17">size</text:span>() <text:span text:style-name="T13">==</text:span> <text:span text:style-name="T19">1</text:span>) {</text:p>
      <text:p text:style-name="P26"><text:span text:style-name="T14">Agent</text:span> <text:span text:style-name="T15">agent</text:span> <text:span text:style-name="T13">=</text:span> <text:span text:style-name="T15">agentsCase</text:span>.<text:span text:style-name="T17">get</text:span>(<text:span text:style-name="T19">0</text:span>);</text:p>
      <text:p text:style-name="P26"><text:span text:style-name="T16">if</text:span> (agent <text:span text:style-name="T12">instanceof</text:span> Requin) {</text:p>
      <text:p text:style-name="P26"><text:span text:style-name="T16">return</text:span> <text:span text:style-name="T20">"Rq"</text:span>;</text:p>
      <text:p text:style-name="P26">}</text:p>
      <text:p text:style-name="P26"><text:span text:style-name="T16">if</text:span> (agent <text:span text:style-name="T12">instanceof</text:span> Bateau) {</text:p>
      <text:p text:style-name="P26"><text:span text:style-name="T16">return</text:span> <text:span text:style-name="T20">"Bat"</text:span>;</text:p>
      <text:p text:style-name="P26">}</text:p>
      <text:p text:style-name="P26"><text:span text:style-name="T16">return</text:span> <text:span text:style-name="T20">"Ag"</text:span>;</text:p>
      <text:p text:style-name="P26">}</text:p>
      <text:p text:style-name="P26"><text:span text:style-name="T16">return</text:span> <text:span text:style-name="T20">"Bagarre"</text:span> <text:span text:style-name="T13">+</text:span> <text:span text:style-name="T15">agentsCase</text:span>.<text:span text:style-name="T17">size</text:span>();</text:p>
      <text:p text:style-name="P26">}</text:p>
      <text:p text:style-name="P31"/>
      <text:p text:style-name="P28">/**</text:p>
      <text:p text:style-name="P28">* Ajoute aléatoirement de nouveaux poissons sur la grille pendant la simulation.</text:p>
      <text:p text:style-name="P28">* Chaque étape a 50% de chance d'ajouter un groupe de 2-4 poissons.</text:p>
      <text:p text:style-name="P28">*/</text:p>
      <text:p text:style-name="P28">/**</text:p>
      <text:p text:style-name="P28">* Gère la génération aléatoire de nouveaux poissons chaque étape.</text:p>
      <text:p text:style-name="P28">* Avec 50% de probabilité, ajoute entre 2 et 4 poissons aléatoirement positionnés.</text:p>
      <text:p text:style-name="P28">*/</text:p>
      <text:p text:style-name="P26"><text:span text:style-name="T12">private</text:span> <text:span text:style-name="T14">void</text:span> <text:span text:style-name="T17">gererNouvelleProductionDePoissons</text:span>() {</text:p>
      <text:p text:style-name="P26"><text:span text:style-name="T16">if</text:span> (<text:span text:style-name="T15">Utils</text:span>.<text:span text:style-name="T17">random</text:span>(<text:span text:style-name="T19">100</text:span>) <text:span text:style-name="T13">&lt;</text:span> <text:span text:style-name="T19">50</text:span>) {</text:p>
      <text:p text:style-name="P26"><text:span text:style-name="T14">Poisson</text:span> <text:span text:style-name="T15">poisson</text:span> <text:span text:style-name="T13">=</text:span> <text:span text:style-name="T16">new</text:span> <text:span text:style-name="T17">Poisson</text:span>(<text:span text:style-name="T19">2</text:span> <text:span text:style-name="T13">+</text:span> <text:span text:style-name="T15">Utils</text:span>.<text:span text:style-name="T17">random</text:span>(<text:span text:style-name="T19">3</text:span>));</text:p>
      <text:p text:style-name="P26"><text:span text:style-name="T17">placerRessourceAleatoire</text:span>(poisson);</text:p>
      <text:p text:style-name="P26"><text:soft-page-break/>}</text:p>
      <text:p text:style-name="P26">}</text:p>
      <text:p text:style-name="P31"/>
      <text:p text:style-name="P28">/**</text:p>
      <text:p text:style-name="P28">* Affiche l'état complet de la simulation pour une étape donnée.</text:p>
      <text:p text:style-name="P26"><text:span text:style-name="T18">* </text:span><text:span text:style-name="T12">@param</text:span><text:span text:style-name="T18"> </text:span><text:span text:style-name="T15">etape</text:span><text:span text:style-name="T18"> Le numéro de l'étape à afficher.</text:span></text:p>
      <text:p text:style-name="P28">*/</text:p>
      <text:p text:style-name="P26"><text:span text:style-name="T12">private</text:span> <text:span text:style-name="T14">void</text:span> <text:span text:style-name="T17">afficherEtat</text:span>(<text:span text:style-name="T14">int</text:span> <text:span text:style-name="T15">etape</text:span>) {</text:p>
      <text:p text:style-name="P26"><text:span text:style-name="T15">System</text:span>.<text:span text:style-name="T15">out</text:span>.<text:span text:style-name="T17">println</text:span>(<text:span text:style-name="T20">"</text:span><text:span text:style-name="T21">\n</text:span><text:span text:style-name="T20">--- Étape "</text:span> <text:span text:style-name="T13">+</text:span> etape <text:span text:style-name="T13">+</text:span> <text:span text:style-name="T20">" ---"</text:span>);</text:p>
      <text:p text:style-name="P26"><text:span text:style-name="T17">afficherGrilleAgentsEtRessources</text:span>();</text:p>
      <text:p text:style-name="P26"><text:span text:style-name="T15">System</text:span>.<text:span text:style-name="T15">out</text:span>.<text:span text:style-name="T17">println</text:span>(<text:span text:style-name="T20">"Agents en vie :"</text:span>);</text:p>
      <text:p text:style-name="P26"><text:span text:style-name="T16">for</text:span> (<text:span text:style-name="T14">Agent</text:span> <text:span text:style-name="T15">agent</text:span> <text:span text:style-name="T16">:</text:span> agents) {</text:p>
      <text:p text:style-name="P26"><text:span text:style-name="T15">System</text:span>.<text:span text:style-name="T15">out</text:span>.<text:span text:style-name="T17">println</text:span>(<text:span text:style-name="T20">"- "</text:span> <text:span text:style-name="T13">+</text:span> <text:span text:style-name="T17">coloriserAgent</text:span>(agent));</text:p>
      <text:p text:style-name="P26">}</text:p>
      <text:p text:style-name="P26"><text:span text:style-name="T15">System</text:span>.<text:span text:style-name="T15">out</text:span>.<text:span text:style-name="T17">println</text:span>(<text:span text:style-name="T20">"Humains sauvés : "</text:span> <text:span text:style-name="T13">+</text:span> humainsSauves <text:span text:style-name="T13">+</text:span> <text:span text:style-name="T20">" | Humains mangés : "</text:span> <text:span text:style-name="T13">+</text:span> humainsManges <text:span text:style-name="T13">+</text:span> <text:span text:style-name="T20">" | Poissons pêchés : "</text:span> <text:span text:style-name="T13">+</text:span> poissonsPeches <text:span text:style-name="T13">+</text:span> <text:span text:style-name="T20">" | Poissons perdus : "</text:span> <text:span text:style-name="T13">+</text:span> poissonsPerdus);</text:p>
      <text:p text:style-name="P26">}</text:p>
      <text:p text:style-name="P31"/>
      <text:p text:style-name="P28">/**</text:p>
      <text:p text:style-name="P28">* Affiche le bilan final de la simulation avec toutes les statistiques.</text:p>
      <text:p text:style-name="P28">*/</text:p>
      <text:p text:style-name="P26"><text:span text:style-name="T12">private</text:span> <text:span text:style-name="T14">void</text:span> <text:span text:style-name="T17">afficherConclusion</text:span>() {</text:p>
      <text:p text:style-name="P26"><text:span text:style-name="T15">System</text:span>.<text:span text:style-name="T15">out</text:span>.<text:span text:style-name="T17">println</text:span>(<text:span text:style-name="T20">"</text:span><text:span text:style-name="T21">\n</text:span><text:span text:style-name="T20">--- Bilan final ---"</text:span>);</text:p>
      <text:p text:style-name="P26"><text:span text:style-name="T15">System</text:span>.<text:span text:style-name="T15">out</text:span>.<text:span text:style-name="T17">println</text:span>(<text:span text:style-name="T20">"Agents restants : "</text:span> <text:span text:style-name="T13">+</text:span> <text:span text:style-name="T15">agents</text:span>.<text:span text:style-name="T17">size</text:span>());</text:p>
      <text:p text:style-name="P26"><text:span text:style-name="T15">System</text:span>.<text:span text:style-name="T15">out</text:span>.<text:span text:style-name="T17">println</text:span>(<text:span text:style-name="T20">"Humains sauvés : "</text:span> <text:span text:style-name="T13">+</text:span> humainsSauves);</text:p>
      <text:p text:style-name="P26"><text:span text:style-name="T15">System</text:span>.<text:span text:style-name="T15">out</text:span>.<text:span text:style-name="T17">println</text:span>(<text:span text:style-name="T20">"Humains mangés : "</text:span> <text:span text:style-name="T13">+</text:span> humainsManges);</text:p>
      <text:p text:style-name="P26"><text:span text:style-name="T15">System</text:span>.<text:span text:style-name="T15">out</text:span>.<text:span text:style-name="T17">println</text:span>(<text:span text:style-name="T20">"Poissons pêchés : "</text:span> <text:span text:style-name="T13">+</text:span> poissonsPeches);</text:p>
      <text:p text:style-name="P26"><text:span text:style-name="T15">System</text:span>.<text:span text:style-name="T15">out</text:span>.<text:span text:style-name="T17">println</text:span>(<text:span text:style-name="T20">"Poissons perdus : "</text:span> <text:span text:style-name="T13">+</text:span> poissonsPerdus);</text:p>
      <text:p text:style-name="P26"><text:span text:style-name="T15">System</text:span>.<text:span text:style-name="T15">out</text:span>.<text:span text:style-name="T17">println</text:span>(<text:span text:style-name="T20">"Ressources restantes : "</text:span> <text:span text:style-name="T13">+</text:span> <text:span text:style-name="T15">terrain</text:span>.<text:span text:style-name="T17">compterRessources</text:span>());</text:p>
      <text:p text:style-name="P26"><text:span text:style-name="T16">if</text:span> (humainsSauves <text:span text:style-name="T13">&gt;</text:span> humainsManges <text:span text:style-name="T13">&amp;&amp;</text:span> poissonsPeches <text:span text:style-name="T13">&gt;</text:span> poissonsPerdus) {</text:p>
      <text:p text:style-name="P26"><text:span text:style-name="T15">System</text:span>.<text:span text:style-name="T15">out</text:span>.<text:span text:style-name="T17">println</text:span>(<text:span text:style-name="T20">"Bilan positif : les humains ont été majoritairement sauvés et les poissons pêchés dépassent les pertes."</text:span>);</text:p>
      <text:p text:style-name="P26">} <text:span text:style-name="T16">else</text:span> <text:span text:style-name="T16">if</text:span> (humainsManges <text:span text:style-name="T13">&gt;</text:span> humainsSauves <text:span text:style-name="T13">&amp;&amp;</text:span> poissonsPerdus <text:span text:style-name="T13">&gt;</text:span> poissonsPeches) {</text:p>
      <text:p text:style-name="P26"><text:span text:style-name="T15">System</text:span>.<text:span text:style-name="T15">out</text:span>.<text:span text:style-name="T17">println</text:span>(<text:span text:style-name="T20">"Bilan négatif : les humains ont été majoritairement mangés et les pertes de poissons dépassent les prises."</text:span>);</text:p>
      <text:p text:style-name="P26">} <text:span text:style-name="T16">else</text:span> {</text:p>
      <text:p text:style-name="P26"><text:span text:style-name="T15">System</text:span>.<text:span text:style-name="T15">out</text:span>.<text:span text:style-name="T17">println</text:span>(<text:span text:style-name="T20">"Bilan mitigé : un équilibre fragile entre sauvetage, prédation, pêche et pertes."</text:span>);</text:p>
      <text:p text:style-name="P26">}</text:p>
      <text:p text:style-name="P26">}</text:p>
      <text:p text:style-name="P26">}</text:p>
      <text:p text:style-name="P2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/**</text:p>
      <text:p text:style-name="P28"><text:soft-page-break/>* Exception levée lors d'erreurs dans la simulation.</text:p>
      <text:p text:style-name="P28">* Utilisée pour signaler des problèmes de validation ou d'exécution spécifiques à la simulation.</text:p>
      <text:p text:style-name="P28">*/</text:p>
      <text:p text:style-name="P26"><text:span text:style-name="T12">public</text:span> <text:span text:style-name="T12">class</text:span> <text:span text:style-name="T14">SimulationException</text:span> <text:span text:style-name="T12">extends</text:span> <text:span text:style-name="T14">Exception</text:span> {</text:p>
      <text:p text:style-name="P31"/>
      <text:p text:style-name="P28">/**</text:p>
      <text:p text:style-name="P28">* Crée une SimulationException avec un message d'erreur.</text:p>
      <text:p text:style-name="P26"><text:span text:style-name="T18">* </text:span><text:span text:style-name="T12">@param</text:span><text:span text:style-name="T18"> </text:span><text:span text:style-name="T15">message</text:span><text:span text:style-name="T18"> Le message décrivant l'erreur.</text:span></text:p>
      <text:p text:style-name="P28">*/</text:p>
      <text:p text:style-name="P26"><text:span text:style-name="T12">public</text:span> <text:span text:style-name="T17">SimulationException</text:span>(<text:span text:style-name="T14">String</text:span> <text:span text:style-name="T15">message</text:span>) {</text:p>
      <text:p text:style-name="P26"><text:span text:style-name="T12">super</text:span>(message);</text:p>
      <text:p text:style-name="P26">}</text:p>
      <text:p text:style-name="P26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/**</text:p>
      <text:p text:style-name="P28">* Gestionnaire de simulation utilisant le pattern Singleton.</text:p>
      <text:p text:style-name="P28">* Responsable du lancement et du suivi des simulations, y compris la mesure du temps d'exécution.</text:p>
      <text:p text:style-name="P28">*/</text:p>
      <text:p text:style-name="P26"><text:span text:style-name="T12">public</text:span> <text:span text:style-name="T12">class</text:span> <text:span text:style-name="T14">SimulationManager</text:span> {</text:p>
      <text:p text:style-name="P31"/>
      <text:p text:style-name="P26"><text:span text:style-name="T12">private</text:span> <text:span text:style-name="T12">static</text:span> <text:span text:style-name="T14">SimulationManager</text:span> <text:span text:style-name="T15">instance</text:span>;</text:p>
      <text:p text:style-name="P31"/>
      <text:p text:style-name="P28">/**</text:p>
      <text:p text:style-name="P28">* Constructeur privé pour empêcher l'instanciation directe (Singleton).</text:p>
      <text:p text:style-name="P28">*/</text:p>
      <text:p text:style-name="P26"><text:span text:style-name="T12">private</text:span> <text:span text:style-name="T17">SimulationManager</text:span>() {}</text:p>
      <text:p text:style-name="P31"/>
      <text:p text:style-name="P28">/**</text:p>
      <text:p text:style-name="P28">* Retourne l'instance unique du SimulationManager (Singleton).</text:p>
      <text:p text:style-name="P26"><text:span text:style-name="T18">* </text:span><text:span text:style-name="T12">@return</text:span><text:span text:style-name="T18"> L'instance unique de SimulationManager.</text:span></text:p>
      <text:p text:style-name="P28">*/</text:p>
      <text:p text:style-name="P26"><text:span text:style-name="T12">public</text:span> <text:span text:style-name="T12">static</text:span> <text:span text:style-name="T14">SimulationManager</text:span> <text:span text:style-name="T17">getInstance</text:span>() {</text:p>
      <text:p text:style-name="P26"><text:span text:style-name="T16">if</text:span> (instance <text:span text:style-name="T13">==</text:span> <text:span text:style-name="T12">null</text:span>) {</text:p>
      <text:p text:style-name="P26">instance <text:span text:style-name="T13">=</text:span> <text:span text:style-name="T16">new</text:span> <text:span text:style-name="T17">SimulationManager</text:span>();</text:p>
      <text:p text:style-name="P26">}</text:p>
      <text:p text:style-name="P26"><text:span text:style-name="T16">return</text:span> instance;</text:p>
      <text:p text:style-name="P26">}</text:p>
      <text:p text:style-name="P31"/>
      <text:p text:style-name="P28">/**</text:p>
      <text:p text:style-name="P28">* Lance une simulation et affiche le temps d'exécution.</text:p>
      <text:p text:style-name="P26"><text:span text:style-name="T18">* </text:span><text:span text:style-name="T12">@param</text:span><text:span text:style-name="T18"> </text:span><text:span text:style-name="T15">sim</text:span><text:span text:style-name="T18"> La simulation à lancer.</text:span></text:p>
      <text:p text:style-name="P28">*/</text:p>
      <text:p text:style-name="P26"><text:span text:style-name="T12">public</text:span> <text:span text:style-name="T14">void</text:span> <text:span text:style-name="T17">lancer</text:span>(<text:span text:style-name="T14">Simulation</text:span> <text:span text:style-name="T15">sim</text:span>) {</text:p>
      <text:p text:style-name="P31"><text:soft-page-break/></text:p>
      <text:p text:style-name="P26"><text:span text:style-name="T15">System</text:span>.<text:span text:style-name="T15">out</text:span>.<text:span text:style-name="T17">println</text:span>(<text:span text:style-name="T20">"=== Lancement via SimulationManager ==="</text:span>);</text:p>
      <text:p text:style-name="P31"/>
      <text:p text:style-name="P26"><text:span text:style-name="T14">long</text:span> <text:span text:style-name="T15">debut</text:span> <text:span text:style-name="T13">=</text:span> <text:span text:style-name="T15">System</text:span>.<text:span text:style-name="T17">currentTimeMillis</text:span>();</text:p>
      <text:p text:style-name="P31"/>
      <text:p text:style-name="P26"><text:span text:style-name="T15">sim</text:span>.<text:span text:style-name="T17">lancer</text:span>();</text:p>
      <text:p text:style-name="P31"/>
      <text:p text:style-name="P26"><text:span text:style-name="T14">long</text:span> <text:span text:style-name="T15">fin</text:span> <text:span text:style-name="T13">=</text:span> <text:span text:style-name="T15">System</text:span>.<text:span text:style-name="T17">currentTimeMillis</text:span>();</text:p>
      <text:p text:style-name="P31"/>
      <text:p text:style-name="P26"><text:span text:style-name="T15">System</text:span>.<text:span text:style-name="T15">out</text:span>.<text:span text:style-name="T17">println</text:span>(<text:span text:style-name="T20">"Temps d'exécution : "</text:span> <text:span text:style-name="T13">+</text:span> (fin <text:span text:style-name="T13">-</text:span> debut) <text:span text:style-name="T13">+</text:span> <text:span text:style-name="T20">" ms"</text:span>);</text:p>
      <text:p text:style-name="P26">}</text:p>
      <text:p text:style-name="P26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<text:span text:style-name="T12">import</text:span> <text:span text:style-name="T13">java.util.ArrayList</text:span>;</text:p>
      <text:p text:style-name="P31"/>
      <text:p text:style-name="P28">/**</text:p>
      <text:p text:style-name="P28">* Exemple d'utilisation des classes &lt;code&gt;Terrain&lt;/code&gt; </text:p>
      <text:p text:style-name="P28">* et &lt;code&gt;Ressource&lt;/code&gt;.</text:p>
      <text:p text:style-name="P26"><text:span text:style-name="T18">* </text:span><text:span text:style-name="T12">@author</text:span><text:span text:style-name="T18"> UL2IN002 (2026fev)</text:span></text:p>
      <text:p text:style-name="P26"><text:span text:style-name="T18">* </text:span><text:span text:style-name="T12">@author</text:span><text:span text:style-name="T18"> Christophe Marsala (2020oct-2022oct)</text:span></text:p>
      <text:p text:style-name="P28">*/</text:p>
      <text:p text:style-name="P28">/**</text:p>
      <text:p text:style-name="P28">* Classe de test pour démontrer l'utilisation de la classe Terrain et des ressources.</text:p>
      <text:p text:style-name="P28">* Ce programme crée un terrain, place des ressources et affiche l'état du terrain.</text:p>
      <text:p text:style-name="P28">*/</text:p>
      <text:p text:style-name="P26"><text:span text:style-name="T12">public</text:span> <text:span text:style-name="T12">class</text:span> <text:span text:style-name="T14">TestTerrain</text:span> {</text:p>
      <text:p text:style-name="P28">/**</text:p>
      <text:p text:style-name="P28">* Point d'entrée du programme de test.</text:p>
      <text:p text:style-name="P26"><text:span text:style-name="T18">* </text:span><text:span text:style-name="T12">@param</text:span><text:span text:style-name="T18"> </text:span><text:span text:style-name="T15">args</text:span><text:span text:style-name="T18"> Arguments de la ligne de commande (non utilisés).</text:span></text:p>
      <text:p text:style-name="P28">*/</text:p>
      <text:p text:style-name="P26"><text:span text:style-name="T12">public</text:span> <text:span text:style-name="T12">static</text:span> <text:span text:style-name="T14">void</text:span> <text:span text:style-name="T17">main</text:span>(<text:span text:style-name="T14">String</text:span>[] <text:span text:style-name="T15">args</text:span>) {</text:p>
      <text:p text:style-name="P31"/>
      <text:p text:style-name="P28">// Exemple de création de terrain</text:p>
      <text:p text:style-name="P26"><text:span text:style-name="T14">Terrain</text:span> <text:span text:style-name="T15">t</text:span> <text:span text:style-name="T13">=</text:span> <text:span text:style-name="T16">new</text:span> <text:span text:style-name="T17">Terrain</text:span>(<text:span text:style-name="T19">3</text:span>,<text:span text:style-name="T19">7</text:span>);</text:p>
      <text:p text:style-name="P28">// Terrain initial : il est vide</text:p>
      <text:p text:style-name="P26"><text:span text:style-name="T15">t</text:span>.<text:span text:style-name="T17">afficher</text:span>(<text:span text:style-name="T19">2</text:span>);</text:p>
      <text:p text:style-name="P31"/>
      <text:p text:style-name="P28">// Informations sur le terrain</text:p>
      <text:p text:style-name="P26"><text:span text:style-name="T15">System</text:span>.<text:span text:style-name="T15">out</text:span>.<text:span text:style-name="T17">println</text:span>(t); </text:p>
      <text:p text:style-name="P31"/>
      <text:p text:style-name="P28">// On créé une ressource...</text:p>
      <text:p text:style-name="P26"><text:soft-page-break/><text:span text:style-name="T14">Ressource</text:span> <text:span text:style-name="T15">ress1</text:span> <text:span text:style-name="T13">=</text:span> <text:span text:style-name="T16">new</text:span> <text:span text:style-name="T17">Ressource</text:span>(<text:span text:style-name="T20">"Thon"</text:span>,<text:span text:style-name="T19">5</text:span>);</text:p>
      <text:p text:style-name="P26"><text:span text:style-name="T15">System</text:span>.<text:span text:style-name="T15">out</text:span>.<text:span text:style-name="T17">println</text:span>(<text:span text:style-name="T20">"</text:span><text:span text:style-name="T21">\n</text:span><text:span text:style-name="T20">Création de ress1="</text:span><text:span text:style-name="T13">+</text:span>ress1);</text:p>
      <text:p text:style-name="P28">// ... et on la place sur le terrain</text:p>
      <text:p text:style-name="P26"><text:span text:style-name="T16">if</text:span> (<text:span text:style-name="T15">t</text:span>.<text:span text:style-name="T17">setCase</text:span>(<text:span text:style-name="T19">2</text:span>,<text:span text:style-name="T19">3</text:span>,ress1))</text:p>
      <text:p text:style-name="P26"><text:span text:style-name="T15">System</text:span>.<text:span text:style-name="T15">out</text:span>.<text:span text:style-name="T17">println</text:span>(<text:span text:style-name="T20">"Ajout de "</text:span> <text:span text:style-name="T13">+</text:span>ress1<text:span text:style-name="T13">+</text:span><text:span text:style-name="T20">" effectuée !"</text:span>);</text:p>
      <text:p text:style-name="P26"><text:span text:style-name="T16">else</text:span> </text:p>
      <text:p text:style-name="P26"><text:span text:style-name="T15">System</text:span>.<text:span text:style-name="T15">out</text:span>.<text:span text:style-name="T17">println</text:span>(<text:span text:style-name="T20">"Ajout de "</text:span> <text:span text:style-name="T13">+</text:span>ress1<text:span text:style-name="T13">+</text:span><text:span text:style-name="T20">" impossible, la case est occupée !"</text:span>);</text:p>
      <text:p text:style-name="P28">// On créé une autre ressource...</text:p>
      <text:p text:style-name="P26"><text:span text:style-name="T14">Ressource</text:span> <text:span text:style-name="T15">ress2</text:span> <text:span text:style-name="T13">=</text:span> <text:span text:style-name="T16">new</text:span> <text:span text:style-name="T17">Ressource</text:span>(<text:span text:style-name="T20">"Poule"</text:span>,<text:span text:style-name="T19">4</text:span>);</text:p>
      <text:p text:style-name="P26"><text:span text:style-name="T15">System</text:span>.<text:span text:style-name="T15">out</text:span>.<text:span text:style-name="T17">println</text:span>(<text:span text:style-name="T20">"</text:span><text:span text:style-name="T21">\n</text:span><text:span text:style-name="T20">Création de ress2="</text:span><text:span text:style-name="T13">+</text:span>ress2);</text:p>
      <text:p text:style-name="P28">// ... et on essaie de la placer à la même place</text:p>
      <text:p text:style-name="P26"><text:span text:style-name="T16">if</text:span> (<text:span text:style-name="T15">t</text:span>.<text:span text:style-name="T17">setCase</text:span>(<text:span text:style-name="T19">2</text:span>,<text:span text:style-name="T19">3</text:span>,ress2))</text:p>
      <text:p text:style-name="P26"><text:span text:style-name="T15">System</text:span>.<text:span text:style-name="T15">out</text:span>.<text:span text:style-name="T17">println</text:span>(<text:span text:style-name="T20">"Ajout de "</text:span> <text:span text:style-name="T13">+</text:span>ress2<text:span text:style-name="T13">+</text:span><text:span text:style-name="T20">" effectuée !"</text:span>);</text:p>
      <text:p text:style-name="P32">else</text:p>
      <text:p text:style-name="P26"><text:span text:style-name="T15">System</text:span>.<text:span text:style-name="T15">out</text:span>.<text:span text:style-name="T17">println</text:span>(<text:span text:style-name="T20">"Ajout de "</text:span> <text:span text:style-name="T13">+</text:span>ress2<text:span text:style-name="T13">+</text:span><text:span text:style-name="T20">" impossible, la case est occupée !"</text:span>);</text:p>
      <text:p text:style-name="P28">// On essaie de placer la ressource à un autre endroit</text:p>
      <text:p text:style-name="P26"><text:span text:style-name="T16">if</text:span> (<text:span text:style-name="T15">t</text:span>.<text:span text:style-name="T17">setCase</text:span>(<text:span text:style-name="T19">1</text:span>,<text:span text:style-name="T19">4</text:span>,ress2))</text:p>
      <text:p text:style-name="P26"><text:span text:style-name="T15">System</text:span>.<text:span text:style-name="T15">out</text:span>.<text:span text:style-name="T17">println</text:span>(<text:span text:style-name="T20">"Ajout de "</text:span> <text:span text:style-name="T13">+</text:span>ress2<text:span text:style-name="T13">+</text:span><text:span text:style-name="T20">" effectuée !"</text:span>);</text:p>
      <text:p text:style-name="P32">else</text:p>
      <text:p text:style-name="P26"><text:span text:style-name="T15">System</text:span>.<text:span text:style-name="T15">out</text:span>.<text:span text:style-name="T17">println</text:span>(<text:span text:style-name="T20">"Ajout de "</text:span> <text:span text:style-name="T13">+</text:span>ress2<text:span text:style-name="T13">+</text:span><text:span text:style-name="T20">" impossible, la case est occupée !"</text:span>); </text:p>
      <text:p text:style-name="P28">// Ajout d'une troisième ressource </text:p>
      <text:p text:style-name="P26"><text:span text:style-name="T16">if</text:span> (<text:span text:style-name="T15">t</text:span>.<text:span text:style-name="T17">caseEstVide</text:span>(<text:span text:style-name="T19">3</text:span>,<text:span text:style-name="T19">5</text:span>)) {</text:p>
      <text:p text:style-name="P26"><text:span text:style-name="T15">t</text:span>.<text:span text:style-name="T17">setCase</text:span>(<text:span text:style-name="T19">3</text:span>,<text:span text:style-name="T19">5</text:span>,<text:span text:style-name="T16">new</text:span> <text:span text:style-name="T17">Ressource</text:span>(<text:span text:style-name="T20">"Raie"</text:span>,<text:span text:style-name="T19">3</text:span>));</text:p>
      <text:p text:style-name="P26">}</text:p>
      <text:p text:style-name="P26"><text:span text:style-name="T15">System</text:span>.<text:span text:style-name="T15">out</text:span>.<text:span text:style-name="T17">println</text:span>();</text:p>
      <text:p text:style-name="P28">// Affichage du terrain avec les ressources ajoutées</text:p>
      <text:p text:style-name="P26"><text:span text:style-name="T15">t</text:span>.<text:span text:style-name="T17">afficher</text:span>(<text:span text:style-name="T19">6</text:span>);</text:p>
      <text:p text:style-name="P31"/>
      <text:p text:style-name="P28">// Informations sur le terrain</text:p>
      <text:p text:style-name="P26"><text:span text:style-name="T15">System</text:span>.<text:span text:style-name="T15">out</text:span>.<text:span text:style-name="T17">println</text:span>(t);</text:p>
      <text:p text:style-name="P26"><text:span text:style-name="T15">System</text:span>.<text:span text:style-name="T15">out</text:span>.<text:span text:style-name="T17">println</text:span>(); </text:p>
      <text:p text:style-name="P26"><text:span text:style-name="T15">System</text:span>.<text:span text:style-name="T15">out</text:span>.<text:span text:style-name="T17">println</text:span>(<text:span text:style-name="T20">"Contenu d'une case :"</text:span>);</text:p>
      <text:p text:style-name="P26"><text:span text:style-name="T15">System</text:span>.<text:span text:style-name="T15">out</text:span>.<text:span text:style-name="T17">println</text:span>(<text:span text:style-name="T20">"- Contenu de la case (2,3) : "</text:span><text:span text:style-name="T13">+</text:span><text:span text:style-name="T15">t</text:span>.<text:span text:style-name="T17">getCase</text:span>(<text:span text:style-name="T19">2</text:span>,<text:span text:style-name="T19">3</text:span>));</text:p>
      <text:p text:style-name="P26"><text:span text:style-name="T15">System</text:span>.<text:span text:style-name="T15">out</text:span>.<text:span text:style-name="T17">println</text:span>(<text:span text:style-name="T20">"- Contenu de la case (1,4) : "</text:span><text:span text:style-name="T13">+</text:span><text:span text:style-name="T15">t</text:span>.<text:span text:style-name="T17">getCase</text:span>(<text:span text:style-name="T19">1</text:span>,<text:span text:style-name="T19">4</text:span>));</text:p>
      <text:p text:style-name="P26"><text:span text:style-name="T15">System</text:span>.<text:span text:style-name="T15">out</text:span>.<text:span text:style-name="T17">println</text:span>(<text:span text:style-name="T20">"- Contenu de la case (1,1) : "</text:span><text:span text:style-name="T13">+</text:span><text:span text:style-name="T15">t</text:span>.<text:span text:style-name="T17">getCase</text:span>(<text:span text:style-name="T19">1</text:span>,<text:span text:style-name="T19">1</text:span>));</text:p>
      <text:p text:style-name="P31"/>
      <text:p text:style-name="P26"><text:span text:style-name="T15">System</text:span>.<text:span text:style-name="T15">out</text:span>.<text:span text:style-name="T17">println</text:span>(); </text:p>
      <text:p text:style-name="P26"><text:span text:style-name="T15">System</text:span>.<text:span text:style-name="T15">out</text:span>.<text:span text:style-name="T17">println</text:span>(<text:span text:style-name="T20">"Vidage d'une case :"</text:span>);</text:p>
      <text:p text:style-name="P26"><text:span text:style-name="T15">System</text:span>.<text:span text:style-name="T15">out</text:span>.<text:span text:style-name="T17">println</text:span>(<text:span text:style-name="T20">"- Vidage de la case (1,4) : "</text:span><text:span text:style-name="T13">+</text:span><text:span text:style-name="T15">t</text:span>.<text:span text:style-name="T17">viderCase</text:span>(<text:span text:style-name="T19">1</text:span>,<text:span text:style-name="T19">4</text:span>));</text:p>
      <text:p text:style-name="P26"><text:span text:style-name="T15">System</text:span>.<text:span text:style-name="T15">out</text:span>.<text:span text:style-name="T17">println</text:span>(<text:span text:style-name="T20">"- Vidage de la case (1,1) : "</text:span><text:span text:style-name="T13">+</text:span><text:span text:style-name="T15">t</text:span>.<text:span text:style-name="T17">viderCase</text:span>(<text:span text:style-name="T19">1</text:span>,<text:span text:style-name="T19">1</text:span>));</text:p>
      <text:p text:style-name="P26"><text:span text:style-name="T15">System</text:span>.<text:span text:style-name="T15">out</text:span>.<text:span text:style-name="T17">println</text:span>();</text:p>
      <text:p text:style-name="P28">// Affichage du terrain</text:p>
      <text:p text:style-name="P26"><text:span text:style-name="T15">t</text:span>.<text:span text:style-name="T17">afficher</text:span>(<text:span text:style-name="T19">4</text:span>);</text:p>
      <text:p text:style-name="P26"><text:span text:style-name="T15">System</text:span>.<text:span text:style-name="T15">out</text:span>.<text:span text:style-name="T17">println</text:span>(<text:span text:style-name="T20">"Liste des ressources présentes actuellement sur le terrain :"</text:span>);</text:p>
      <text:p text:style-name="P26"><text:span text:style-name="T14">ArrayList</text:span>&lt;<text:span text:style-name="T14">Ressource</text:span>&gt; <text:span text:style-name="T15">liste</text:span> <text:span text:style-name="T13">=</text:span> <text:span text:style-name="T15">t</text:span>.<text:span text:style-name="T17">lesRessources</text:span>();</text:p>
      <text:p text:style-name="P26"><text:span text:style-name="T16">for</text:span> (<text:span text:style-name="T14">Ressource</text:span> <text:span text:style-name="T15">r</text:span> <text:span text:style-name="T16">:</text:span> liste) {</text:p>
      <text:p text:style-name="P26"><text:span text:style-name="T15">System</text:span>.<text:span text:style-name="T15">out</text:span>.<text:span text:style-name="T17">println</text:span>(<text:span text:style-name="T20">"- "</text:span><text:span text:style-name="T13">+</text:span>r);</text:p>
      <text:p text:style-name="P26">}</text:p>
      <text:p text:style-name="P26">}</text:p>
      <text:p text:style-name="P31"/>
      <text:p text:style-name="P26"><text:soft-page-break/>}</text:p>
      <text:p text:style-name="P2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/**</text:p>
      <text:p text:style-name="P28">* Classe utilitaire fournissant des méthodes mathématiques et de génération aléatoire.</text:p>
      <text:p text:style-name="P28">* Offre des fonctions pour générer des nombres aléatoires et limiter les valeurs.</text:p>
      <text:p text:style-name="P28">*/</text:p>
      <text:p text:style-name="P26"><text:span text:style-name="T12">public</text:span> <text:span text:style-name="T12">class</text:span> <text:span text:style-name="T14">Utils</text:span> {</text:p>
      <text:p text:style-name="P31"/>
      <text:p text:style-name="P28">/**</text:p>
      <text:p text:style-name="P28">* Génère un nombre entier aléatoire entre 0 (inclus) et max (exclus).</text:p>
      <text:p text:style-name="P26"><text:span text:style-name="T18">* </text:span><text:span text:style-name="T12">@param</text:span><text:span text:style-name="T18"> </text:span><text:span text:style-name="T15">max</text:span><text:span text:style-name="T18"> La limite supérieure (exclusive).</text:span></text:p>
      <text:p text:style-name="P26"><text:span text:style-name="T18">* </text:span><text:span text:style-name="T12">@return</text:span><text:span text:style-name="T18"> Un entier aléatoire dans [0, max[.</text:span></text:p>
      <text:p text:style-name="P28">*/</text:p>
      <text:p text:style-name="P26"><text:span text:style-name="T12">public</text:span> <text:span text:style-name="T12">static</text:span> <text:span text:style-name="T14">int</text:span> <text:span text:style-name="T17">random</text:span>(<text:span text:style-name="T14">int</text:span> <text:span text:style-name="T15">max</text:span>) {</text:p>
      <text:p text:style-name="P26"><text:span text:style-name="T16">return</text:span> (<text:span text:style-name="T14">int</text:span>)(<text:span text:style-name="T15">Math</text:span>.<text:span text:style-name="T17">random</text:span>() <text:span text:style-name="T13">*</text:span> max);</text:p>
      <text:p text:style-name="P26">}</text:p>
      <text:p text:style-name="P31"/>
      <text:p text:style-name="P28">/**</text:p>
      <text:p text:style-name="P28">* Limite une valeur entre un minimum et un maximum.</text:p>
      <text:p text:style-name="P26"><text:span text:style-name="T18">* </text:span><text:span text:style-name="T12">@param</text:span><text:span text:style-name="T18"> </text:span><text:span text:style-name="T15">value</text:span><text:span text:style-name="T18"> La valeur à limiter.</text:span></text:p>
      <text:p text:style-name="P26"><text:span text:style-name="T18">* </text:span><text:span text:style-name="T12">@param</text:span><text:span text:style-name="T18"> </text:span><text:span text:style-name="T15">min</text:span><text:span text:style-name="T18"> La limite inférieure.</text:span></text:p>
      <text:p text:style-name="P26"><text:span text:style-name="T18">* </text:span><text:span text:style-name="T12">@param</text:span><text:span text:style-name="T18"> </text:span><text:span text:style-name="T15">max</text:span><text:span text:style-name="T18"> La limite supérieure.</text:span></text:p>
      <text:p text:style-name="P26"><text:span text:style-name="T18">* </text:span><text:span text:style-name="T12">@return</text:span><text:span text:style-name="T18"> La valeur limitée dans [min, max].</text:span></text:p>
      <text:p text:style-name="P28">*/</text:p>
      <text:p text:style-name="P26"><text:span text:style-name="T12">public</text:span> <text:span text:style-name="T12">static</text:span> <text:span text:style-name="T14">int</text:span> <text:span text:style-name="T17">clamp</text:span>(<text:span text:style-name="T14">int</text:span> <text:span text:style-name="T15">value</text:span>, <text:span text:style-name="T14">int</text:span> <text:span text:style-name="T15">min</text:span>, <text:span text:style-name="T14">int</text:span> <text:span text:style-name="T15">max</text:span>) {</text:p>
      <text:p text:style-name="P26"><text:span text:style-name="T16">return</text:span> <text:span text:style-name="T15">Math</text:span>.<text:span text:style-name="T17">max</text:span>(min, <text:span text:style-name="T15">Math</text:span>.<text:span text:style-name="T17">min</text:span>(max, value));</text:p>
      <text:p text:style-name="P26">}</text:p>
      <text:p text:style-name="P26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2.7.2$Linux_X86_64 LibreOffice_project/420$Build-2</meta:generator>
    <dc:date>2026-05-03T15:55:56.859636598</dc:date>
    <meta:editing-duration>PT6H11M46S</meta:editing-duration>
    <meta:editing-cycles>87</meta:editing-cycles>
    <meta:document-statistic meta:table-count="8" meta:image-count="0" meta:object-count="0" meta:page-count="33" meta:paragraph-count="1366" meta:word-count="6167" meta:character-count="42371" meta:non-whitespace-character-count="36266"/>
  </office:meta>
</office:document-meta>
</file>